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37.11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48.28mm"/>
    </style:style>
    <style:style style:name="co11" style:family="table-column">
      <style:table-column-properties fo:break-before="auto" style:column-width="18.59mm"/>
    </style:style>
    <style:style style:name="co12" style:family="table-column">
      <style:table-column-properties fo:break-before="auto" style:column-width="29.49mm"/>
    </style:style>
    <style:style style:name="co13" style:family="table-column">
      <style:table-column-properties fo:break-before="auto" style:column-width="15.88mm"/>
    </style:style>
    <style:style style:name="co14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ruith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Execução Estática</text:p>
          </table:table-cell>
          <table:table-cell table:style-name="ce1" office:value-type="string" calcext:value-type="string">
            <text:p>Execução Estática – Média</text:p>
          </table:table-cell>
          <table:table-cell table:number-columns-repeated="2"/>
          <table:table-cell table:style-name="ce3" office:value-type="string" calcext:value-type="string" table:number-columns-spanned="5" table:number-rows-spanned="1">
            <text:p>10 Janelas</text:p>
          </table:table-cell>
          <table:covered-table-cell table:number-columns-repeated="4" table:style-name="ce1"/>
          <table:table-cell/>
          <table:table-cell table:style-name="ce6" office:value-type="string" calcext:value-type="string" table:number-columns-spanned="5" table:number-rows-spanned="1">
            <text:p>30 Janelas</text:p>
          </table:table-cell>
          <table:covered-table-cell table:number-columns-repeated="4"/>
          <table:table-cell table:number-columns-repeated="2"/>
          <table:table-cell table:style-name="ce6" office:value-type="string" calcext:value-type="string" table:number-columns-spanned="5" table:number-rows-spanned="1">
            <text:p>50 Janelas</text:p>
          </table:table-cell>
          <table:covered-table-cell table:number-columns-repeated="4"/>
        </table:table-row>
        <table:table-row table:style-name="ro1">
          <table:table-cell table:number-columns-repeated="2" office:value-type="float" office:value="1280.6586523056" calcext:value-type="float">
            <text:p>1280,6586523056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nela1</text:p>
          </table:table-cell>
          <table:table-cell office:value-type="float" office:value="22" calcext:value-type="float">
            <text:p>22</text:p>
          </table:table-cell>
          <table:table-cell office:value-type="float" office:value="67.7783315181732" calcext:value-type="float">
            <text:p>67,7783315181732</text:p>
          </table:table-cell>
          <table:table-cell office:value-type="float" office:value="64.4146878242493" calcext:value-type="float">
            <text:p>64,4146878242493</text:p>
          </table:table-cell>
          <table:table-cell office:value-type="float" office:value="62.4532706737518" calcext:value-type="float">
            <text:p>62,453270673751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328" calcext:value-type="float">
            <text:p>1328</text:p>
          </table:table-cell>
          <table:table-cell office:value-type="float" office:value="18.0663268566132" calcext:value-type="float">
            <text:p>18,0663268566132</text:p>
          </table:table-cell>
          <table:table-cell office:value-type="float" office:value="17.6200206677119" calcext:value-type="float">
            <text:p>17,6200206677119</text:p>
          </table:table-cell>
          <table:table-cell office:value-type="float" office:value="16.9215967655182" calcext:value-type="float">
            <text:p>16,9215967655182</text:p>
          </table:table-cell>
          <table:table-cell table:number-columns-repeated="2"/>
          <table:table-cell office:value-type="string" calcext:value-type="string">
            <text:p>Janela1</text:p>
          </table:table-cell>
          <table:table-cell office:value-type="float" office:value="3503" calcext:value-type="float">
            <text:p>3503</text:p>
          </table:table-cell>
          <table:table-cell office:value-type="float" office:value="7.90490031242371" calcext:value-type="float">
            <text:p>7,90490031242371</text:p>
          </table:table-cell>
          <table:table-cell office:value-type="float" office:value="7.64533913135529" calcext:value-type="float">
            <text:p>7,64533913135529</text:p>
          </table:table-cell>
          <table:table-cell office:value-type="float" office:value="6.89221906661987" calcext:value-type="float">
            <text:p>6,892219066619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nela2</text:p>
          </table:table-cell>
          <table:table-cell office:value-type="float" office:value="6" calcext:value-type="float">
            <text:p>6</text:p>
          </table:table-cell>
          <table:table-cell office:value-type="float" office:value="91.0882263183594" calcext:value-type="float">
            <text:p>91,0882263183594</text:p>
          </table:table-cell>
          <table:table-cell office:value-type="float" office:value="86.9698698043823" calcext:value-type="float">
            <text:p>86,9698698043823</text:p>
          </table:table-cell>
          <table:table-cell office:value-type="float" office:value="83.7894635200501" calcext:value-type="float">
            <text:p>83,789463520050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040" calcext:value-type="float">
            <text:p>3040</text:p>
          </table:table-cell>
          <table:table-cell office:value-type="float" office:value="19.6161255836487" calcext:value-type="float">
            <text:p>19,6161255836487</text:p>
          </table:table-cell>
          <table:table-cell office:value-type="float" office:value="18.8853344917297" calcext:value-type="float">
            <text:p>18,8853344917297</text:p>
          </table:table-cell>
          <table:table-cell office:value-type="float" office:value="18.1600422859192" calcext:value-type="float">
            <text:p>18,1600422859192</text:p>
          </table:table-cell>
          <table:table-cell table:number-columns-repeated="2"/>
          <table:table-cell office:value-type="string" calcext:value-type="string">
            <text:p>Janela2</text:p>
          </table:table-cell>
          <table:table-cell office:value-type="float" office:value="2261" calcext:value-type="float">
            <text:p>2261</text:p>
          </table:table-cell>
          <table:table-cell office:value-type="float" office:value="9.55522966384888" calcext:value-type="float">
            <text:p>9,55522966384888</text:p>
          </table:table-cell>
          <table:table-cell office:value-type="float" office:value="9.10558303197225" calcext:value-type="float">
            <text:p>9,10558303197225</text:p>
          </table:table-cell>
          <table:table-cell office:value-type="float" office:value="8.82661008834839" calcext:value-type="float">
            <text:p>8,826610088348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nela3</text:p>
          </table:table-cell>
          <table:table-cell office:value-type="float" office:value="6" calcext:value-type="float">
            <text:p>6</text:p>
          </table:table-cell>
          <table:table-cell office:value-type="float" office:value="93.7835836410522" calcext:value-type="float">
            <text:p>93,7835836410522</text:p>
          </table:table-cell>
          <table:table-cell office:value-type="float" office:value="93.2423717021942" calcext:value-type="float">
            <text:p>93,2423717021942</text:p>
          </table:table-cell>
          <table:table-cell office:value-type="float" office:value="91.0275559425354" calcext:value-type="float">
            <text:p>91,027555942535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729" calcext:value-type="float">
            <text:p>1729</text:p>
          </table:table-cell>
          <table:table-cell office:value-type="float" office:value="21.9513387680054" calcext:value-type="float">
            <text:p>21,9513387680054</text:p>
          </table:table-cell>
          <table:table-cell office:value-type="float" office:value="21.5262020428975" calcext:value-type="float">
            <text:p>21,5262020428975</text:p>
          </table:table-cell>
          <table:table-cell office:value-type="float" office:value="20.7757766246796" calcext:value-type="float">
            <text:p>20,7757766246796</text:p>
          </table:table-cell>
          <table:table-cell table:number-columns-repeated="2"/>
          <table:table-cell office:value-type="string" calcext:value-type="string">
            <text:p>Janela3</text:p>
          </table:table-cell>
          <table:table-cell office:value-type="float" office:value="43689" calcext:value-type="float">
            <text:p>43689</text:p>
          </table:table-cell>
          <table:table-cell office:value-type="float" office:value="9.72579550743103" calcext:value-type="float">
            <text:p>9,72579550743103</text:p>
          </table:table-cell>
          <table:table-cell office:value-type="float" office:value="9.08354477087657" calcext:value-type="float">
            <text:p>9,08354477087657</text:p>
          </table:table-cell>
          <table:table-cell office:value-type="float" office:value="8.61277461051941" calcext:value-type="float">
            <text:p>8,612774610519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nela4</text:p>
          </table:table-cell>
          <table:table-cell office:value-type="float" office:value="47" calcext:value-type="float">
            <text:p>47</text:p>
          </table:table-cell>
          <table:table-cell office:value-type="float" office:value="110.81525182724" calcext:value-type="float">
            <text:p>110,81525182724</text:p>
          </table:table-cell>
          <table:table-cell office:value-type="float" office:value="112.013098764419" calcext:value-type="float">
            <text:p>112,013098764419</text:p>
          </table:table-cell>
          <table:table-cell office:value-type="float" office:value="106.868862867355" calcext:value-type="float">
            <text:p>106,86886286735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398" calcext:value-type="float">
            <text:p>398</text:p>
          </table:table-cell>
          <table:table-cell office:value-type="float" office:value="25.7039704322815" calcext:value-type="float">
            <text:p>25,7039704322815</text:p>
          </table:table-cell>
          <table:table-cell office:value-type="float" office:value="23.385692636172" calcext:value-type="float">
            <text:p>23,385692636172</text:p>
          </table:table-cell>
          <table:table-cell office:value-type="float" office:value="22.6067066192627" calcext:value-type="float">
            <text:p>22,6067066192627</text:p>
          </table:table-cell>
          <table:table-cell table:number-columns-repeated="2"/>
          <table:table-cell office:value-type="string" calcext:value-type="string">
            <text:p>Janela4</text:p>
          </table:table-cell>
          <table:table-cell office:value-type="float" office:value="34249" calcext:value-type="float">
            <text:p>34249</text:p>
          </table:table-cell>
          <table:table-cell office:value-type="float" office:value="10.9453313350678" calcext:value-type="float">
            <text:p>10,9453313350678</text:p>
          </table:table-cell>
          <table:table-cell office:value-type="float" office:value="10.2656167348226" calcext:value-type="float">
            <text:p>10,2656167348226</text:p>
          </table:table-cell>
          <table:table-cell office:value-type="float" office:value="9.87741184234619" calcext:value-type="float">
            <text:p>9,877411842346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nela5</text:p>
          </table:table-cell>
          <table:table-cell office:value-type="float" office:value="301" calcext:value-type="float">
            <text:p>301</text:p>
          </table:table-cell>
          <table:table-cell office:value-type="float" office:value="131.514957427979" calcext:value-type="float">
            <text:p>131,514957427979</text:p>
          </table:table-cell>
          <table:table-cell office:value-type="float" office:value="133.73173160553" calcext:value-type="float">
            <text:p>133,73173160553</text:p>
          </table:table-cell>
          <table:table-cell office:value-type="float" office:value="129.539582252502" calcext:value-type="float">
            <text:p>129,53958225250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544" calcext:value-type="float">
            <text:p>544</text:p>
          </table:table-cell>
          <table:table-cell office:value-type="float" office:value="28.5554528236389" calcext:value-type="float">
            <text:p>28,5554528236389</text:p>
          </table:table-cell>
          <table:table-cell office:value-type="float" office:value="26.6900379657745" calcext:value-type="float">
            <text:p>26,6900379657745</text:p>
          </table:table-cell>
          <table:table-cell office:value-type="float" office:value="25.8756775856018" calcext:value-type="float">
            <text:p>25,8756775856018</text:p>
          </table:table-cell>
          <table:table-cell table:number-columns-repeated="2"/>
          <table:table-cell office:value-type="string" calcext:value-type="string">
            <text:p>Janela5</text:p>
          </table:table-cell>
          <table:table-cell office:value-type="float" office:value="10625" calcext:value-type="float">
            <text:p>10625</text:p>
          </table:table-cell>
          <table:table-cell office:value-type="float" office:value="11.3949837684631" calcext:value-type="float">
            <text:p>11,3949837684631</text:p>
          </table:table-cell>
          <table:table-cell office:value-type="float" office:value="10.871292034785" calcext:value-type="float">
            <text:p>10,871292034785</text:p>
          </table:table-cell>
          <table:table-cell office:value-type="float" office:value="10.4759166240692" calcext:value-type="float">
            <text:p>10,47591662406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nela6</text:p>
          </table:table-cell>
          <table:table-cell office:value-type="float" office:value="1560" calcext:value-type="float">
            <text:p>1560</text:p>
          </table:table-cell>
          <table:table-cell office:value-type="float" office:value="166.286891460419" calcext:value-type="float">
            <text:p>166,286891460419</text:p>
          </table:table-cell>
          <table:table-cell office:value-type="float" office:value="168.178544139862" calcext:value-type="float">
            <text:p>168,178544139862</text:p>
          </table:table-cell>
          <table:table-cell office:value-type="float" office:value="161.902338027954" calcext:value-type="float">
            <text:p>161,90233802795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9" calcext:value-type="float">
            <text:p>1279</text:p>
          </table:table-cell>
          <table:table-cell office:value-type="float" office:value="28.2093191146851" calcext:value-type="float">
            <text:p>28,2093191146851</text:p>
          </table:table-cell>
          <table:table-cell office:value-type="float" office:value="27.2286121050517" calcext:value-type="float">
            <text:p>27,2286121050517</text:p>
          </table:table-cell>
          <table:table-cell office:value-type="float" office:value="25.7003660202026" calcext:value-type="float">
            <text:p>25,7003660202026</text:p>
          </table:table-cell>
          <table:table-cell table:number-columns-repeated="2"/>
          <table:table-cell office:value-type="string" calcext:value-type="string">
            <text:p>Janela6</text:p>
          </table:table-cell>
          <table:table-cell office:value-type="float" office:value="1346" calcext:value-type="float">
            <text:p>1346</text:p>
          </table:table-cell>
          <table:table-cell office:value-type="float" office:value="12.134702205658" calcext:value-type="float">
            <text:p>12,134702205658</text:p>
          </table:table-cell>
          <table:table-cell office:value-type="float" office:value="11.8018287817637" calcext:value-type="float">
            <text:p>11,8018287817637</text:p>
          </table:table-cell>
          <table:table-cell office:value-type="float" office:value="11.2411489486694" calcext:value-type="float">
            <text:p>11,24114894866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nela7</text:p>
          </table:table-cell>
          <table:table-cell office:value-type="float" office:value="730" calcext:value-type="float">
            <text:p>730</text:p>
          </table:table-cell>
          <table:table-cell office:value-type="float" office:value="193.964271068573" calcext:value-type="float">
            <text:p>193,964271068573</text:p>
          </table:table-cell>
          <table:table-cell office:value-type="float" office:value="196.332910203934" calcext:value-type="float">
            <text:p>196,332910203934</text:p>
          </table:table-cell>
          <table:table-cell office:value-type="float" office:value="191.183334827423" calcext:value-type="float">
            <text:p>191,18333482742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217" calcext:value-type="float">
            <text:p>10217</text:p>
          </table:table-cell>
          <table:table-cell office:value-type="float" office:value="29.139333486557" calcext:value-type="float">
            <text:p>29,139333486557</text:p>
          </table:table-cell>
          <table:table-cell office:value-type="float" office:value="27.7012603680293" calcext:value-type="float">
            <text:p>27,7012603680293</text:p>
          </table:table-cell>
          <table:table-cell office:value-type="float" office:value="26.9330747127533" calcext:value-type="float">
            <text:p>26,9330747127533</text:p>
          </table:table-cell>
          <table:table-cell table:number-columns-repeated="2"/>
          <table:table-cell office:value-type="string" calcext:value-type="string">
            <text:p>Janela7</text:p>
          </table:table-cell>
          <table:table-cell office:value-type="float" office:value="1344" calcext:value-type="float">
            <text:p>1344</text:p>
          </table:table-cell>
          <table:table-cell office:value-type="float" office:value="13.0188043117523" calcext:value-type="float">
            <text:p>13,0188043117523</text:p>
          </table:table-cell>
          <table:table-cell office:value-type="float" office:value="12.2153149445852" calcext:value-type="float">
            <text:p>12,2153149445852</text:p>
          </table:table-cell>
          <table:table-cell office:value-type="float" office:value="11.6791896820068" calcext:value-type="float">
            <text:p>11,67918968200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nela8</text:p>
          </table:table-cell>
          <table:table-cell office:value-type="float" office:value="222" calcext:value-type="float">
            <text:p>222</text:p>
          </table:table-cell>
          <table:table-cell office:value-type="float" office:value="200.510379552841" calcext:value-type="float">
            <text:p>200,510379552841</text:p>
          </table:table-cell>
          <table:table-cell office:value-type="float" office:value="200.962565565109" calcext:value-type="float">
            <text:p>200,962565565109</text:p>
          </table:table-cell>
          <table:table-cell office:value-type="float" office:value="195.617517232895" calcext:value-type="float">
            <text:p>195,61751723289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610" calcext:value-type="float">
            <text:p>2610</text:p>
          </table:table-cell>
          <table:table-cell office:value-type="float" office:value="26.6363775730133" calcext:value-type="float">
            <text:p>26,6363775730133</text:p>
          </table:table-cell>
          <table:table-cell office:value-type="float" office:value="26.2337416013082" calcext:value-type="float">
            <text:p>26,2337416013082</text:p>
          </table:table-cell>
          <table:table-cell office:value-type="float" office:value="25.6642899513245" calcext:value-type="float">
            <text:p>25,6642899513245</text:p>
          </table:table-cell>
          <table:table-cell table:number-columns-repeated="2"/>
          <table:table-cell office:value-type="string" calcext:value-type="string">
            <text:p>Janela8</text:p>
          </table:table-cell>
          <table:table-cell office:value-type="float" office:value="1764" calcext:value-type="float">
            <text:p>1764</text:p>
          </table:table-cell>
          <table:table-cell office:value-type="float" office:value="13.8836326599121" calcext:value-type="float">
            <text:p>13,8836326599121</text:p>
          </table:table-cell>
          <table:table-cell office:value-type="float" office:value="13.2941171328227" calcext:value-type="float">
            <text:p>13,2941171328227</text:p>
          </table:table-cell>
          <table:table-cell office:value-type="float" office:value="12.9959332942963" calcext:value-type="float">
            <text:p>12,99593329429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nela9</text:p>
          </table:table-cell>
          <table:table-cell office:value-type="float" office:value="1953" calcext:value-type="float">
            <text:p>1953</text:p>
          </table:table-cell>
          <table:table-cell office:value-type="float" office:value="200.380578279495" calcext:value-type="float">
            <text:p>200,380578279495</text:p>
          </table:table-cell>
          <table:table-cell office:value-type="float" office:value="203.03934135437" calcext:value-type="float">
            <text:p>203,03934135437</text:p>
          </table:table-cell>
          <table:table-cell office:value-type="float" office:value="197.862493515015" calcext:value-type="float">
            <text:p>197,86249351501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628" calcext:value-type="float">
            <text:p>628</text:p>
          </table:table-cell>
          <table:table-cell office:value-type="float" office:value="32.4256145954132" calcext:value-type="float">
            <text:p>32,4256145954132</text:p>
          </table:table-cell>
          <table:table-cell office:value-type="float" office:value="30.9683709541956" calcext:value-type="float">
            <text:p>30,9683709541956</text:p>
          </table:table-cell>
          <table:table-cell office:value-type="float" office:value="29.9720711708069" calcext:value-type="float">
            <text:p>29,9720711708069</text:p>
          </table:table-cell>
          <table:table-cell table:number-columns-repeated="2"/>
          <table:table-cell office:value-type="string" calcext:value-type="string">
            <text:p>Janela9</text:p>
          </table:table-cell>
          <table:table-cell office:value-type="float" office:value="2079" calcext:value-type="float">
            <text:p>2079</text:p>
          </table:table-cell>
          <table:table-cell office:value-type="float" office:value="13.9213025569916" calcext:value-type="float">
            <text:p>13,9213025569916</text:p>
          </table:table-cell>
          <table:table-cell office:value-type="float" office:value="13.4949051141739" calcext:value-type="float">
            <text:p>13,4949051141739</text:p>
          </table:table-cell>
          <table:table-cell office:value-type="float" office:value="13.2220220565796" calcext:value-type="float">
            <text:p>13,22202205657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nela10</text:p>
          </table:table-cell>
          <table:table-cell office:value-type="float" office:value="395" calcext:value-type="float">
            <text:p>395</text:p>
          </table:table-cell>
          <table:table-cell office:value-type="float" office:value="209.980406284332" calcext:value-type="float">
            <text:p>209,980406284332</text:p>
          </table:table-cell>
          <table:table-cell office:value-type="float" office:value="208.708575534821" calcext:value-type="float">
            <text:p>208,708575534821</text:p>
          </table:table-cell>
          <table:table-cell office:value-type="float" office:value="202.970289707184" calcext:value-type="float">
            <text:p>202,97028970718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4210" calcext:value-type="float">
            <text:p>4210</text:p>
          </table:table-cell>
          <table:table-cell office:value-type="float" office:value="32.9158828258514" calcext:value-type="float">
            <text:p>32,9158828258514</text:p>
          </table:table-cell>
          <table:table-cell office:value-type="float" office:value="31.4030838410059" calcext:value-type="float">
            <text:p>31,4030838410059</text:p>
          </table:table-cell>
          <table:table-cell office:value-type="float" office:value="30.4096710681915" calcext:value-type="float">
            <text:p>30,4096710681915</text:p>
          </table:table-cell>
          <table:table-cell table:number-columns-repeated="2"/>
          <table:table-cell office:value-type="string" calcext:value-type="string">
            <text:p>Janela10</text:p>
          </table:table-cell>
          <table:table-cell office:value-type="float" office:value="5243" calcext:value-type="float">
            <text:p>5243</text:p>
          </table:table-cell>
          <table:table-cell office:value-type="float" office:value="13.5715224742889" calcext:value-type="float">
            <text:p>13,5715224742889</text:p>
          </table:table-cell>
          <table:table-cell office:value-type="float" office:value="13.1556220849355" calcext:value-type="float">
            <text:p>13,1556220849355</text:p>
          </table:table-cell>
          <table:table-cell office:value-type="float" office:value="12.7718670368195" calcext:value-type="float">
            <text:p>12,7718670368195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Total</text:p>
          </table:table-cell>
          <table:table-cell/>
          <table:table-cell table:formula="of:=SUM([.G3:.G12])" office:value-type="float" office:value="1466.10287737846" calcext:value-type="float">
            <text:p>1466,10287737846</text:p>
          </table:table-cell>
          <table:table-cell table:formula="of:=SUM([.H3:.H12])" office:value-type="float" office:value="1467.59369649887" calcext:value-type="float">
            <text:p>1467,59369649887</text:p>
          </table:table-cell>
          <table:table-cell table:formula="of:=SUM([.I3:.I12])" office:value-type="float" office:value="1423.21470856667" calcext:value-type="float">
            <text:p>1423,2147085666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950" calcext:value-type="float">
            <text:p>1950</text:p>
          </table:table-cell>
          <table:table-cell office:value-type="float" office:value="34.2669401168823" calcext:value-type="float">
            <text:p>34,2669401168823</text:p>
          </table:table-cell>
          <table:table-cell office:value-type="float" office:value="33.7689445416132" calcext:value-type="float">
            <text:p>33,7689445416132</text:p>
          </table:table-cell>
          <table:table-cell office:value-type="float" office:value="33.0183250904083" calcext:value-type="float">
            <text:p>33,0183250904083</text:p>
          </table:table-cell>
          <table:table-cell table:number-columns-repeated="2"/>
          <table:table-cell office:value-type="string" calcext:value-type="string">
            <text:p>Janela11</text:p>
          </table:table-cell>
          <table:table-cell office:value-type="float" office:value="33459" calcext:value-type="float">
            <text:p>33459</text:p>
          </table:table-cell>
          <table:table-cell office:value-type="float" office:value="13.7762343883514" calcext:value-type="float">
            <text:p>13,7762343883514</text:p>
          </table:table-cell>
          <table:table-cell office:value-type="float" office:value="13.3143978516261" calcext:value-type="float">
            <text:p>13,3143978516261</text:p>
          </table:table-cell>
          <table:table-cell office:value-type="float" office:value="12.8031797409058" calcext:value-type="float">
            <text:p>12,803179740905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12</text:p>
          </table:table-cell>
          <table:table-cell office:value-type="float" office:value="2263" calcext:value-type="float">
            <text:p>2263</text:p>
          </table:table-cell>
          <table:table-cell office:value-type="float" office:value="40.7504091262817" calcext:value-type="float">
            <text:p>40,7504091262817</text:p>
          </table:table-cell>
          <table:table-cell office:value-type="float" office:value="39.8047733306885" calcext:value-type="float">
            <text:p>39,8047733306885</text:p>
          </table:table-cell>
          <table:table-cell office:value-type="float" office:value="38.772064447403" calcext:value-type="float">
            <text:p>38,772064447403</text:p>
          </table:table-cell>
          <table:table-cell table:number-columns-repeated="2"/>
          <table:table-cell office:value-type="string" calcext:value-type="string">
            <text:p>Janela12</text:p>
          </table:table-cell>
          <table:table-cell office:value-type="float" office:value="1488" calcext:value-type="float">
            <text:p>1488</text:p>
          </table:table-cell>
          <table:table-cell office:value-type="float" office:value="14.1377937793732" calcext:value-type="float">
            <text:p>14,1377937793732</text:p>
          </table:table-cell>
          <table:table-cell office:value-type="float" office:value="13.288392106692" calcext:value-type="float">
            <text:p>13,288392106692</text:p>
          </table:table-cell>
          <table:table-cell office:value-type="float" office:value="12.5855565071106" calcext:value-type="float">
            <text:p>12,585556507110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13</text:p>
          </table:table-cell>
          <table:table-cell office:value-type="float" office:value="17159" calcext:value-type="float">
            <text:p>17159</text:p>
          </table:table-cell>
          <table:table-cell office:value-type="float" office:value="38.5777719020844" calcext:value-type="float">
            <text:p>38,5777719020844</text:p>
          </table:table-cell>
          <table:table-cell office:value-type="float" office:value="37.101446111997" calcext:value-type="float">
            <text:p>37,101446111997</text:p>
          </table:table-cell>
          <table:table-cell office:value-type="float" office:value="36.3538908958435" calcext:value-type="float">
            <text:p>36,3538908958435</text:p>
          </table:table-cell>
          <table:table-cell table:number-columns-repeated="2"/>
          <table:table-cell office:value-type="string" calcext:value-type="string">
            <text:p>Janela13</text:p>
          </table:table-cell>
          <table:table-cell office:value-type="float" office:value="1339" calcext:value-type="float">
            <text:p>1339</text:p>
          </table:table-cell>
          <table:table-cell office:value-type="float" office:value="13.2646839618683" calcext:value-type="float">
            <text:p>13,2646839618683</text:p>
          </table:table-cell>
          <table:table-cell office:value-type="float" office:value="12.5823822021485" calcext:value-type="float">
            <text:p>12,5823822021485</text:p>
          </table:table-cell>
          <table:table-cell office:value-type="float" office:value="12.2767794132233" calcext:value-type="float">
            <text:p>12,276779413223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14</text:p>
          </table:table-cell>
          <table:table-cell office:value-type="float" office:value="1426" calcext:value-type="float">
            <text:p>1426</text:p>
          </table:table-cell>
          <table:table-cell office:value-type="float" office:value="34.2719733715057" calcext:value-type="float">
            <text:p>34,2719733715057</text:p>
          </table:table-cell>
          <table:table-cell office:value-type="float" office:value="33.5383490721385" calcext:value-type="float">
            <text:p>33,5383490721385</text:p>
          </table:table-cell>
          <table:table-cell office:value-type="float" office:value="33.0053195953369" calcext:value-type="float">
            <text:p>33,0053195953369</text:p>
          </table:table-cell>
          <table:table-cell table:number-columns-repeated="2"/>
          <table:table-cell office:value-type="string" calcext:value-type="string">
            <text:p>Janela14</text:p>
          </table:table-cell>
          <table:table-cell office:value-type="float" office:value="1877" calcext:value-type="float">
            <text:p>1877</text:p>
          </table:table-cell>
          <table:table-cell office:value-type="float" office:value="14.9780697822571" calcext:value-type="float">
            <text:p>14,9780697822571</text:p>
          </table:table-cell>
          <table:table-cell office:value-type="float" office:value="14.5365597009659" calcext:value-type="float">
            <text:p>14,5365597009659</text:p>
          </table:table-cell>
          <table:table-cell office:value-type="float" office:value="14.158358335495" calcext:value-type="float">
            <text:p>14,15835833549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15</text:p>
          </table:table-cell>
          <table:table-cell office:value-type="float" office:value="31406" calcext:value-type="float">
            <text:p>31406</text:p>
          </table:table-cell>
          <table:table-cell office:value-type="float" office:value="54.2260496616364" calcext:value-type="float">
            <text:p>54,2260496616364</text:p>
          </table:table-cell>
          <table:table-cell office:value-type="float" office:value="52.9650609095892" calcext:value-type="float">
            <text:p>52,9650609095892</text:p>
          </table:table-cell>
          <table:table-cell office:value-type="float" office:value="51.9473295211792" calcext:value-type="float">
            <text:p>51,9473295211792</text:p>
          </table:table-cell>
          <table:table-cell table:number-columns-repeated="2"/>
          <table:table-cell office:value-type="string" calcext:value-type="string">
            <text:p>Janela15</text:p>
          </table:table-cell>
          <table:table-cell office:value-type="float" office:value="2181" calcext:value-type="float">
            <text:p>2181</text:p>
          </table:table-cell>
          <table:table-cell office:value-type="float" office:value="15.2097454071045" calcext:value-type="float">
            <text:p>15,2097454071045</text:p>
          </table:table-cell>
          <table:table-cell office:value-type="float" office:value="14.4634946982066" calcext:value-type="float">
            <text:p>14,4634946982066</text:p>
          </table:table-cell>
          <table:table-cell office:value-type="float" office:value="14.0824022293091" calcext:value-type="float">
            <text:p>14,082402229309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16</text:p>
          </table:table-cell>
          <table:table-cell office:value-type="float" office:value="159628" calcext:value-type="float">
            <text:p>159628</text:p>
          </table:table-cell>
          <table:table-cell office:value-type="float" office:value="66.5134189128876" calcext:value-type="float">
            <text:p>66,5134189128876</text:p>
          </table:table-cell>
          <table:table-cell office:value-type="float" office:value="62.2056293487549" calcext:value-type="float">
            <text:p>62,2056293487549</text:p>
          </table:table-cell>
          <table:table-cell office:value-type="float" office:value="61.1306643486023" calcext:value-type="float">
            <text:p>61,1306643486023</text:p>
          </table:table-cell>
          <table:table-cell table:number-columns-repeated="2"/>
          <table:table-cell office:value-type="string" calcext:value-type="string">
            <text:p>Janela16</text:p>
          </table:table-cell>
          <table:table-cell office:value-type="float" office:value="3864" calcext:value-type="float">
            <text:p>3864</text:p>
          </table:table-cell>
          <table:table-cell office:value-type="float" office:value="15.4348311424255" calcext:value-type="float">
            <text:p>15,4348311424255</text:p>
          </table:table-cell>
          <table:table-cell office:value-type="float" office:value="14.897079706192" calcext:value-type="float">
            <text:p>14,897079706192</text:p>
          </table:table-cell>
          <table:table-cell office:value-type="float" office:value="14.2138602733612" calcext:value-type="float">
            <text:p>14,21386027336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17</text:p>
          </table:table-cell>
          <table:table-cell office:value-type="float" office:value="910204" calcext:value-type="float">
            <text:p>910204</text:p>
          </table:table-cell>
          <table:table-cell office:value-type="float" office:value="61.4297437667847" calcext:value-type="float">
            <text:p>61,4297437667847</text:p>
          </table:table-cell>
          <table:table-cell office:value-type="float" office:value="60.3319112459819" calcext:value-type="float">
            <text:p>60,3319112459819</text:p>
          </table:table-cell>
          <table:table-cell office:value-type="float" office:value="59.2535927295685" calcext:value-type="float">
            <text:p>59,2535927295685</text:p>
          </table:table-cell>
          <table:table-cell table:number-columns-repeated="2"/>
          <table:table-cell office:value-type="string" calcext:value-type="string">
            <text:p>Janela17</text:p>
          </table:table-cell>
          <table:table-cell office:value-type="float" office:value="8755" calcext:value-type="float">
            <text:p>8755</text:p>
          </table:table-cell>
          <table:table-cell office:value-type="float" office:value="17.5424304008484" calcext:value-type="float">
            <text:p>17,5424304008484</text:p>
          </table:table-cell>
          <table:table-cell office:value-type="float" office:value="16.8425667285919" calcext:value-type="float">
            <text:p>16,8425667285919</text:p>
          </table:table-cell>
          <table:table-cell office:value-type="float" office:value="16.1049330234528" calcext:value-type="float">
            <text:p>16,104933023452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18</text:p>
          </table:table-cell>
          <table:table-cell office:value-type="float" office:value="13453" calcext:value-type="float">
            <text:p>13453</text:p>
          </table:table-cell>
          <table:table-cell office:value-type="float" office:value="46.3082585334778" calcext:value-type="float">
            <text:p>46,3082585334778</text:p>
          </table:table-cell>
          <table:table-cell office:value-type="float" office:value="45.3164910078049" calcext:value-type="float">
            <text:p>45,3164910078049</text:p>
          </table:table-cell>
          <table:table-cell office:value-type="float" office:value="44.0294840335846" calcext:value-type="float">
            <text:p>44,0294840335846</text:p>
          </table:table-cell>
          <table:table-cell table:number-columns-repeated="2"/>
          <table:table-cell office:value-type="string" calcext:value-type="string">
            <text:p>Janela18</text:p>
          </table:table-cell>
          <table:table-cell office:value-type="float" office:value="3620" calcext:value-type="float">
            <text:p>3620</text:p>
          </table:table-cell>
          <table:table-cell office:value-type="float" office:value="15.9726543426514" calcext:value-type="float">
            <text:p>15,9726543426514</text:p>
          </table:table-cell>
          <table:table-cell office:value-type="float" office:value="15.6038854916891" calcext:value-type="float">
            <text:p>15,6038854916891</text:p>
          </table:table-cell>
          <table:table-cell office:value-type="float" office:value="15.1753716468811" calcext:value-type="float">
            <text:p>15,17537164688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19</text:p>
          </table:table-cell>
          <table:table-cell office:value-type="float" office:value="208344" calcext:value-type="float">
            <text:p>208344</text:p>
          </table:table-cell>
          <table:table-cell office:value-type="float" office:value="53.197815656662" calcext:value-type="float">
            <text:p>53,197815656662</text:p>
          </table:table-cell>
          <table:table-cell office:value-type="float" office:value="51.2243784666062" calcext:value-type="float">
            <text:p>51,2243784666062</text:p>
          </table:table-cell>
          <table:table-cell office:value-type="float" office:value="50.2676610946655" calcext:value-type="float">
            <text:p>50,2676610946655</text:p>
          </table:table-cell>
          <table:table-cell table:number-columns-repeated="2"/>
          <table:table-cell office:value-type="string" calcext:value-type="string">
            <text:p>Janela19</text:p>
          </table:table-cell>
          <table:table-cell office:value-type="float" office:value="2519" calcext:value-type="float">
            <text:p>2519</text:p>
          </table:table-cell>
          <table:table-cell office:value-type="float" office:value="20.3298237323761" calcext:value-type="float">
            <text:p>20,3298237323761</text:p>
          </table:table-cell>
          <table:table-cell office:value-type="float" office:value="19.8193115393321" calcext:value-type="float">
            <text:p>19,8193115393321</text:p>
          </table:table-cell>
          <table:table-cell office:value-type="float" office:value="19.1767580509186" calcext:value-type="float">
            <text:p>19,176758050918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20</text:p>
          </table:table-cell>
          <table:table-cell office:value-type="float" office:value="8779" calcext:value-type="float">
            <text:p>8779</text:p>
          </table:table-cell>
          <table:table-cell office:value-type="float" office:value="55.8250584602356" calcext:value-type="float">
            <text:p>55,8250584602356</text:p>
          </table:table-cell>
          <table:table-cell office:value-type="float" office:value="54.2875399589539" calcext:value-type="float">
            <text:p>54,2875399589539</text:p>
          </table:table-cell>
          <table:table-cell office:value-type="float" office:value="53.4083302021027" calcext:value-type="float">
            <text:p>53,4083302021027</text:p>
          </table:table-cell>
          <table:table-cell table:number-columns-repeated="2"/>
          <table:table-cell office:value-type="string" calcext:value-type="string">
            <text:p>Janela20</text:p>
          </table:table-cell>
          <table:table-cell office:value-type="float" office:value="1913" calcext:value-type="float">
            <text:p>1913</text:p>
          </table:table-cell>
          <table:table-cell office:value-type="float" office:value="20.0101516246796" calcext:value-type="float">
            <text:p>20,0101516246796</text:p>
          </table:table-cell>
          <table:table-cell office:value-type="float" office:value="19.3037914037705" calcext:value-type="float">
            <text:p>19,3037914037705</text:p>
          </table:table-cell>
          <table:table-cell office:value-type="float" office:value="19.0236613750458" calcext:value-type="float">
            <text:p>19,023661375045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21</text:p>
          </table:table-cell>
          <table:table-cell office:value-type="float" office:value="337590" calcext:value-type="float">
            <text:p>337590</text:p>
          </table:table-cell>
          <table:table-cell office:value-type="float" office:value="84.3235173225403" calcext:value-type="float">
            <text:p>84,3235173225403</text:p>
          </table:table-cell>
          <table:table-cell office:value-type="float" office:value="82.9256076018016" calcext:value-type="float">
            <text:p>82,9256076018016</text:p>
          </table:table-cell>
          <table:table-cell office:value-type="float" office:value="81.8850934505463" calcext:value-type="float">
            <text:p>81,8850934505463</text:p>
          </table:table-cell>
          <table:table-cell table:number-columns-repeated="2"/>
          <table:table-cell office:value-type="string" calcext:value-type="string">
            <text:p>Janela21</text:p>
          </table:table-cell>
          <table:table-cell office:value-type="float" office:value="17683" calcext:value-type="float">
            <text:p>17683</text:p>
          </table:table-cell>
          <table:table-cell office:value-type="float" office:value="19.189649105072" calcext:value-type="float">
            <text:p>19,189649105072</text:p>
          </table:table-cell>
          <table:table-cell office:value-type="float" office:value="18.6720892190933" calcext:value-type="float">
            <text:p>18,6720892190933</text:p>
          </table:table-cell>
          <table:table-cell office:value-type="float" office:value="18.1982986927032" calcext:value-type="float">
            <text:p>18,198298692703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22</text:p>
          </table:table-cell>
          <table:table-cell office:value-type="float" office:value="20682" calcext:value-type="float">
            <text:p>20682</text:p>
          </table:table-cell>
          <table:table-cell office:value-type="float" office:value="58.8507943153381" calcext:value-type="float">
            <text:p>58,8507943153381</text:p>
          </table:table-cell>
          <table:table-cell office:value-type="float" office:value="57.7861020167669" calcext:value-type="float">
            <text:p>57,7861020167669</text:p>
          </table:table-cell>
          <table:table-cell office:value-type="float" office:value="57.00723528862" calcext:value-type="float">
            <text:p>57,00723528862</text:p>
          </table:table-cell>
          <table:table-cell table:number-columns-repeated="2"/>
          <table:table-cell office:value-type="string" calcext:value-type="string">
            <text:p>Janela22</text:p>
          </table:table-cell>
          <table:table-cell office:value-type="float" office:value="165382" calcext:value-type="float">
            <text:p>165382</text:p>
          </table:table-cell>
          <table:table-cell office:value-type="float" office:value="18.2457301616669" calcext:value-type="float">
            <text:p>18,2457301616669</text:p>
          </table:table-cell>
          <table:table-cell office:value-type="float" office:value="17.3279949426651" calcext:value-type="float">
            <text:p>17,3279949426651</text:p>
          </table:table-cell>
          <table:table-cell office:value-type="float" office:value="16.9517068862915" calcext:value-type="float">
            <text:p>16,95170688629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23</text:p>
          </table:table-cell>
          <table:table-cell office:value-type="float" office:value="8862" calcext:value-type="float">
            <text:p>8862</text:p>
          </table:table-cell>
          <table:table-cell office:value-type="float" office:value="63.1811168193817" calcext:value-type="float">
            <text:p>63,1811168193817</text:p>
          </table:table-cell>
          <table:table-cell office:value-type="float" office:value="61.2715318997701" calcext:value-type="float">
            <text:p>61,2715318997701</text:p>
          </table:table-cell>
          <table:table-cell office:value-type="float" office:value="59.2381906509399" calcext:value-type="float">
            <text:p>59,2381906509399</text:p>
          </table:table-cell>
          <table:table-cell table:number-columns-repeated="2"/>
          <table:table-cell office:value-type="string" calcext:value-type="string">
            <text:p>Janela23</text:p>
          </table:table-cell>
          <table:table-cell office:value-type="float" office:value="2314" calcext:value-type="float">
            <text:p>2314</text:p>
          </table:table-cell>
          <table:table-cell office:value-type="float" office:value="17.2980768680573" calcext:value-type="float">
            <text:p>17,2980768680573</text:p>
          </table:table-cell>
          <table:table-cell office:value-type="float" office:value="16.9806099732717" calcext:value-type="float">
            <text:p>16,9806099732717</text:p>
          </table:table-cell>
          <table:table-cell office:value-type="float" office:value="16.1897149085999" calcext:value-type="float">
            <text:p>16,189714908599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24</text:p>
          </table:table-cell>
          <table:table-cell office:value-type="float" office:value="2260" calcext:value-type="float">
            <text:p>2260</text:p>
          </table:table-cell>
          <table:table-cell office:value-type="float" office:value="59.5077061653137" calcext:value-type="float">
            <text:p>59,5077061653137</text:p>
          </table:table-cell>
          <table:table-cell office:value-type="float" office:value="58.363731543223" calcext:value-type="float">
            <text:p>58,363731543223</text:p>
          </table:table-cell>
          <table:table-cell office:value-type="float" office:value="57.0162532329559" calcext:value-type="float">
            <text:p>57,0162532329559</text:p>
          </table:table-cell>
          <table:table-cell table:number-columns-repeated="2"/>
          <table:table-cell office:value-type="string" calcext:value-type="string">
            <text:p>Janela24</text:p>
          </table:table-cell>
          <table:table-cell office:value-type="float" office:value="34276" calcext:value-type="float">
            <text:p>34276</text:p>
          </table:table-cell>
          <table:table-cell office:value-type="float" office:value="24.6737389564514" calcext:value-type="float">
            <text:p>24,6737389564514</text:p>
          </table:table-cell>
          <table:table-cell office:value-type="float" office:value="24.164812207222" calcext:value-type="float">
            <text:p>24,164812207222</text:p>
          </table:table-cell>
          <table:table-cell office:value-type="float" office:value="23.4986763000488" calcext:value-type="float">
            <text:p>23,498676300048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25</text:p>
          </table:table-cell>
          <table:table-cell office:value-type="float" office:value="282111" calcext:value-type="float">
            <text:p>282111</text:p>
          </table:table-cell>
          <table:table-cell office:value-type="float" office:value="62.1263546943665" calcext:value-type="float">
            <text:p>62,1263546943665</text:p>
          </table:table-cell>
          <table:table-cell office:value-type="float" office:value="59.4316483338674" calcext:value-type="float">
            <text:p>59,4316483338674</text:p>
          </table:table-cell>
          <table:table-cell office:value-type="float" office:value="57.2387630939484" calcext:value-type="float">
            <text:p>57,2387630939484</text:p>
          </table:table-cell>
          <table:table-cell table:number-columns-repeated="2"/>
          <table:table-cell office:value-type="string" calcext:value-type="string">
            <text:p>Janela25</text:p>
          </table:table-cell>
          <table:table-cell office:value-type="float" office:value="209495" calcext:value-type="float">
            <text:p>209495</text:p>
          </table:table-cell>
          <table:table-cell office:value-type="float" office:value="25.7952201366425" calcext:value-type="float">
            <text:p>25,7952201366425</text:p>
          </table:table-cell>
          <table:table-cell office:value-type="float" office:value="24.9966692129771" calcext:value-type="float">
            <text:p>24,9966692129771</text:p>
          </table:table-cell>
          <table:table-cell office:value-type="float" office:value="24.3964760303497" calcext:value-type="float">
            <text:p>24,396476030349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26</text:p>
          </table:table-cell>
          <table:table-cell office:value-type="float" office:value="3233" calcext:value-type="float">
            <text:p>3233</text:p>
          </table:table-cell>
          <table:table-cell office:value-type="float" office:value="52.7483158111572" calcext:value-type="float">
            <text:p>52,7483158111572</text:p>
          </table:table-cell>
          <table:table-cell office:value-type="float" office:value="51.7696455717087" calcext:value-type="float">
            <text:p>51,7696455717087</text:p>
          </table:table-cell>
          <table:table-cell office:value-type="float" office:value="49.6481499671936" calcext:value-type="float">
            <text:p>49,6481499671936</text:p>
          </table:table-cell>
          <table:table-cell table:number-columns-repeated="2"/>
          <table:table-cell office:value-type="string" calcext:value-type="string">
            <text:p>Janela26</text:p>
          </table:table-cell>
          <table:table-cell office:value-type="float" office:value="122405" calcext:value-type="float">
            <text:p>122405</text:p>
          </table:table-cell>
          <table:table-cell office:value-type="float" office:value="31.7491345405579" calcext:value-type="float">
            <text:p>31,7491345405579</text:p>
          </table:table-cell>
          <table:table-cell office:value-type="float" office:value="30.8045136928558" calcext:value-type="float">
            <text:p>30,8045136928558</text:p>
          </table:table-cell>
          <table:table-cell office:value-type="float" office:value="30.1330211162567" calcext:value-type="float">
            <text:p>30,133021116256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27</text:p>
          </table:table-cell>
          <table:table-cell office:value-type="float" office:value="657683" calcext:value-type="float">
            <text:p>657683</text:p>
          </table:table-cell>
          <table:table-cell office:value-type="float" office:value="74.6345326900482" calcext:value-type="float">
            <text:p>74,6345326900482</text:p>
          </table:table-cell>
          <table:table-cell office:value-type="float" office:value="74.1112707853317" calcext:value-type="float">
            <text:p>74,1112707853317</text:p>
          </table:table-cell>
          <table:table-cell office:value-type="float" office:value="73.5009269714355" calcext:value-type="float">
            <text:p>73,5009269714355</text:p>
          </table:table-cell>
          <table:table-cell table:number-columns-repeated="2"/>
          <table:table-cell office:value-type="string" calcext:value-type="string">
            <text:p>Janela27</text:p>
          </table:table-cell>
          <table:table-cell office:value-type="float" office:value="214553" calcext:value-type="float">
            <text:p>214553</text:p>
          </table:table-cell>
          <table:table-cell office:value-type="float" office:value="31.6098430156708" calcext:value-type="float">
            <text:p>31,6098430156708</text:p>
          </table:table-cell>
          <table:table-cell office:value-type="float" office:value="30.6944161653519" calcext:value-type="float">
            <text:p>30,6944161653519</text:p>
          </table:table-cell>
          <table:table-cell office:value-type="float" office:value="29.7844865322113" calcext:value-type="float">
            <text:p>29,784486532211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28</text:p>
          </table:table-cell>
          <table:table-cell office:value-type="float" office:value="14348" calcext:value-type="float">
            <text:p>14348</text:p>
          </table:table-cell>
          <table:table-cell office:value-type="float" office:value="57.490140914917" calcext:value-type="float">
            <text:p>57,490140914917</text:p>
          </table:table-cell>
          <table:table-cell office:value-type="float" office:value="56.7208296457926" calcext:value-type="float">
            <text:p>56,7208296457926</text:p>
          </table:table-cell>
          <table:table-cell office:value-type="float" office:value="55.2080705165863" calcext:value-type="float">
            <text:p>55,2080705165863</text:p>
          </table:table-cell>
          <table:table-cell table:number-columns-repeated="2"/>
          <table:table-cell office:value-type="string" calcext:value-type="string">
            <text:p>Janela28</text:p>
          </table:table-cell>
          <table:table-cell office:value-type="float" office:value="909713" calcext:value-type="float">
            <text:p>909713</text:p>
          </table:table-cell>
          <table:table-cell office:value-type="float" office:value="34.3997752666473" calcext:value-type="float">
            <text:p>34,3997752666473</text:p>
          </table:table-cell>
          <table:table-cell office:value-type="float" office:value="33.4204892317454" calcext:value-type="float">
            <text:p>33,4204892317454</text:p>
          </table:table-cell>
          <table:table-cell office:value-type="float" office:value="32.8637299537659" calcext:value-type="float">
            <text:p>32,863729953765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29</text:p>
          </table:table-cell>
          <table:table-cell office:value-type="float" office:value="5062" calcext:value-type="float">
            <text:p>5062</text:p>
          </table:table-cell>
          <table:table-cell office:value-type="float" office:value="53.9857230186462" calcext:value-type="float">
            <text:p>53,9857230186462</text:p>
          </table:table-cell>
          <table:table-cell office:value-type="float" office:value="53.3935940663019" calcext:value-type="float">
            <text:p>53,3935940663019</text:p>
          </table:table-cell>
          <table:table-cell office:value-type="float" office:value="52.8346900939941" calcext:value-type="float">
            <text:p>52,8346900939941</text:p>
          </table:table-cell>
          <table:table-cell table:number-columns-repeated="2"/>
          <table:table-cell office:value-type="string" calcext:value-type="string">
            <text:p>Janela29</text:p>
          </table:table-cell>
          <table:table-cell office:value-type="float" office:value="887811" calcext:value-type="float">
            <text:p>887811</text:p>
          </table:table-cell>
          <table:table-cell office:value-type="float" office:value="30.9249649047852" calcext:value-type="float">
            <text:p>30,9249649047852</text:p>
          </table:table-cell>
          <table:table-cell office:value-type="float" office:value="29.9213501612345" calcext:value-type="float">
            <text:p>29,9213501612345</text:p>
          </table:table-cell>
          <table:table-cell office:value-type="float" office:value="29.0829639434814" calcext:value-type="float">
            <text:p>29,082963943481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anela30</text:p>
          </table:table-cell>
          <table:table-cell office:value-type="float" office:value="171514" calcext:value-type="float">
            <text:p>171514</text:p>
          </table:table-cell>
          <table:table-cell office:value-type="float" office:value="82.0191457271576" calcext:value-type="float">
            <text:p>82,0191457271576</text:p>
          </table:table-cell>
          <table:table-cell office:value-type="float" office:value="80.5519155263901" calcext:value-type="float">
            <text:p>80,5519155263901</text:p>
          </table:table-cell>
          <table:table-cell office:value-type="float" office:value="78.2186436653137" calcext:value-type="float">
            <text:p>78,2186436653137</text:p>
          </table:table-cell>
          <table:table-cell table:number-columns-repeated="2"/>
          <table:table-cell office:value-type="string" calcext:value-type="string">
            <text:p>Janela30</text:p>
          </table:table-cell>
          <table:table-cell office:value-type="float" office:value="13390" calcext:value-type="float">
            <text:p>13390</text:p>
          </table:table-cell>
          <table:table-cell office:value-type="float" office:value="23.072434425354" calcext:value-type="float">
            <text:p>23,072434425354</text:p>
          </table:table-cell>
          <table:table-cell office:value-type="float" office:value="22.1936458746592" calcext:value-type="float">
            <text:p>22,1936458746592</text:p>
          </table:table-cell>
          <table:table-cell office:value-type="float" office:value="21.3847348690033" calcext:value-type="float">
            <text:p>21,3847348690033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Total</text:p>
          </table:table-cell>
          <table:table-cell/>
          <table:table-cell table:formula="of:=SUM([.M3:.M32])" office:value-type="float" office:value="1397.45452904701" calcext:value-type="float">
            <text:p>1397,45452904701</text:p>
          </table:table-cell>
          <table:table-cell table:formula="of:=SUM([.N3:.N32])" office:value-type="float" office:value="1358.51275765896" calcext:value-type="float">
            <text:p>1358,51275765896</text:p>
          </table:table-cell>
          <table:table-cell table:formula="of:=SUM([.O3:.O32])" office:value-type="float" office:value="1326.00195169449" calcext:value-type="float">
            <text:p>1326,00195169449</text:p>
          </table:table-cell>
          <table:table-cell table:number-columns-repeated="2"/>
          <table:table-cell office:value-type="string" calcext:value-type="string">
            <text:p>Janela31</text:p>
          </table:table-cell>
          <table:table-cell office:value-type="float" office:value="5228" calcext:value-type="float">
            <text:p>5228</text:p>
          </table:table-cell>
          <table:table-cell office:value-type="float" office:value="23.8745033740997" calcext:value-type="float">
            <text:p>23,8745033740997</text:p>
          </table:table-cell>
          <table:table-cell office:value-type="float" office:value="23.0389616886775" calcext:value-type="float">
            <text:p>23,0389616886775</text:p>
          </table:table-cell>
          <table:table-cell office:value-type="float" office:value="22.4711620807648" calcext:value-type="float">
            <text:p>22,471162080764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2</text:p>
          </table:table-cell>
          <table:table-cell office:value-type="float" office:value="216156" calcext:value-type="float">
            <text:p>216156</text:p>
          </table:table-cell>
          <table:table-cell office:value-type="float" office:value="26.9145150184631" calcext:value-type="float">
            <text:p>26,9145150184631</text:p>
          </table:table-cell>
          <table:table-cell office:value-type="float" office:value="26.4249018033345" calcext:value-type="float">
            <text:p>26,4249018033345</text:p>
          </table:table-cell>
          <table:table-cell office:value-type="float" office:value="25.6927917003632" calcext:value-type="float">
            <text:p>25,692791700363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3</text:p>
          </table:table-cell>
          <table:table-cell office:value-type="float" office:value="239625" calcext:value-type="float">
            <text:p>239625</text:p>
          </table:table-cell>
          <table:table-cell office:value-type="float" office:value="29.0577936172485" calcext:value-type="float">
            <text:p>29,0577936172485</text:p>
          </table:table-cell>
          <table:table-cell office:value-type="float" office:value="27.9123875697454" calcext:value-type="float">
            <text:p>27,9123875697454</text:p>
          </table:table-cell>
          <table:table-cell office:value-type="float" office:value="26.652092218399" calcext:value-type="float">
            <text:p>26,65209221839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4</text:p>
          </table:table-cell>
          <table:table-cell office:value-type="float" office:value="30440" calcext:value-type="float">
            <text:p>30440</text:p>
          </table:table-cell>
          <table:table-cell office:value-type="float" office:value="36.3388767242432" calcext:value-type="float">
            <text:p>36,3388767242432</text:p>
          </table:table-cell>
          <table:table-cell office:value-type="float" office:value="35.4379802147548" calcext:value-type="float">
            <text:p>35,4379802147548</text:p>
          </table:table-cell>
          <table:table-cell office:value-type="float" office:value="34.557630777359" calcext:value-type="float">
            <text:p>34,55763077735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5</text:p>
          </table:table-cell>
          <table:table-cell office:value-type="float" office:value="1059285" calcext:value-type="float">
            <text:p>1059285</text:p>
          </table:table-cell>
          <table:table-cell office:value-type="float" office:value="46.9810211658478" calcext:value-type="float">
            <text:p>46,9810211658478</text:p>
          </table:table-cell>
          <table:table-cell office:value-type="float" office:value="45.7886933883031" calcext:value-type="float">
            <text:p>45,7886933883031</text:p>
          </table:table-cell>
          <table:table-cell office:value-type="float" office:value="44.7095580101013" calcext:value-type="float">
            <text:p>44,709558010101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6</text:p>
          </table:table-cell>
          <table:table-cell office:value-type="float" office:value="69497" calcext:value-type="float">
            <text:p>69497</text:p>
          </table:table-cell>
          <table:table-cell office:value-type="float" office:value="31.3895173072815" calcext:value-type="float">
            <text:p>31,3895173072815</text:p>
          </table:table-cell>
          <table:table-cell office:value-type="float" office:value="30.5380793015162" calcext:value-type="float">
            <text:p>30,5380793015162</text:p>
          </table:table-cell>
          <table:table-cell office:value-type="float" office:value="29.839323759079" calcext:value-type="float">
            <text:p>29,83932375907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7</text:p>
          </table:table-cell>
          <table:table-cell office:value-type="float" office:value="182929" calcext:value-type="float">
            <text:p>182929</text:p>
          </table:table-cell>
          <table:table-cell office:value-type="float" office:value="31.913843870163" calcext:value-type="float">
            <text:p>31,913843870163</text:p>
          </table:table-cell>
          <table:table-cell office:value-type="float" office:value="30.9757215579351" calcext:value-type="float">
            <text:p>30,9757215579351</text:p>
          </table:table-cell>
          <table:table-cell office:value-type="float" office:value="29.8863434791565" calcext:value-type="float">
            <text:p>29,886343479156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8</text:p>
          </table:table-cell>
          <table:table-cell office:value-type="float" office:value="29183" calcext:value-type="float">
            <text:p>29183</text:p>
          </table:table-cell>
          <table:table-cell office:value-type="float" office:value="33.7328746318817" calcext:value-type="float">
            <text:p>33,7328746318817</text:p>
          </table:table-cell>
          <table:table-cell office:value-type="float" office:value="29.8179794947306" calcext:value-type="float">
            <text:p>29,8179794947306</text:p>
          </table:table-cell>
          <table:table-cell office:value-type="float" office:value="28.3447208404541" calcext:value-type="float">
            <text:p>28,344720840454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9</text:p>
          </table:table-cell>
          <table:table-cell office:value-type="float" office:value="11572" calcext:value-type="float">
            <text:p>11572</text:p>
          </table:table-cell>
          <table:table-cell office:value-type="float" office:value="35.3105530738831" calcext:value-type="float">
            <text:p>35,3105530738831</text:p>
          </table:table-cell>
          <table:table-cell office:value-type="float" office:value="31.75082107385" calcext:value-type="float">
            <text:p>31,75082107385</text:p>
          </table:table-cell>
          <table:table-cell office:value-type="float" office:value="29.86589884758" calcext:value-type="float">
            <text:p>29,8658988475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0</text:p>
          </table:table-cell>
          <table:table-cell office:value-type="float" office:value="10348" calcext:value-type="float">
            <text:p>10348</text:p>
          </table:table-cell>
          <table:table-cell office:value-type="float" office:value="27.763120174408" calcext:value-type="float">
            <text:p>27,763120174408</text:p>
          </table:table-cell>
          <table:table-cell office:value-type="float" office:value="26.7704927921295" calcext:value-type="float">
            <text:p>26,7704927921295</text:p>
          </table:table-cell>
          <table:table-cell office:value-type="float" office:value="26.1869702339172" calcext:value-type="float">
            <text:p>26,186970233917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1</text:p>
          </table:table-cell>
          <table:table-cell office:value-type="float" office:value="546412" calcext:value-type="float">
            <text:p>546412</text:p>
          </table:table-cell>
          <table:table-cell office:value-type="float" office:value="31.1787104606628" calcext:value-type="float">
            <text:p>31,1787104606628</text:p>
          </table:table-cell>
          <table:table-cell office:value-type="float" office:value="30.169070760409" calcext:value-type="float">
            <text:p>30,169070760409</text:p>
          </table:table-cell>
          <table:table-cell office:value-type="float" office:value="29.5350661277771" calcext:value-type="float">
            <text:p>29,535066127777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2</text:p>
          </table:table-cell>
          <table:table-cell office:value-type="float" office:value="20787" calcext:value-type="float">
            <text:p>20787</text:p>
          </table:table-cell>
          <table:table-cell office:value-type="float" office:value="28.7599275112152" calcext:value-type="float">
            <text:p>28,7599275112152</text:p>
          </table:table-cell>
          <table:table-cell office:value-type="float" office:value="28.2878878911336" calcext:value-type="float">
            <text:p>28,2878878911336</text:p>
          </table:table-cell>
          <table:table-cell office:value-type="float" office:value="27.7154793739319" calcext:value-type="float">
            <text:p>27,715479373931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3</text:p>
          </table:table-cell>
          <table:table-cell office:value-type="float" office:value="6293" calcext:value-type="float">
            <text:p>6293</text:p>
          </table:table-cell>
          <table:table-cell office:value-type="float" office:value="28.5569753646851" calcext:value-type="float">
            <text:p>28,5569753646851</text:p>
          </table:table-cell>
          <table:table-cell office:value-type="float" office:value="27.9325970411301" calcext:value-type="float">
            <text:p>27,9325970411301</text:p>
          </table:table-cell>
          <table:table-cell office:value-type="float" office:value="27.0413792133331" calcext:value-type="float">
            <text:p>27,041379213333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4</text:p>
          </table:table-cell>
          <table:table-cell office:value-type="float" office:value="216477" calcext:value-type="float">
            <text:p>216477</text:p>
          </table:table-cell>
          <table:table-cell office:value-type="float" office:value="34.0148949623108" calcext:value-type="float">
            <text:p>34,0148949623108</text:p>
          </table:table-cell>
          <table:table-cell office:value-type="float" office:value="33.4580265680949" calcext:value-type="float">
            <text:p>33,4580265680949</text:p>
          </table:table-cell>
          <table:table-cell office:value-type="float" office:value="32.8260416984558" calcext:value-type="float">
            <text:p>32,826041698455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5</text:p>
          </table:table-cell>
          <table:table-cell office:value-type="float" office:value="210885" calcext:value-type="float">
            <text:p>210885</text:p>
          </table:table-cell>
          <table:table-cell office:value-type="float" office:value="34.7253358364105" calcext:value-type="float">
            <text:p>34,7253358364105</text:p>
          </table:table-cell>
          <table:table-cell office:value-type="float" office:value="33.5124912659327" calcext:value-type="float">
            <text:p>33,5124912659327</text:p>
          </table:table-cell>
          <table:table-cell office:value-type="float" office:value="32.6599290370941" calcext:value-type="float">
            <text:p>32,659929037094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6</text:p>
          </table:table-cell>
          <table:table-cell office:value-type="float" office:value="11461" calcext:value-type="float">
            <text:p>11461</text:p>
          </table:table-cell>
          <table:table-cell office:value-type="float" office:value="30.0750324726105" calcext:value-type="float">
            <text:p>30,0750324726105</text:p>
          </table:table-cell>
          <table:table-cell office:value-type="float" office:value="29.0972830454509" calcext:value-type="float">
            <text:p>29,0972830454509</text:p>
          </table:table-cell>
          <table:table-cell office:value-type="float" office:value="28.4910869598389" calcext:value-type="float">
            <text:p>28,491086959838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7</text:p>
          </table:table-cell>
          <table:table-cell office:value-type="float" office:value="455869" calcext:value-type="float">
            <text:p>455869</text:p>
          </table:table-cell>
          <table:table-cell office:value-type="float" office:value="36.7886757850647" calcext:value-type="float">
            <text:p>36,7886757850647</text:p>
          </table:table-cell>
          <table:table-cell office:value-type="float" office:value="35.8763375679652" calcext:value-type="float">
            <text:p>35,8763375679652</text:p>
          </table:table-cell>
          <table:table-cell office:value-type="float" office:value="34.8302266597748" calcext:value-type="float">
            <text:p>34,830226659774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8</text:p>
          </table:table-cell>
          <table:table-cell office:value-type="float" office:value="8761" calcext:value-type="float">
            <text:p>8761</text:p>
          </table:table-cell>
          <table:table-cell office:value-type="float" office:value="24.4695127010345" calcext:value-type="float">
            <text:p>24,4695127010345</text:p>
          </table:table-cell>
          <table:table-cell office:value-type="float" office:value="23.9068082968394" calcext:value-type="float">
            <text:p>23,9068082968394</text:p>
          </table:table-cell>
          <table:table-cell office:value-type="float" office:value="23.2157940864563" calcext:value-type="float">
            <text:p>23,215794086456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9</text:p>
          </table:table-cell>
          <table:table-cell office:value-type="float" office:value="50286" calcext:value-type="float">
            <text:p>50286</text:p>
          </table:table-cell>
          <table:table-cell office:value-type="float" office:value="36.3478112220764" calcext:value-type="float">
            <text:p>36,3478112220764</text:p>
          </table:table-cell>
          <table:table-cell office:value-type="float" office:value="35.1726988951365" calcext:value-type="float">
            <text:p>35,1726988951365</text:p>
          </table:table-cell>
          <table:table-cell office:value-type="float" office:value="34.4005815982819" calcext:value-type="float">
            <text:p>34,400581598281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50</text:p>
          </table:table-cell>
          <table:table-cell office:value-type="float" office:value="1228884" calcext:value-type="float">
            <text:p>1228884</text:p>
          </table:table-cell>
          <table:table-cell office:value-type="float" office:value="49.806218624115" calcext:value-type="float">
            <text:p>49,806218624115</text:p>
          </table:table-cell>
          <table:table-cell office:value-type="float" office:value="47.8929035663605" calcext:value-type="float">
            <text:p>47,8929035663605</text:p>
          </table:table-cell>
          <table:table-cell office:value-type="float" office:value="46.8421187400818" calcext:value-type="float">
            <text:p>46,8421187400818</text:p>
          </table:table-cell>
        </table:table-row>
        <table:table-row table:style-name="ro1">
          <table:table-cell table:number-columns-repeated="17"/>
          <table:table-cell table:style-name="ce5" office:value-type="string" calcext:value-type="string">
            <text:p>Total</text:p>
          </table:table-cell>
          <table:table-cell/>
          <table:table-cell table:formula="of:=SUM([.T3:.T52])" office:value-type="float" office:value="1191.67090463638" calcext:value-type="float">
            <text:p>1191,67090463638</text:p>
          </table:table-cell>
          <table:table-cell table:formula="of:=SUM([.U3:.U52])" office:value-type="float" office:value="1148.52373965581" calcext:value-type="float">
            <text:p>1148,52373965581</text:p>
          </table:table-cell>
          <table:table-cell table:formula="of:=SUM([.V3:.V52])" office:value-type="float" office:value="1114.44395852089" calcext:value-type="float">
            <text:p>1114,44395852089</text:p>
          </table:table-cell>
        </table:table-row>
      </table:table>
      <table:table table:name="10_Janelas sup_0.0006&amp;conf_0.9" table:style-name="ta1"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 table:number-columns-repeated="2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  <table:table-cell table:number-columns-repeated="19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 table:number-columns-repeated="2"/>
          <table:table-cell office:value-type="string" calcext:value-type="string">
            <text:p>Janela0</text:p>
          </table:table-cell>
          <table:table-cell table:formula="of:=[.B2]" office:value-type="float" office:value="2" calcext:value-type="float">
            <text:p>2</text:p>
          </table:table-cell>
          <table:table-cell table:style-name="ce4" table:formula="of:=SUM([.C2];[.G2];[.K2];[.O2];[.S2]) / [.Z2]" office:value-type="float" office:value="1280.6586523056" calcext:value-type="float">
            <text:p>1280,6586523056</text:p>
          </table:table-cell>
          <table:table-cell/>
          <table:table-cell table:formula="of:=COUNTA([.C2];[.G2];[.K2];[.O2];[.S2])" office:value-type="float" office:value="5" calcext:value-type="float">
            <text:p>5</text:p>
          </table:table-cell>
          <table:table-cell/>
          <table:table-cell table:formula="of:=MAX([.G2];[.K2];[.O2];[.S2])" office:value-type="float" office:value="1280.6586523056" calcext:value-type="float">
            <text:p>1280,6586523056</text:p>
          </table:table-cell>
          <table:table-cell table:formula="of:=MIN([.G2];[.K2];[.O2];[.S2])" office:value-type="float" office:value="1280.6586523056" calcext:value-type="float">
            <text:p>1280,658652305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22" calcext:value-type="float">
            <text:p>22</text:p>
          </table:table-cell>
          <table:table-cell office:value-type="float" office:value="59.7935111522675" calcext:value-type="float">
            <text:p>59,793511152267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2" calcext:value-type="float">
            <text:p>22</text:p>
          </table:table-cell>
          <table:table-cell office:value-type="float" office:value="62.4532706737518" calcext:value-type="float">
            <text:p>62,453270673751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2" calcext:value-type="float">
            <text:p>22</text:p>
          </table:table-cell>
          <table:table-cell office:value-type="float" office:value="67.7783315181732" calcext:value-type="float">
            <text:p>67,778331518173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2" calcext:value-type="float">
            <text:p>22</text:p>
          </table:table-cell>
          <table:table-cell office:value-type="float" office:value="67.339047908783" calcext:value-type="float">
            <text:p>67,33904790878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2" calcext:value-type="float">
            <text:p>22</text:p>
          </table:table-cell>
          <table:table-cell office:value-type="float" office:value="64.7092778682709" calcext:value-type="float">
            <text:p>64,7092778682709</text:p>
          </table:table-cell>
          <table:table-cell table:number-columns-repeated="2"/>
          <table:table-cell office:value-type="string" calcext:value-type="string">
            <text:p>Janela1</text:p>
          </table:table-cell>
          <table:table-cell table:formula="of:=[.B3]" office:value-type="float" office:value="22" calcext:value-type="float">
            <text:p>22</text:p>
          </table:table-cell>
          <table:table-cell table:formula="of:=SUM([.C3];[.G3];[.K3];[.O3];[.S3]) / [.Z2]" office:value-type="float" office:value="64.4146878242493" calcext:value-type="float">
            <text:p>64,4146878242493</text:p>
          </table:table-cell>
          <table:table-cell table:number-columns-repeated="3"/>
          <table:table-cell table:formula="of:=MAX([.G3];[.K3];[.O3];[.S3])" office:value-type="float" office:value="67.7783315181732" calcext:value-type="float">
            <text:p>67,7783315181732</text:p>
          </table:table-cell>
          <table:table-cell table:formula="of:=MIN([.G3];[.K3];[.O3];[.S3])" office:value-type="float" office:value="62.4532706737518" calcext:value-type="float">
            <text:p>62,45327067375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6" calcext:value-type="float">
            <text:p>6</text:p>
          </table:table-cell>
          <table:table-cell office:value-type="float" office:value="84.3818867206574" calcext:value-type="float">
            <text:p>84,381886720657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6" calcext:value-type="float">
            <text:p>6</text:p>
          </table:table-cell>
          <table:table-cell office:value-type="float" office:value="83.7894635200501" calcext:value-type="float">
            <text:p>83,789463520050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6" calcext:value-type="float">
            <text:p>6</text:p>
          </table:table-cell>
          <table:table-cell office:value-type="float" office:value="91.0882263183594" calcext:value-type="float">
            <text:p>91,088226318359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6" calcext:value-type="float">
            <text:p>6</text:p>
          </table:table-cell>
          <table:table-cell office:value-type="float" office:value="87.476158618927" calcext:value-type="float">
            <text:p>87,47615861892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6" calcext:value-type="float">
            <text:p>6</text:p>
          </table:table-cell>
          <table:table-cell office:value-type="float" office:value="88.1136138439178" calcext:value-type="float">
            <text:p>88,1136138439178</text:p>
          </table:table-cell>
          <table:table-cell table:number-columns-repeated="2"/>
          <table:table-cell office:value-type="string" calcext:value-type="string">
            <text:p>Janela2</text:p>
          </table:table-cell>
          <table:table-cell table:formula="of:=[.B4]" office:value-type="float" office:value="6" calcext:value-type="float">
            <text:p>6</text:p>
          </table:table-cell>
          <table:table-cell table:formula="of:=SUM([.C4];[.G4];[.K4];[.O4];[.S4]) / [.Z2]" office:value-type="float" office:value="86.9698698043823" calcext:value-type="float">
            <text:p>86,9698698043823</text:p>
          </table:table-cell>
          <table:table-cell table:number-columns-repeated="3"/>
          <table:table-cell table:formula="of:=MAX([.G4];[.K4];[.O4];[.S4])" office:value-type="float" office:value="91.0882263183594" calcext:value-type="float">
            <text:p>91,0882263183594</text:p>
          </table:table-cell>
          <table:table-cell table:formula="of:=MIN([.G4];[.K4];[.O4];[.S4])" office:value-type="float" office:value="83.7894635200501" calcext:value-type="float">
            <text:p>83,789463520050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6" calcext:value-type="float">
            <text:p>6</text:p>
          </table:table-cell>
          <table:table-cell office:value-type="float" office:value="95.5963661670685" calcext:value-type="float">
            <text:p>95,596366167068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6" calcext:value-type="float">
            <text:p>6</text:p>
          </table:table-cell>
          <table:table-cell office:value-type="float" office:value="91.0275559425354" calcext:value-type="float">
            <text:p>91,027555942535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6" calcext:value-type="float">
            <text:p>6</text:p>
          </table:table-cell>
          <table:table-cell office:value-type="float" office:value="92.7791912555695" calcext:value-type="float">
            <text:p>92,779191255569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6" calcext:value-type="float">
            <text:p>6</text:p>
          </table:table-cell>
          <table:table-cell office:value-type="float" office:value="93.7835836410522" calcext:value-type="float">
            <text:p>93,783583641052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6" calcext:value-type="float">
            <text:p>6</text:p>
          </table:table-cell>
          <table:table-cell office:value-type="float" office:value="93.0251615047455" calcext:value-type="float">
            <text:p>93,0251615047455</text:p>
          </table:table-cell>
          <table:table-cell table:number-columns-repeated="2"/>
          <table:table-cell office:value-type="string" calcext:value-type="string">
            <text:p>Janela3</text:p>
          </table:table-cell>
          <table:table-cell table:formula="of:=[.B5]" office:value-type="float" office:value="6" calcext:value-type="float">
            <text:p>6</text:p>
          </table:table-cell>
          <table:table-cell table:formula="of:=SUM([.C5];[.G5];[.K5];[.O5];[.S5]) / [.Z2]" office:value-type="float" office:value="93.2423717021942" calcext:value-type="float">
            <text:p>93,2423717021942</text:p>
          </table:table-cell>
          <table:table-cell table:number-columns-repeated="3"/>
          <table:table-cell table:formula="of:=MAX([.G5];[.K5];[.O5];[.S5])" office:value-type="float" office:value="93.7835836410522" calcext:value-type="float">
            <text:p>93,7835836410522</text:p>
          </table:table-cell>
          <table:table-cell table:formula="of:=MIN([.G5];[.K5];[.O5];[.S5])" office:value-type="float" office:value="91.0275559425354" calcext:value-type="float">
            <text:p>91,027555942535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47" calcext:value-type="float">
            <text:p>47</text:p>
          </table:table-cell>
          <table:table-cell office:value-type="float" office:value="123.131148099899" calcext:value-type="float">
            <text:p>123,13114809989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47" calcext:value-type="float">
            <text:p>47</text:p>
          </table:table-cell>
          <table:table-cell office:value-type="float" office:value="110.81525182724" calcext:value-type="float">
            <text:p>110,8152518272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47" calcext:value-type="float">
            <text:p>47</text:p>
          </table:table-cell>
          <table:table-cell office:value-type="float" office:value="109.19301199913" calcext:value-type="float">
            <text:p>109,1930119991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47" calcext:value-type="float">
            <text:p>47</text:p>
          </table:table-cell>
          <table:table-cell office:value-type="float" office:value="106.868862867355" calcext:value-type="float">
            <text:p>106,86886286735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47" calcext:value-type="float">
            <text:p>47</text:p>
          </table:table-cell>
          <table:table-cell office:value-type="float" office:value="110.057219028473" calcext:value-type="float">
            <text:p>110,057219028473</text:p>
          </table:table-cell>
          <table:table-cell table:number-columns-repeated="2"/>
          <table:table-cell office:value-type="string" calcext:value-type="string">
            <text:p>Janela4</text:p>
          </table:table-cell>
          <table:table-cell table:formula="of:=[.B6]" office:value-type="float" office:value="47" calcext:value-type="float">
            <text:p>47</text:p>
          </table:table-cell>
          <table:table-cell table:formula="of:=SUM([.C6];[.G6];[.K6];[.O6];[.S6]) / [.Z2]" office:value-type="float" office:value="112.013098764419" calcext:value-type="float">
            <text:p>112,013098764419</text:p>
          </table:table-cell>
          <table:table-cell table:number-columns-repeated="3"/>
          <table:table-cell table:formula="of:=MAX([.G6];[.K6];[.O6];[.S6])" office:value-type="float" office:value="110.81525182724" calcext:value-type="float">
            <text:p>110,81525182724</text:p>
          </table:table-cell>
          <table:table-cell table:formula="of:=MIN([.G6];[.K6];[.O6];[.S6])" office:value-type="float" office:value="106.868862867355" calcext:value-type="float">
            <text:p>106,86886286735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301" calcext:value-type="float">
            <text:p>301</text:p>
          </table:table-cell>
          <table:table-cell office:value-type="float" office:value="146.224771022797" calcext:value-type="float">
            <text:p>146,22477102279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301" calcext:value-type="float">
            <text:p>301</text:p>
          </table:table-cell>
          <table:table-cell office:value-type="float" office:value="129.539582252502" calcext:value-type="float">
            <text:p>129,53958225250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301" calcext:value-type="float">
            <text:p>301</text:p>
          </table:table-cell>
          <table:table-cell office:value-type="float" office:value="130.235100269318" calcext:value-type="float">
            <text:p>130,23510026931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301" calcext:value-type="float">
            <text:p>301</text:p>
          </table:table-cell>
          <table:table-cell office:value-type="float" office:value="131.514957427979" calcext:value-type="float">
            <text:p>131,51495742797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301" calcext:value-type="float">
            <text:p>301</text:p>
          </table:table-cell>
          <table:table-cell office:value-type="float" office:value="131.144247055054" calcext:value-type="float">
            <text:p>131,144247055054</text:p>
          </table:table-cell>
          <table:table-cell table:number-columns-repeated="2"/>
          <table:table-cell office:value-type="string" calcext:value-type="string">
            <text:p>Janela5</text:p>
          </table:table-cell>
          <table:table-cell table:formula="of:=[.B7]" office:value-type="float" office:value="301" calcext:value-type="float">
            <text:p>301</text:p>
          </table:table-cell>
          <table:table-cell table:formula="of:=SUM([.C7];[.G7];[.K7];[.O7];[.S7]) / [.Z2]" office:value-type="float" office:value="133.73173160553" calcext:value-type="float">
            <text:p>133,73173160553</text:p>
          </table:table-cell>
          <table:table-cell table:number-columns-repeated="3"/>
          <table:table-cell table:formula="of:=MAX([.G7];[.K7];[.O7];[.S7])" office:value-type="float" office:value="131.514957427979" calcext:value-type="float">
            <text:p>131,514957427979</text:p>
          </table:table-cell>
          <table:table-cell table:formula="of:=MIN([.G7];[.K7];[.O7];[.S7])" office:value-type="float" office:value="129.539582252502" calcext:value-type="float">
            <text:p>129,5395822525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560" calcext:value-type="float">
            <text:p>1560</text:p>
          </table:table-cell>
          <table:table-cell office:value-type="float" office:value="181.182884216309" calcext:value-type="float">
            <text:p>181,18288421630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560" calcext:value-type="float">
            <text:p>1560</text:p>
          </table:table-cell>
          <table:table-cell office:value-type="float" office:value="161.902338027954" calcext:value-type="float">
            <text:p>161,90233802795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560" calcext:value-type="float">
            <text:p>1560</text:p>
          </table:table-cell>
          <table:table-cell office:value-type="float" office:value="166.286891460419" calcext:value-type="float">
            <text:p>166,28689146041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560" calcext:value-type="float">
            <text:p>1560</text:p>
          </table:table-cell>
          <table:table-cell office:value-type="float" office:value="166.178461313248" calcext:value-type="float">
            <text:p>166,17846131324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560" calcext:value-type="float">
            <text:p>1560</text:p>
          </table:table-cell>
          <table:table-cell office:value-type="float" office:value="165.342145681381" calcext:value-type="float">
            <text:p>165,342145681381</text:p>
          </table:table-cell>
          <table:table-cell table:number-columns-repeated="2"/>
          <table:table-cell office:value-type="string" calcext:value-type="string">
            <text:p>Janela6</text:p>
          </table:table-cell>
          <table:table-cell table:formula="of:=[.B8]" office:value-type="float" office:value="1560" calcext:value-type="float">
            <text:p>1560</text:p>
          </table:table-cell>
          <table:table-cell table:formula="of:=SUM([.C8];[.G8];[.K8];[.O8];[.S8]) / [.Z2]" office:value-type="float" office:value="168.178544139862" calcext:value-type="float">
            <text:p>168,178544139862</text:p>
          </table:table-cell>
          <table:table-cell table:number-columns-repeated="3"/>
          <table:table-cell table:formula="of:=MAX([.G8];[.K8];[.O8];[.S8])" office:value-type="float" office:value="166.286891460419" calcext:value-type="float">
            <text:p>166,286891460419</text:p>
          </table:table-cell>
          <table:table-cell table:formula="of:=MIN([.G8];[.K8];[.O8];[.S8])" office:value-type="float" office:value="161.902338027954" calcext:value-type="float">
            <text:p>161,90233802795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730" calcext:value-type="float">
            <text:p>730</text:p>
          </table:table-cell>
          <table:table-cell office:value-type="float" office:value="211.26264834404" calcext:value-type="float">
            <text:p>211,2626483440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730" calcext:value-type="float">
            <text:p>730</text:p>
          </table:table-cell>
          <table:table-cell office:value-type="float" office:value="191.183334827423" calcext:value-type="float">
            <text:p>191,18333482742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730" calcext:value-type="float">
            <text:p>730</text:p>
          </table:table-cell>
          <table:table-cell office:value-type="float" office:value="193.964271068573" calcext:value-type="float">
            <text:p>193,96427106857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730" calcext:value-type="float">
            <text:p>730</text:p>
          </table:table-cell>
          <table:table-cell office:value-type="float" office:value="191.876362323761" calcext:value-type="float">
            <text:p>191,87636232376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730" calcext:value-type="float">
            <text:p>730</text:p>
          </table:table-cell>
          <table:table-cell office:value-type="float" office:value="193.377934455872" calcext:value-type="float">
            <text:p>193,377934455872</text:p>
          </table:table-cell>
          <table:table-cell table:number-columns-repeated="2"/>
          <table:table-cell office:value-type="string" calcext:value-type="string">
            <text:p>Janela7</text:p>
          </table:table-cell>
          <table:table-cell table:formula="of:=[.B9]" office:value-type="float" office:value="730" calcext:value-type="float">
            <text:p>730</text:p>
          </table:table-cell>
          <table:table-cell table:formula="of:=SUM([.C9];[.G9];[.K9];[.O9];[.S9]) / [.Z2]" office:value-type="float" office:value="196.332910203934" calcext:value-type="float">
            <text:p>196,332910203934</text:p>
          </table:table-cell>
          <table:table-cell table:number-columns-repeated="3"/>
          <table:table-cell table:formula="of:=MAX([.G9];[.K9];[.O9];[.S9])" office:value-type="float" office:value="193.964271068573" calcext:value-type="float">
            <text:p>193,964271068573</text:p>
          </table:table-cell>
          <table:table-cell table:formula="of:=MIN([.G9];[.K9];[.O9];[.S9])" office:value-type="float" office:value="191.183334827423" calcext:value-type="float">
            <text:p>191,1833348274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222" calcext:value-type="float">
            <text:p>222</text:p>
          </table:table-cell>
          <table:table-cell office:value-type="float" office:value="211.513249397278" calcext:value-type="float">
            <text:p>211,51324939727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22" calcext:value-type="float">
            <text:p>222</text:p>
          </table:table-cell>
          <table:table-cell office:value-type="float" office:value="195.617517232895" calcext:value-type="float">
            <text:p>195,61751723289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22" calcext:value-type="float">
            <text:p>222</text:p>
          </table:table-cell>
          <table:table-cell office:value-type="float" office:value="200.118986606598" calcext:value-type="float">
            <text:p>200,11898660659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22" calcext:value-type="float">
            <text:p>222</text:p>
          </table:table-cell>
          <table:table-cell office:value-type="float" office:value="200.510379552841" calcext:value-type="float">
            <text:p>200,51037955284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22" calcext:value-type="float">
            <text:p>222</text:p>
          </table:table-cell>
          <table:table-cell office:value-type="float" office:value="197.052695035934" calcext:value-type="float">
            <text:p>197,052695035934</text:p>
          </table:table-cell>
          <table:table-cell table:number-columns-repeated="2"/>
          <table:table-cell office:value-type="string" calcext:value-type="string">
            <text:p>Janela8</text:p>
          </table:table-cell>
          <table:table-cell table:formula="of:=[.B10]" office:value-type="float" office:value="222" calcext:value-type="float">
            <text:p>222</text:p>
          </table:table-cell>
          <table:table-cell table:formula="of:=SUM([.C10];[.G10];[.K10];[.O10];[.S10]) / [.Z2]" office:value-type="float" office:value="200.962565565109" calcext:value-type="float">
            <text:p>200,962565565109</text:p>
          </table:table-cell>
          <table:table-cell table:number-columns-repeated="3"/>
          <table:table-cell table:formula="of:=MAX([.G10];[.K10];[.O10];[.S10])" office:value-type="float" office:value="200.510379552841" calcext:value-type="float">
            <text:p>200,510379552841</text:p>
          </table:table-cell>
          <table:table-cell table:formula="of:=MIN([.G10];[.K10];[.O10];[.S10])" office:value-type="float" office:value="195.617517232895" calcext:value-type="float">
            <text:p>195,61751723289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1953" calcext:value-type="float">
            <text:p>1953</text:p>
          </table:table-cell>
          <table:table-cell office:value-type="float" office:value="217.799531936646" calcext:value-type="float">
            <text:p>217,79953193664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953" calcext:value-type="float">
            <text:p>1953</text:p>
          </table:table-cell>
          <table:table-cell office:value-type="float" office:value="198.902342557907" calcext:value-type="float">
            <text:p>198,90234255790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953" calcext:value-type="float">
            <text:p>1953</text:p>
          </table:table-cell>
          <table:table-cell office:value-type="float" office:value="197.862493515015" calcext:value-type="float">
            <text:p>197,86249351501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953" calcext:value-type="float">
            <text:p>1953</text:p>
          </table:table-cell>
          <table:table-cell office:value-type="float" office:value="200.251760482788" calcext:value-type="float">
            <text:p>200,25176048278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953" calcext:value-type="float">
            <text:p>1953</text:p>
          </table:table-cell>
          <table:table-cell office:value-type="float" office:value="200.380578279495" calcext:value-type="float">
            <text:p>200,380578279495</text:p>
          </table:table-cell>
          <table:table-cell table:number-columns-repeated="2"/>
          <table:table-cell office:value-type="string" calcext:value-type="string">
            <text:p>Janela9</text:p>
          </table:table-cell>
          <table:table-cell table:formula="of:=[.B11]" office:value-type="float" office:value="1953" calcext:value-type="float">
            <text:p>1953</text:p>
          </table:table-cell>
          <table:table-cell table:formula="of:=SUM([.C11];[.G11];[.K11];[.O11];[.S11]) / [.Z2]" office:value-type="float" office:value="203.03934135437" calcext:value-type="float">
            <text:p>203,03934135437</text:p>
          </table:table-cell>
          <table:table-cell table:number-columns-repeated="3"/>
          <table:table-cell table:formula="of:=MAX([.G11];[.K11];[.O11];[.S11])" office:value-type="float" office:value="200.380578279495" calcext:value-type="float">
            <text:p>200,380578279495</text:p>
          </table:table-cell>
          <table:table-cell table:formula="of:=MIN([.G11];[.K11];[.O11];[.S11])" office:value-type="float" office:value="197.862493515015" calcext:value-type="float">
            <text:p>197,86249351501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395" calcext:value-type="float">
            <text:p>395</text:p>
          </table:table-cell>
          <table:table-cell office:value-type="float" office:value="221.557687282562" calcext:value-type="float">
            <text:p>221,55768728256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395" calcext:value-type="float">
            <text:p>395</text:p>
          </table:table-cell>
          <table:table-cell office:value-type="float" office:value="205.960948944092" calcext:value-type="float">
            <text:p>205,96094894409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395" calcext:value-type="float">
            <text:p>395</text:p>
          </table:table-cell>
          <table:table-cell office:value-type="float" office:value="203.073545455933" calcext:value-type="float">
            <text:p>203,07354545593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395" calcext:value-type="float">
            <text:p>395</text:p>
          </table:table-cell>
          <table:table-cell office:value-type="float" office:value="209.980406284332" calcext:value-type="float">
            <text:p>209,98040628433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395" calcext:value-type="float">
            <text:p>395</text:p>
          </table:table-cell>
          <table:table-cell office:value-type="float" office:value="202.970289707184" calcext:value-type="float">
            <text:p>202,970289707184</text:p>
          </table:table-cell>
          <table:table-cell table:number-columns-repeated="2"/>
          <table:table-cell office:value-type="string" calcext:value-type="string">
            <text:p>Janela10</text:p>
          </table:table-cell>
          <table:table-cell table:formula="of:=[.B12]" office:value-type="float" office:value="395" calcext:value-type="float">
            <text:p>395</text:p>
          </table:table-cell>
          <table:table-cell table:formula="of:=SUM([.C12];[.G12];[.K12];[.O12];[.S12]) / [.Z2]" office:value-type="float" office:value="208.708575534821" calcext:value-type="float">
            <text:p>208,708575534821</text:p>
          </table:table-cell>
          <table:table-cell table:number-columns-repeated="3"/>
          <table:table-cell table:formula="of:=MAX([.G12];[.K12];[.O12];[.S12])" office:value-type="float" office:value="209.980406284332" calcext:value-type="float">
            <text:p>209,980406284332</text:p>
          </table:table-cell>
          <table:table-cell table:formula="of:=MIN([.G12];[.K12];[.O12];[.S12])" office:value-type="float" office:value="202.970289707184" calcext:value-type="float">
            <text:p>202,970289707184</text:p>
          </table:table-cell>
          <table:table-cell table:number-columns-repeated="27"/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12])" office:value-type="float" office:value="1552.44368433952" calcext:value-type="float">
            <text:p>1552,4436843395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1431.19160580635" calcext:value-type="float">
            <text:p>1431,1916058063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12])" office:value-type="float" office:value="1452.38004946709" calcext:value-type="float">
            <text:p>1452,3800494670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12])" office:value-type="float" office:value="1455.77998042107" calcext:value-type="float">
            <text:p>1455,7799804210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12])" office:value-type="float" office:value="1446.17316246033" calcext:value-type="float">
            <text:p>1446,17316246033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X3:.X12])" office:value-type="float" office:value="1467.59369649887" calcext:value-type="float">
            <text:p>1467,59369649887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27"/>
        </table:table-row>
        <table:table-row table:style-name="ro1">
          <table:table-cell table:number-columns-repeated="27"/>
          <table:table-cell table:formula="of:=SUM([.AB3:.AB12])" office:value-type="float" office:value="1466.10287737846" calcext:value-type="float">
            <text:p>1466,10287737846</text:p>
          </table:table-cell>
          <table:table-cell table:formula="of:=SUM([.AC3:.AC12])" office:value-type="float" office:value="1423.21470856667" calcext:value-type="float">
            <text:p>1423,21470856667</text:p>
          </table:table-cell>
          <table:table-cell table:number-columns-repeated="25"/>
          <table:table-cell table:formula="of:=SUM([.AB3:.AB12])" office:value-type="float" office:value="1466.10287737846" calcext:value-type="float">
            <text:p>1466,10287737846</text:p>
          </table:table-cell>
          <table:table-cell table:formula="of:=SUM([.AC3:.AC12])" office:value-type="float" office:value="1423.21470856667" calcext:value-type="float">
            <text:p>1423,21470856667</text:p>
          </table:table-cell>
        </table:table-row>
      </table:table>
      <table:table table:name="30_Janelas sup_0.0006&amp;conf_0.9" table:style-name="ta1"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  <table:table-cell table:number-columns-repeated="12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2" calcext:value-type="float">
            <text:p>2</text:p>
          </table:table-cell>
          <table:table-cell table:formula="of:=SUM([.C2];[.G2];[.K2];[.O2];[.S2];[.W2]) / [.AC$2]" office:value-type="float" office:value="1280.6586523056" calcext:value-type="float">
            <text:p>1280,6586523056</text:p>
          </table:table-cell>
          <table:table-cell/>
          <table:table-cell table:formula="of:=COUNTA([.C2];[.G2];[.K2];[.O2];[.S2];[.W2])" office:value-type="float" office:value="6" calcext:value-type="float">
            <text:p>6</text:p>
          </table:table-cell>
          <table:table-cell/>
          <table:table-cell table:formula="of:=MAX([.C2];[.G2];[.K2];[.O2];[.S2];[.W2])" office:value-type="float" office:value="1280.6586523056" calcext:value-type="float">
            <text:p>1280,6586523056</text:p>
          </table:table-cell>
          <table:table-cell table:formula="of:=MIN([.C2];[.G2];[.K2];[.O2];[.S2];[.W2])" office:value-type="float" office:value="1280.6586523056" calcext:value-type="float">
            <text:p>1280,65865230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1328" calcext:value-type="float">
            <text:p>1328</text:p>
          </table:table-cell>
          <table:table-cell office:value-type="float" office:value="16.9215967655182" calcext:value-type="float">
            <text:p>16,921596765518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328" calcext:value-type="float">
            <text:p>1328</text:p>
          </table:table-cell>
          <table:table-cell office:value-type="float" office:value="17.2204685211182" calcext:value-type="float">
            <text:p>17,220468521118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328" calcext:value-type="float">
            <text:p>1328</text:p>
          </table:table-cell>
          <table:table-cell office:value-type="float" office:value="18.0663268566132" calcext:value-type="float">
            <text:p>18,066326856613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328" calcext:value-type="float">
            <text:p>1328</text:p>
          </table:table-cell>
          <table:table-cell office:value-type="float" office:value="17.9357035160065" calcext:value-type="float">
            <text:p>17,935703516006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328" calcext:value-type="float">
            <text:p>1328</text:p>
          </table:table-cell>
          <table:table-cell office:value-type="float" office:value="17.5770030021667" calcext:value-type="float">
            <text:p>17,577003002166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328" calcext:value-type="float">
            <text:p>1328</text:p>
          </table:table-cell>
          <table:table-cell office:value-type="float" office:value="17.9990253448486" calcext:value-type="float">
            <text:p>17,9990253448486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1328" calcext:value-type="float">
            <text:p>1328</text:p>
          </table:table-cell>
          <table:table-cell table:formula="of:=SUM([.C3];[.G3];[.K3];[.O3];[.S3];[.W3]) / [.AC$2]" office:value-type="float" office:value="17.6200206677119" calcext:value-type="float">
            <text:p>17,6200206677119</text:p>
          </table:table-cell>
          <table:table-cell table:number-columns-repeated="3"/>
          <table:table-cell table:formula="of:=MAX([.C3];[.G3];[.K3];[.O3];[.S3];[.W3])" office:value-type="float" office:value="18.0663268566132" calcext:value-type="float">
            <text:p>18,0663268566132</text:p>
          </table:table-cell>
          <table:table-cell table:formula="of:=MIN([.C3];[.G3];[.K3];[.O3];[.S3];[.W3])" office:value-type="float" office:value="16.9215967655182" calcext:value-type="float">
            <text:p>16,92159676551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3040" calcext:value-type="float">
            <text:p>3040</text:p>
          </table:table-cell>
          <table:table-cell office:value-type="float" office:value="18.3788621425629" calcext:value-type="float">
            <text:p>18,378862142562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040" calcext:value-type="float">
            <text:p>3040</text:p>
          </table:table-cell>
          <table:table-cell office:value-type="float" office:value="18.1600422859192" calcext:value-type="float">
            <text:p>18,160042285919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040" calcext:value-type="float">
            <text:p>3040</text:p>
          </table:table-cell>
          <table:table-cell office:value-type="float" office:value="19.6089723110199" calcext:value-type="float">
            <text:p>19,608972311019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040" calcext:value-type="float">
            <text:p>3040</text:p>
          </table:table-cell>
          <table:table-cell office:value-type="float" office:value="19.6161255836487" calcext:value-type="float">
            <text:p>19,616125583648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040" calcext:value-type="float">
            <text:p>3040</text:p>
          </table:table-cell>
          <table:table-cell office:value-type="float" office:value="18.4195716381073" calcext:value-type="float">
            <text:p>18,419571638107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040" calcext:value-type="float">
            <text:p>3040</text:p>
          </table:table-cell>
          <table:table-cell office:value-type="float" office:value="19.1284329891205" calcext:value-type="float">
            <text:p>19,1284329891205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3040" calcext:value-type="float">
            <text:p>3040</text:p>
          </table:table-cell>
          <table:table-cell table:formula="of:=SUM([.C4];[.G4];[.K4];[.O4];[.S4];[.W4]) / [.AC$2]" office:value-type="float" office:value="18.8853344917297" calcext:value-type="float">
            <text:p>18,8853344917297</text:p>
          </table:table-cell>
          <table:table-cell table:number-columns-repeated="3"/>
          <table:table-cell table:formula="of:=MAX([.C4];[.G4];[.K4];[.O4];[.S4];[.W4])" office:value-type="float" office:value="19.6161255836487" calcext:value-type="float">
            <text:p>19,6161255836487</text:p>
          </table:table-cell>
          <table:table-cell table:formula="of:=MIN([.C4];[.G4];[.K4];[.O4];[.S4];[.W4])" office:value-type="float" office:value="18.1600422859192" calcext:value-type="float">
            <text:p>18,16004228591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1729" calcext:value-type="float">
            <text:p>1729</text:p>
          </table:table-cell>
          <table:table-cell office:value-type="float" office:value="21.2173011302948" calcext:value-type="float">
            <text:p>21,217301130294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729" calcext:value-type="float">
            <text:p>1729</text:p>
          </table:table-cell>
          <table:table-cell office:value-type="float" office:value="20.7757766246796" calcext:value-type="float">
            <text:p>20,775776624679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729" calcext:value-type="float">
            <text:p>1729</text:p>
          </table:table-cell>
          <table:table-cell office:value-type="float" office:value="21.7905414104462" calcext:value-type="float">
            <text:p>21,790541410446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729" calcext:value-type="float">
            <text:p>1729</text:p>
          </table:table-cell>
          <table:table-cell office:value-type="float" office:value="21.878830909729" calcext:value-type="float">
            <text:p>21,87883090972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729" calcext:value-type="float">
            <text:p>1729</text:p>
          </table:table-cell>
          <table:table-cell office:value-type="float" office:value="21.9513387680054" calcext:value-type="float">
            <text:p>21,951338768005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729" calcext:value-type="float">
            <text:p>1729</text:p>
          </table:table-cell>
          <table:table-cell office:value-type="float" office:value="21.5434234142303" calcext:value-type="float">
            <text:p>21,5434234142303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1729" calcext:value-type="float">
            <text:p>1729</text:p>
          </table:table-cell>
          <table:table-cell table:formula="of:=SUM([.C5];[.G5];[.K5];[.O5];[.S5];[.W5]) / [.AC$2]" office:value-type="float" office:value="21.5262020428975" calcext:value-type="float">
            <text:p>21,5262020428975</text:p>
          </table:table-cell>
          <table:table-cell table:number-columns-repeated="3"/>
          <table:table-cell table:formula="of:=MAX([.C5];[.G5];[.K5];[.O5];[.S5];[.W5])" office:value-type="float" office:value="21.9513387680054" calcext:value-type="float">
            <text:p>21,9513387680054</text:p>
          </table:table-cell>
          <table:table-cell table:formula="of:=MIN([.C5];[.G5];[.K5];[.O5];[.S5];[.W5])" office:value-type="float" office:value="20.7757766246796" calcext:value-type="float">
            <text:p>20,77577662467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398" calcext:value-type="float">
            <text:p>398</text:p>
          </table:table-cell>
          <table:table-cell office:value-type="float" office:value="22.7469272613525" calcext:value-type="float">
            <text:p>22,746927261352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398" calcext:value-type="float">
            <text:p>398</text:p>
          </table:table-cell>
          <table:table-cell office:value-type="float" office:value="22.9936583042145" calcext:value-type="float">
            <text:p>22,993658304214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398" calcext:value-type="float">
            <text:p>398</text:p>
          </table:table-cell>
          <table:table-cell office:value-type="float" office:value="23.2402989864349" calcext:value-type="float">
            <text:p>23,240298986434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398" calcext:value-type="float">
            <text:p>398</text:p>
          </table:table-cell>
          <table:table-cell office:value-type="float" office:value="25.7039704322815" calcext:value-type="float">
            <text:p>25,703970432281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398" calcext:value-type="float">
            <text:p>398</text:p>
          </table:table-cell>
          <table:table-cell office:value-type="float" office:value="22.6067066192627" calcext:value-type="float">
            <text:p>22,606706619262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398" calcext:value-type="float">
            <text:p>398</text:p>
          </table:table-cell>
          <table:table-cell office:value-type="float" office:value="23.0225942134857" calcext:value-type="float">
            <text:p>23,0225942134857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398" calcext:value-type="float">
            <text:p>398</text:p>
          </table:table-cell>
          <table:table-cell table:formula="of:=SUM([.C6];[.G6];[.K6];[.O6];[.S6];[.W6]) / [.AC$2]" office:value-type="float" office:value="23.385692636172" calcext:value-type="float">
            <text:p>23,385692636172</text:p>
          </table:table-cell>
          <table:table-cell table:number-columns-repeated="3"/>
          <table:table-cell table:formula="of:=MAX([.C6];[.G6];[.K6];[.O6];[.S6];[.W6])" office:value-type="float" office:value="25.7039704322815" calcext:value-type="float">
            <text:p>25,7039704322815</text:p>
          </table:table-cell>
          <table:table-cell table:formula="of:=MIN([.C6];[.G6];[.K6];[.O6];[.S6];[.W6])" office:value-type="float" office:value="22.6067066192627" calcext:value-type="float">
            <text:p>22,60670661926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544" calcext:value-type="float">
            <text:p>544</text:p>
          </table:table-cell>
          <table:table-cell office:value-type="float" office:value="27.0729269981384" calcext:value-type="float">
            <text:p>27,072926998138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544" calcext:value-type="float">
            <text:p>544</text:p>
          </table:table-cell>
          <table:table-cell office:value-type="float" office:value="25.8756775856018" calcext:value-type="float">
            <text:p>25,875677585601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544" calcext:value-type="float">
            <text:p>544</text:p>
          </table:table-cell>
          <table:table-cell office:value-type="float" office:value="25.9507930278778" calcext:value-type="float">
            <text:p>25,950793027877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544" calcext:value-type="float">
            <text:p>544</text:p>
          </table:table-cell>
          <table:table-cell office:value-type="float" office:value="28.5554528236389" calcext:value-type="float">
            <text:p>28,555452823638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544" calcext:value-type="float">
            <text:p>544</text:p>
          </table:table-cell>
          <table:table-cell office:value-type="float" office:value="26.0436472892761" calcext:value-type="float">
            <text:p>26,043647289276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544" calcext:value-type="float">
            <text:p>544</text:p>
          </table:table-cell>
          <table:table-cell office:value-type="float" office:value="26.6417300701141" calcext:value-type="float">
            <text:p>26,6417300701141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544" calcext:value-type="float">
            <text:p>544</text:p>
          </table:table-cell>
          <table:table-cell table:formula="of:=SUM([.C7];[.G7];[.K7];[.O7];[.S7];[.W7]) / [.AC$2]" office:value-type="float" office:value="26.6900379657745" calcext:value-type="float">
            <text:p>26,6900379657745</text:p>
          </table:table-cell>
          <table:table-cell table:number-columns-repeated="3"/>
          <table:table-cell table:formula="of:=MAX([.C7];[.G7];[.K7];[.O7];[.S7];[.W7])" office:value-type="float" office:value="28.5554528236389" calcext:value-type="float">
            <text:p>28,5554528236389</text:p>
          </table:table-cell>
          <table:table-cell table:formula="of:=MIN([.C7];[.G7];[.K7];[.O7];[.S7];[.W7])" office:value-type="float" office:value="25.8756775856018" calcext:value-type="float">
            <text:p>25,87567758560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279" calcext:value-type="float">
            <text:p>1279</text:p>
          </table:table-cell>
          <table:table-cell office:value-type="float" office:value="28.2093191146851" calcext:value-type="float">
            <text:p>28,209319114685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9" calcext:value-type="float">
            <text:p>1279</text:p>
          </table:table-cell>
          <table:table-cell office:value-type="float" office:value="27.1745452880859" calcext:value-type="float">
            <text:p>27,174545288085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9" calcext:value-type="float">
            <text:p>1279</text:p>
          </table:table-cell>
          <table:table-cell office:value-type="float" office:value="27.3320748806" calcext:value-type="float">
            <text:p>27,332074880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9" calcext:value-type="float">
            <text:p>1279</text:p>
          </table:table-cell>
          <table:table-cell office:value-type="float" office:value="27.5557768344879" calcext:value-type="float">
            <text:p>27,555776834487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9" calcext:value-type="float">
            <text:p>1279</text:p>
          </table:table-cell>
          <table:table-cell office:value-type="float" office:value="25.7003660202026" calcext:value-type="float">
            <text:p>25,700366020202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9" calcext:value-type="float">
            <text:p>1279</text:p>
          </table:table-cell>
          <table:table-cell office:value-type="float" office:value="27.3995904922485" calcext:value-type="float">
            <text:p>27,3995904922485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1279" calcext:value-type="float">
            <text:p>1279</text:p>
          </table:table-cell>
          <table:table-cell table:formula="of:=SUM([.C8];[.G8];[.K8];[.O8];[.S8];[.W8]) / [.AC$2]" office:value-type="float" office:value="27.2286121050517" calcext:value-type="float">
            <text:p>27,2286121050517</text:p>
          </table:table-cell>
          <table:table-cell table:number-columns-repeated="3"/>
          <table:table-cell table:formula="of:=MAX([.C8];[.G8];[.K8];[.O8];[.S8];[.W8])" office:value-type="float" office:value="28.2093191146851" calcext:value-type="float">
            <text:p>28,2093191146851</text:p>
          </table:table-cell>
          <table:table-cell table:formula="of:=MIN([.C8];[.G8];[.K8];[.O8];[.S8];[.W8])" office:value-type="float" office:value="25.7003660202026" calcext:value-type="float">
            <text:p>25,70036602020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10217" calcext:value-type="float">
            <text:p>10217</text:p>
          </table:table-cell>
          <table:table-cell office:value-type="float" office:value="29.139333486557" calcext:value-type="float">
            <text:p>29,13933348655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217" calcext:value-type="float">
            <text:p>10217</text:p>
          </table:table-cell>
          <table:table-cell office:value-type="float" office:value="27.2025551795959" calcext:value-type="float">
            <text:p>27,202555179595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217" calcext:value-type="float">
            <text:p>10217</text:p>
          </table:table-cell>
          <table:table-cell office:value-type="float" office:value="27.6581740379333" calcext:value-type="float">
            <text:p>27,658174037933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217" calcext:value-type="float">
            <text:p>10217</text:p>
          </table:table-cell>
          <table:table-cell office:value-type="float" office:value="27.7987463474274" calcext:value-type="float">
            <text:p>27,798746347427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217" calcext:value-type="float">
            <text:p>10217</text:p>
          </table:table-cell>
          <table:table-cell office:value-type="float" office:value="26.9330747127533" calcext:value-type="float">
            <text:p>26,933074712753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217" calcext:value-type="float">
            <text:p>10217</text:p>
          </table:table-cell>
          <table:table-cell office:value-type="float" office:value="27.4756784439087" calcext:value-type="float">
            <text:p>27,4756784439087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10217" calcext:value-type="float">
            <text:p>10217</text:p>
          </table:table-cell>
          <table:table-cell table:formula="of:=SUM([.C9];[.G9];[.K9];[.O9];[.S9];[.W9]) / [.AC$2]" office:value-type="float" office:value="27.7012603680293" calcext:value-type="float">
            <text:p>27,7012603680293</text:p>
          </table:table-cell>
          <table:table-cell table:number-columns-repeated="3"/>
          <table:table-cell table:formula="of:=MAX([.C9];[.G9];[.K9];[.O9];[.S9];[.W9])" office:value-type="float" office:value="29.139333486557" calcext:value-type="float">
            <text:p>29,139333486557</text:p>
          </table:table-cell>
          <table:table-cell table:formula="of:=MIN([.C9];[.G9];[.K9];[.O9];[.S9];[.W9])" office:value-type="float" office:value="26.9330747127533" calcext:value-type="float">
            <text:p>26,93307471275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2610" calcext:value-type="float">
            <text:p>2610</text:p>
          </table:table-cell>
          <table:table-cell office:value-type="float" office:value="26.1125769615173" calcext:value-type="float">
            <text:p>26,112576961517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610" calcext:value-type="float">
            <text:p>2610</text:p>
          </table:table-cell>
          <table:table-cell office:value-type="float" office:value="25.6642899513245" calcext:value-type="float">
            <text:p>25,664289951324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610" calcext:value-type="float">
            <text:p>2610</text:p>
          </table:table-cell>
          <table:table-cell office:value-type="float" office:value="26.4797732830048" calcext:value-type="float">
            <text:p>26,479773283004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610" calcext:value-type="float">
            <text:p>2610</text:p>
          </table:table-cell>
          <table:table-cell office:value-type="float" office:value="26.2981126308441" calcext:value-type="float">
            <text:p>26,298112630844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610" calcext:value-type="float">
            <text:p>2610</text:p>
          </table:table-cell>
          <table:table-cell office:value-type="float" office:value="26.6363775730133" calcext:value-type="float">
            <text:p>26,636377573013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610" calcext:value-type="float">
            <text:p>2610</text:p>
          </table:table-cell>
          <table:table-cell office:value-type="float" office:value="26.2113192081451" calcext:value-type="float">
            <text:p>26,2113192081451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2610" calcext:value-type="float">
            <text:p>2610</text:p>
          </table:table-cell>
          <table:table-cell table:formula="of:=SUM([.C10];[.G10];[.K10];[.O10];[.S10];[.W10]) / [.AC$2]" office:value-type="float" office:value="26.2337416013082" calcext:value-type="float">
            <text:p>26,2337416013082</text:p>
          </table:table-cell>
          <table:table-cell table:number-columns-repeated="3"/>
          <table:table-cell table:formula="of:=MAX([.C10];[.G10];[.K10];[.O10];[.S10];[.W10])" office:value-type="float" office:value="26.6363775730133" calcext:value-type="float">
            <text:p>26,6363775730133</text:p>
          </table:table-cell>
          <table:table-cell table:formula="of:=MIN([.C10];[.G10];[.K10];[.O10];[.S10];[.W10])" office:value-type="float" office:value="25.6642899513245" calcext:value-type="float">
            <text:p>25,66428995132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628" calcext:value-type="float">
            <text:p>628</text:p>
          </table:table-cell>
          <table:table-cell office:value-type="float" office:value="31.0453925132751" calcext:value-type="float">
            <text:p>31,045392513275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628" calcext:value-type="float">
            <text:p>628</text:p>
          </table:table-cell>
          <table:table-cell office:value-type="float" office:value="30.830563545227" calcext:value-type="float">
            <text:p>30,83056354522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628" calcext:value-type="float">
            <text:p>628</text:p>
          </table:table-cell>
          <table:table-cell office:value-type="float" office:value="31.2803063392639" calcext:value-type="float">
            <text:p>31,280306339263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628" calcext:value-type="float">
            <text:p>628</text:p>
          </table:table-cell>
          <table:table-cell office:value-type="float" office:value="30.2562775611877" calcext:value-type="float">
            <text:p>30,256277561187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628" calcext:value-type="float">
            <text:p>628</text:p>
          </table:table-cell>
          <table:table-cell office:value-type="float" office:value="32.4256145954132" calcext:value-type="float">
            <text:p>32,425614595413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628" calcext:value-type="float">
            <text:p>628</text:p>
          </table:table-cell>
          <table:table-cell office:value-type="float" office:value="29.9720711708069" calcext:value-type="float">
            <text:p>29,9720711708069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628" calcext:value-type="float">
            <text:p>628</text:p>
          </table:table-cell>
          <table:table-cell table:formula="of:=SUM([.C11];[.G11];[.K11];[.O11];[.S11];[.W11]) / [.AC$2]" office:value-type="float" office:value="30.9683709541956" calcext:value-type="float">
            <text:p>30,9683709541956</text:p>
          </table:table-cell>
          <table:table-cell table:number-columns-repeated="3"/>
          <table:table-cell table:formula="of:=MAX([.C11];[.G11];[.K11];[.O11];[.S11];[.W11])" office:value-type="float" office:value="32.4256145954132" calcext:value-type="float">
            <text:p>32,4256145954132</text:p>
          </table:table-cell>
          <table:table-cell table:formula="of:=MIN([.C11];[.G11];[.K11];[.O11];[.S11];[.W11])" office:value-type="float" office:value="29.9720711708069" calcext:value-type="float">
            <text:p>29,97207117080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4210" calcext:value-type="float">
            <text:p>4210</text:p>
          </table:table-cell>
          <table:table-cell office:value-type="float" office:value="30.4096710681915" calcext:value-type="float">
            <text:p>30,409671068191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4210" calcext:value-type="float">
            <text:p>4210</text:p>
          </table:table-cell>
          <table:table-cell office:value-type="float" office:value="30.6046016216278" calcext:value-type="float">
            <text:p>30,604601621627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4210" calcext:value-type="float">
            <text:p>4210</text:p>
          </table:table-cell>
          <table:table-cell office:value-type="float" office:value="31.2620260715485" calcext:value-type="float">
            <text:p>31,262026071548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4210" calcext:value-type="float">
            <text:p>4210</text:p>
          </table:table-cell>
          <table:table-cell office:value-type="float" office:value="31.6560752391815" calcext:value-type="float">
            <text:p>31,656075239181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4210" calcext:value-type="float">
            <text:p>4210</text:p>
          </table:table-cell>
          <table:table-cell office:value-type="float" office:value="32.9158828258514" calcext:value-type="float">
            <text:p>32,915882825851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4210" calcext:value-type="float">
            <text:p>4210</text:p>
          </table:table-cell>
          <table:table-cell office:value-type="float" office:value="31.570246219635" calcext:value-type="float">
            <text:p>31,570246219635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4210" calcext:value-type="float">
            <text:p>4210</text:p>
          </table:table-cell>
          <table:table-cell table:formula="of:=SUM([.C12];[.G12];[.K12];[.O12];[.S12];[.W12]) / [.AC$2]" office:value-type="float" office:value="31.4030838410059" calcext:value-type="float">
            <text:p>31,4030838410059</text:p>
          </table:table-cell>
          <table:table-cell table:number-columns-repeated="3"/>
          <table:table-cell table:formula="of:=MAX([.C12];[.G12];[.K12];[.O12];[.S12];[.W12])" office:value-type="float" office:value="32.9158828258514" calcext:value-type="float">
            <text:p>32,9158828258514</text:p>
          </table:table-cell>
          <table:table-cell table:formula="of:=MIN([.C12];[.G12];[.K12];[.O12];[.S12];[.W12])" office:value-type="float" office:value="30.4096710681915" calcext:value-type="float">
            <text:p>30,40967106819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1950" calcext:value-type="float">
            <text:p>1950</text:p>
          </table:table-cell>
          <table:table-cell office:value-type="float" office:value="33.0183250904083" calcext:value-type="float">
            <text:p>33,018325090408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950" calcext:value-type="float">
            <text:p>1950</text:p>
          </table:table-cell>
          <table:table-cell office:value-type="float" office:value="34.0818455219269" calcext:value-type="float">
            <text:p>34,081845521926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950" calcext:value-type="float">
            <text:p>1950</text:p>
          </table:table-cell>
          <table:table-cell office:value-type="float" office:value="33.6002473831177" calcext:value-type="float">
            <text:p>33,600247383117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950" calcext:value-type="float">
            <text:p>1950</text:p>
          </table:table-cell>
          <table:table-cell office:value-type="float" office:value="34.2669401168823" calcext:value-type="float">
            <text:p>34,266940116882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950" calcext:value-type="float">
            <text:p>1950</text:p>
          </table:table-cell>
          <table:table-cell office:value-type="float" office:value="33.6521949768066" calcext:value-type="float">
            <text:p>33,652194976806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950" calcext:value-type="float">
            <text:p>1950</text:p>
          </table:table-cell>
          <table:table-cell office:value-type="float" office:value="33.9941141605377" calcext:value-type="float">
            <text:p>33,9941141605377</text:p>
          </table:table-cell>
          <table:table-cell/>
          <table:table-cell office:value-type="string" calcext:value-type="string">
            <text:p>Janela11</text:p>
          </table:table-cell>
          <table:table-cell table:formula="of:=[.B13]" office:value-type="float" office:value="1950" calcext:value-type="float">
            <text:p>1950</text:p>
          </table:table-cell>
          <table:table-cell table:formula="of:=SUM([.C13];[.G13];[.K13];[.O13];[.S13];[.W13]) / [.AC$2]" office:value-type="float" office:value="33.7689445416132" calcext:value-type="float">
            <text:p>33,7689445416132</text:p>
          </table:table-cell>
          <table:table-cell table:number-columns-repeated="3"/>
          <table:table-cell table:formula="of:=MAX([.C13];[.G13];[.K13];[.O13];[.S13];[.W13])" office:value-type="float" office:value="34.2669401168823" calcext:value-type="float">
            <text:p>34,2669401168823</text:p>
          </table:table-cell>
          <table:table-cell table:formula="of:=MIN([.C13];[.G13];[.K13];[.O13];[.S13];[.W13])" office:value-type="float" office:value="33.0183250904083" calcext:value-type="float">
            <text:p>33,01832509040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2263" calcext:value-type="float">
            <text:p>2263</text:p>
          </table:table-cell>
          <table:table-cell office:value-type="float" office:value="38.772064447403" calcext:value-type="float">
            <text:p>38,77206444740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263" calcext:value-type="float">
            <text:p>2263</text:p>
          </table:table-cell>
          <table:table-cell office:value-type="float" office:value="40.7504091262817" calcext:value-type="float">
            <text:p>40,750409126281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263" calcext:value-type="float">
            <text:p>2263</text:p>
          </table:table-cell>
          <table:table-cell office:value-type="float" office:value="39.3752164840698" calcext:value-type="float">
            <text:p>39,375216484069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263" calcext:value-type="float">
            <text:p>2263</text:p>
          </table:table-cell>
          <table:table-cell office:value-type="float" office:value="40.1329874992371" calcext:value-type="float">
            <text:p>40,132987499237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263" calcext:value-type="float">
            <text:p>2263</text:p>
          </table:table-cell>
          <table:table-cell office:value-type="float" office:value="40.1249613761902" calcext:value-type="float">
            <text:p>40,124961376190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263" calcext:value-type="float">
            <text:p>2263</text:p>
          </table:table-cell>
          <table:table-cell office:value-type="float" office:value="39.6730010509491" calcext:value-type="float">
            <text:p>39,6730010509491</text:p>
          </table:table-cell>
          <table:table-cell/>
          <table:table-cell office:value-type="string" calcext:value-type="string">
            <text:p>Janela12</text:p>
          </table:table-cell>
          <table:table-cell table:formula="of:=[.B14]" office:value-type="float" office:value="2263" calcext:value-type="float">
            <text:p>2263</text:p>
          </table:table-cell>
          <table:table-cell table:formula="of:=SUM([.C14];[.G14];[.K14];[.O14];[.S14];[.W14]) / [.AC$2]" office:value-type="float" office:value="39.8047733306885" calcext:value-type="float">
            <text:p>39,8047733306885</text:p>
          </table:table-cell>
          <table:table-cell table:number-columns-repeated="3"/>
          <table:table-cell table:formula="of:=MAX([.C14];[.G14];[.K14];[.O14];[.S14];[.W14])" office:value-type="float" office:value="40.7504091262817" calcext:value-type="float">
            <text:p>40,7504091262817</text:p>
          </table:table-cell>
          <table:table-cell table:formula="of:=MIN([.C14];[.G14];[.K14];[.O14];[.S14];[.W14])" office:value-type="float" office:value="38.772064447403" calcext:value-type="float">
            <text:p>38,7720644474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17159" calcext:value-type="float">
            <text:p>17159</text:p>
          </table:table-cell>
          <table:table-cell office:value-type="float" office:value="36.4199528694153" calcext:value-type="float">
            <text:p>36,419952869415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7159" calcext:value-type="float">
            <text:p>17159</text:p>
          </table:table-cell>
          <table:table-cell office:value-type="float" office:value="38.5777719020844" calcext:value-type="float">
            <text:p>38,577771902084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7159" calcext:value-type="float">
            <text:p>17159</text:p>
          </table:table-cell>
          <table:table-cell office:value-type="float" office:value="37.2174551486969" calcext:value-type="float">
            <text:p>37,217455148696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7159" calcext:value-type="float">
            <text:p>17159</text:p>
          </table:table-cell>
          <table:table-cell office:value-type="float" office:value="36.7753837108612" calcext:value-type="float">
            <text:p>36,7753837108612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7159" calcext:value-type="float">
            <text:p>17159</text:p>
          </table:table-cell>
          <table:table-cell office:value-type="float" office:value="37.2642221450806" calcext:value-type="float">
            <text:p>37,264222145080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7159" calcext:value-type="float">
            <text:p>17159</text:p>
          </table:table-cell>
          <table:table-cell office:value-type="float" office:value="36.3538908958435" calcext:value-type="float">
            <text:p>36,3538908958435</text:p>
          </table:table-cell>
          <table:table-cell/>
          <table:table-cell office:value-type="string" calcext:value-type="string">
            <text:p>Janela13</text:p>
          </table:table-cell>
          <table:table-cell table:formula="of:=[.B15]" office:value-type="float" office:value="17159" calcext:value-type="float">
            <text:p>17159</text:p>
          </table:table-cell>
          <table:table-cell table:formula="of:=SUM([.C15];[.G15];[.K15];[.O15];[.S15];[.W15]) / [.AC$2]" office:value-type="float" office:value="37.101446111997" calcext:value-type="float">
            <text:p>37,101446111997</text:p>
          </table:table-cell>
          <table:table-cell table:number-columns-repeated="3"/>
          <table:table-cell table:formula="of:=MAX([.C15];[.G15];[.K15];[.O15];[.S15];[.W15])" office:value-type="float" office:value="38.5777719020844" calcext:value-type="float">
            <text:p>38,5777719020844</text:p>
          </table:table-cell>
          <table:table-cell table:formula="of:=MIN([.C15];[.G15];[.K15];[.O15];[.S15];[.W15])" office:value-type="float" office:value="36.3538908958435" calcext:value-type="float">
            <text:p>36,35389089584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1426" calcext:value-type="float">
            <text:p>1426</text:p>
          </table:table-cell>
          <table:table-cell office:value-type="float" office:value="33.0776834487915" calcext:value-type="float">
            <text:p>33,077683448791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26" calcext:value-type="float">
            <text:p>1426</text:p>
          </table:table-cell>
          <table:table-cell office:value-type="float" office:value="33.0053195953369" calcext:value-type="float">
            <text:p>33,005319595336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26" calcext:value-type="float">
            <text:p>1426</text:p>
          </table:table-cell>
          <table:table-cell office:value-type="float" office:value="33.8056290149689" calcext:value-type="float">
            <text:p>33,805629014968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26" calcext:value-type="float">
            <text:p>1426</text:p>
          </table:table-cell>
          <table:table-cell office:value-type="float" office:value="33.6244969367981" calcext:value-type="float">
            <text:p>33,624496936798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26" calcext:value-type="float">
            <text:p>1426</text:p>
          </table:table-cell>
          <table:table-cell office:value-type="float" office:value="34.2719733715057" calcext:value-type="float">
            <text:p>34,271973371505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26" calcext:value-type="float">
            <text:p>1426</text:p>
          </table:table-cell>
          <table:table-cell office:value-type="float" office:value="33.4449920654297" calcext:value-type="float">
            <text:p>33,4449920654297</text:p>
          </table:table-cell>
          <table:table-cell/>
          <table:table-cell office:value-type="string" calcext:value-type="string">
            <text:p>Janela14</text:p>
          </table:table-cell>
          <table:table-cell table:formula="of:=[.B16]" office:value-type="float" office:value="1426" calcext:value-type="float">
            <text:p>1426</text:p>
          </table:table-cell>
          <table:table-cell table:formula="of:=SUM([.C16];[.G16];[.K16];[.O16];[.S16];[.W16]) / [.AC$2]" office:value-type="float" office:value="33.5383490721385" calcext:value-type="float">
            <text:p>33,5383490721385</text:p>
          </table:table-cell>
          <table:table-cell table:number-columns-repeated="3"/>
          <table:table-cell table:formula="of:=MAX([.C16];[.G16];[.K16];[.O16];[.S16];[.W16])" office:value-type="float" office:value="34.2719733715057" calcext:value-type="float">
            <text:p>34,2719733715057</text:p>
          </table:table-cell>
          <table:table-cell table:formula="of:=MIN([.C16];[.G16];[.K16];[.O16];[.S16];[.W16])" office:value-type="float" office:value="33.0053195953369" calcext:value-type="float">
            <text:p>33,00531959533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31406" calcext:value-type="float">
            <text:p>31406</text:p>
          </table:table-cell>
          <table:table-cell office:value-type="float" office:value="54.2260496616364" calcext:value-type="float">
            <text:p>54,2260496616364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31406" calcext:value-type="float">
            <text:p>31406</text:p>
          </table:table-cell>
          <table:table-cell office:value-type="float" office:value="53.2003793716431" calcext:value-type="float">
            <text:p>53,200379371643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31406" calcext:value-type="float">
            <text:p>31406</text:p>
          </table:table-cell>
          <table:table-cell office:value-type="float" office:value="51.9473295211792" calcext:value-type="float">
            <text:p>51,947329521179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31406" calcext:value-type="float">
            <text:p>31406</text:p>
          </table:table-cell>
          <table:table-cell office:value-type="float" office:value="52.6616561412811" calcext:value-type="float">
            <text:p>52,661656141281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31406" calcext:value-type="float">
            <text:p>31406</text:p>
          </table:table-cell>
          <table:table-cell office:value-type="float" office:value="52.5937843322754" calcext:value-type="float">
            <text:p>52,5937843322754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31406" calcext:value-type="float">
            <text:p>31406</text:p>
          </table:table-cell>
          <table:table-cell office:value-type="float" office:value="53.1611664295197" calcext:value-type="float">
            <text:p>53,1611664295197</text:p>
          </table:table-cell>
          <table:table-cell/>
          <table:table-cell office:value-type="string" calcext:value-type="string">
            <text:p>Janela15</text:p>
          </table:table-cell>
          <table:table-cell table:formula="of:=[.B17]" office:value-type="float" office:value="31406" calcext:value-type="float">
            <text:p>31406</text:p>
          </table:table-cell>
          <table:table-cell table:formula="of:=SUM([.C17];[.G17];[.K17];[.O17];[.S17];[.W17]) / [.AC$2]" office:value-type="float" office:value="52.9650609095892" calcext:value-type="float">
            <text:p>52,9650609095892</text:p>
          </table:table-cell>
          <table:table-cell table:number-columns-repeated="3"/>
          <table:table-cell table:formula="of:=MAX([.C17];[.G17];[.K17];[.O17];[.S17];[.W17])" office:value-type="float" office:value="54.2260496616364" calcext:value-type="float">
            <text:p>54,2260496616364</text:p>
          </table:table-cell>
          <table:table-cell table:formula="of:=MIN([.C17];[.G17];[.K17];[.O17];[.S17];[.W17])" office:value-type="float" office:value="51.9473295211792" calcext:value-type="float">
            <text:p>51,94732952117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159628" calcext:value-type="float">
            <text:p>159628</text:p>
          </table:table-cell>
          <table:table-cell office:value-type="float" office:value="66.5134189128876" calcext:value-type="float">
            <text:p>66,513418912887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59628" calcext:value-type="float">
            <text:p>159628</text:p>
          </table:table-cell>
          <table:table-cell office:value-type="float" office:value="61.6956589221954" calcext:value-type="float">
            <text:p>61,695658922195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59628" calcext:value-type="float">
            <text:p>159628</text:p>
          </table:table-cell>
          <table:table-cell office:value-type="float" office:value="61.1532685756683" calcext:value-type="float">
            <text:p>61,153268575668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59628" calcext:value-type="float">
            <text:p>159628</text:p>
          </table:table-cell>
          <table:table-cell office:value-type="float" office:value="61.3582088947296" calcext:value-type="float">
            <text:p>61,358208894729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59628" calcext:value-type="float">
            <text:p>159628</text:p>
          </table:table-cell>
          <table:table-cell office:value-type="float" office:value="61.1306643486023" calcext:value-type="float">
            <text:p>61,130664348602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59628" calcext:value-type="float">
            <text:p>159628</text:p>
          </table:table-cell>
          <table:table-cell office:value-type="float" office:value="61.382556438446" calcext:value-type="float">
            <text:p>61,382556438446</text:p>
          </table:table-cell>
          <table:table-cell/>
          <table:table-cell office:value-type="string" calcext:value-type="string">
            <text:p>Janela16</text:p>
          </table:table-cell>
          <table:table-cell table:formula="of:=[.B18]" office:value-type="float" office:value="159628" calcext:value-type="float">
            <text:p>159628</text:p>
          </table:table-cell>
          <table:table-cell table:formula="of:=SUM([.C18];[.G18];[.K18];[.O18];[.S18];[.W18]) / [.AC$2]" office:value-type="float" office:value="62.2056293487549" calcext:value-type="float">
            <text:p>62,2056293487549</text:p>
          </table:table-cell>
          <table:table-cell table:number-columns-repeated="3"/>
          <table:table-cell table:formula="of:=MAX([.C18];[.G18];[.K18];[.O18];[.S18];[.W18])" office:value-type="float" office:value="66.5134189128876" calcext:value-type="float">
            <text:p>66,5134189128876</text:p>
          </table:table-cell>
          <table:table-cell table:formula="of:=MIN([.C18];[.G18];[.K18];[.O18];[.S18];[.W18])" office:value-type="float" office:value="61.1306643486023" calcext:value-type="float">
            <text:p>61,13066434860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910204" calcext:value-type="float">
            <text:p>910204</text:p>
          </table:table-cell>
          <table:table-cell office:value-type="float" office:value="61.1506917476654" calcext:value-type="float">
            <text:p>61,150691747665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910204" calcext:value-type="float">
            <text:p>910204</text:p>
          </table:table-cell>
          <table:table-cell office:value-type="float" office:value="59.7879192829132" calcext:value-type="float">
            <text:p>59,787919282913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910204" calcext:value-type="float">
            <text:p>910204</text:p>
          </table:table-cell>
          <table:table-cell office:value-type="float" office:value="59.2535927295685" calcext:value-type="float">
            <text:p>59,253592729568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910204" calcext:value-type="float">
            <text:p>910204</text:p>
          </table:table-cell>
          <table:table-cell office:value-type="float" office:value="61.4297437667847" calcext:value-type="float">
            <text:p>61,429743766784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910204" calcext:value-type="float">
            <text:p>910204</text:p>
          </table:table-cell>
          <table:table-cell office:value-type="float" office:value="60.9728002548218" calcext:value-type="float">
            <text:p>60,972800254821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910204" calcext:value-type="float">
            <text:p>910204</text:p>
          </table:table-cell>
          <table:table-cell office:value-type="float" office:value="59.3967196941376" calcext:value-type="float">
            <text:p>59,3967196941376</text:p>
          </table:table-cell>
          <table:table-cell/>
          <table:table-cell office:value-type="string" calcext:value-type="string">
            <text:p>Janela17</text:p>
          </table:table-cell>
          <table:table-cell table:formula="of:=[.B19]" office:value-type="float" office:value="910204" calcext:value-type="float">
            <text:p>910204</text:p>
          </table:table-cell>
          <table:table-cell table:formula="of:=SUM([.C19];[.G19];[.K19];[.O19];[.S19];[.W19]) / [.AC$2]" office:value-type="float" office:value="60.3319112459819" calcext:value-type="float">
            <text:p>60,3319112459819</text:p>
          </table:table-cell>
          <table:table-cell table:number-columns-repeated="3"/>
          <table:table-cell table:formula="of:=MAX([.C19];[.G19];[.K19];[.O19];[.S19];[.W19])" office:value-type="float" office:value="61.4297437667847" calcext:value-type="float">
            <text:p>61,4297437667847</text:p>
          </table:table-cell>
          <table:table-cell table:formula="of:=MIN([.C19];[.G19];[.K19];[.O19];[.S19];[.W19])" office:value-type="float" office:value="59.2535927295685" calcext:value-type="float">
            <text:p>59,25359272956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13453" calcext:value-type="float">
            <text:p>13453</text:p>
          </table:table-cell>
          <table:table-cell office:value-type="float" office:value="44.0294840335846" calcext:value-type="float">
            <text:p>44,029484033584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3453" calcext:value-type="float">
            <text:p>13453</text:p>
          </table:table-cell>
          <table:table-cell office:value-type="float" office:value="44.969250202179" calcext:value-type="float">
            <text:p>44,96925020217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3453" calcext:value-type="float">
            <text:p>13453</text:p>
          </table:table-cell>
          <table:table-cell office:value-type="float" office:value="45.1684262752533" calcext:value-type="float">
            <text:p>45,168426275253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3453" calcext:value-type="float">
            <text:p>13453</text:p>
          </table:table-cell>
          <table:table-cell office:value-type="float" office:value="46.3082585334778" calcext:value-type="float">
            <text:p>46,308258533477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3453" calcext:value-type="float">
            <text:p>13453</text:p>
          </table:table-cell>
          <table:table-cell office:value-type="float" office:value="45.8756372928619" calcext:value-type="float">
            <text:p>45,875637292861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3453" calcext:value-type="float">
            <text:p>13453</text:p>
          </table:table-cell>
          <table:table-cell office:value-type="float" office:value="45.5478897094727" calcext:value-type="float">
            <text:p>45,5478897094727</text:p>
          </table:table-cell>
          <table:table-cell/>
          <table:table-cell office:value-type="string" calcext:value-type="string">
            <text:p>Janela18</text:p>
          </table:table-cell>
          <table:table-cell table:formula="of:=[.B20]" office:value-type="float" office:value="13453" calcext:value-type="float">
            <text:p>13453</text:p>
          </table:table-cell>
          <table:table-cell table:formula="of:=SUM([.C20];[.G20];[.K20];[.O20];[.S20];[.W20]) / [.AC$2]" office:value-type="float" office:value="45.3164910078049" calcext:value-type="float">
            <text:p>45,3164910078049</text:p>
          </table:table-cell>
          <table:table-cell table:number-columns-repeated="3"/>
          <table:table-cell table:formula="of:=MAX([.C20];[.G20];[.K20];[.O20];[.S20];[.W20])" office:value-type="float" office:value="46.3082585334778" calcext:value-type="float">
            <text:p>46,3082585334778</text:p>
          </table:table-cell>
          <table:table-cell table:formula="of:=MIN([.C20];[.G20];[.K20];[.O20];[.S20];[.W20])" office:value-type="float" office:value="44.0294840335846" calcext:value-type="float">
            <text:p>44,02948403358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208344" calcext:value-type="float">
            <text:p>208344</text:p>
          </table:table-cell>
          <table:table-cell office:value-type="float" office:value="53.197815656662" calcext:value-type="float">
            <text:p>53,19781565666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08344" calcext:value-type="float">
            <text:p>208344</text:p>
          </table:table-cell>
          <table:table-cell office:value-type="float" office:value="51.5110323429108" calcext:value-type="float">
            <text:p>51,511032342910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08344" calcext:value-type="float">
            <text:p>208344</text:p>
          </table:table-cell>
          <table:table-cell office:value-type="float" office:value="50.2676610946655" calcext:value-type="float">
            <text:p>50,267661094665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08344" calcext:value-type="float">
            <text:p>208344</text:p>
          </table:table-cell>
          <table:table-cell office:value-type="float" office:value="50.9642059803009" calcext:value-type="float">
            <text:p>50,9642059803009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08344" calcext:value-type="float">
            <text:p>208344</text:p>
          </table:table-cell>
          <table:table-cell office:value-type="float" office:value="50.94331407547" calcext:value-type="float">
            <text:p>50,9433140754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08344" calcext:value-type="float">
            <text:p>208344</text:p>
          </table:table-cell>
          <table:table-cell office:value-type="float" office:value="50.4622416496277" calcext:value-type="float">
            <text:p>50,4622416496277</text:p>
          </table:table-cell>
          <table:table-cell/>
          <table:table-cell office:value-type="string" calcext:value-type="string">
            <text:p>Janela19</text:p>
          </table:table-cell>
          <table:table-cell table:formula="of:=[.B21]" office:value-type="float" office:value="208344" calcext:value-type="float">
            <text:p>208344</text:p>
          </table:table-cell>
          <table:table-cell table:formula="of:=SUM([.C21];[.G21];[.K21];[.O21];[.S21];[.W21]) / [.AC$2]" office:value-type="float" office:value="51.2243784666062" calcext:value-type="float">
            <text:p>51,2243784666062</text:p>
          </table:table-cell>
          <table:table-cell table:number-columns-repeated="3"/>
          <table:table-cell table:formula="of:=MAX([.C21];[.G21];[.K21];[.O21];[.S21];[.W21])" office:value-type="float" office:value="53.197815656662" calcext:value-type="float">
            <text:p>53,197815656662</text:p>
          </table:table-cell>
          <table:table-cell table:formula="of:=MIN([.C21];[.G21];[.K21];[.O21];[.S21];[.W21])" office:value-type="float" office:value="50.2676610946655" calcext:value-type="float">
            <text:p>50,26766109466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8779" calcext:value-type="float">
            <text:p>8779</text:p>
          </table:table-cell>
          <table:table-cell office:value-type="float" office:value="54.3984842300415" calcext:value-type="float">
            <text:p>54,398484230041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8779" calcext:value-type="float">
            <text:p>8779</text:p>
          </table:table-cell>
          <table:table-cell office:value-type="float" office:value="55.8250584602356" calcext:value-type="float">
            <text:p>55,825058460235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8779" calcext:value-type="float">
            <text:p>8779</text:p>
          </table:table-cell>
          <table:table-cell office:value-type="float" office:value="53.4083302021027" calcext:value-type="float">
            <text:p>53,408330202102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8779" calcext:value-type="float">
            <text:p>8779</text:p>
          </table:table-cell>
          <table:table-cell office:value-type="float" office:value="54.2095363140106" calcext:value-type="float">
            <text:p>54,209536314010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8779" calcext:value-type="float">
            <text:p>8779</text:p>
          </table:table-cell>
          <table:table-cell office:value-type="float" office:value="53.8327922821045" calcext:value-type="float">
            <text:p>53,832792282104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8779" calcext:value-type="float">
            <text:p>8779</text:p>
          </table:table-cell>
          <table:table-cell office:value-type="float" office:value="54.0510382652283" calcext:value-type="float">
            <text:p>54,0510382652283</text:p>
          </table:table-cell>
          <table:table-cell/>
          <table:table-cell office:value-type="string" calcext:value-type="string">
            <text:p>Janela20</text:p>
          </table:table-cell>
          <table:table-cell table:formula="of:=[.B22]" office:value-type="float" office:value="8779" calcext:value-type="float">
            <text:p>8779</text:p>
          </table:table-cell>
          <table:table-cell table:formula="of:=SUM([.C22];[.G22];[.K22];[.O22];[.S22];[.W22]) / [.AC$2]" office:value-type="float" office:value="54.2875399589539" calcext:value-type="float">
            <text:p>54,2875399589539</text:p>
          </table:table-cell>
          <table:table-cell table:number-columns-repeated="3"/>
          <table:table-cell table:formula="of:=MAX([.C22];[.G22];[.K22];[.O22];[.S22];[.W22])" office:value-type="float" office:value="55.8250584602356" calcext:value-type="float">
            <text:p>55,8250584602356</text:p>
          </table:table-cell>
          <table:table-cell table:formula="of:=MIN([.C22];[.G22];[.K22];[.O22];[.S22];[.W22])" office:value-type="float" office:value="53.4083302021027" calcext:value-type="float">
            <text:p>53,40833020210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337590" calcext:value-type="float">
            <text:p>337590</text:p>
          </table:table-cell>
          <table:table-cell office:value-type="float" office:value="84.3235173225403" calcext:value-type="float">
            <text:p>84,3235173225403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37590" calcext:value-type="float">
            <text:p>337590</text:p>
          </table:table-cell>
          <table:table-cell office:value-type="float" office:value="81.8850934505463" calcext:value-type="float">
            <text:p>81,8850934505463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37590" calcext:value-type="float">
            <text:p>337590</text:p>
          </table:table-cell>
          <table:table-cell office:value-type="float" office:value="82.1471774578095" calcext:value-type="float">
            <text:p>82,147177457809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37590" calcext:value-type="float">
            <text:p>337590</text:p>
          </table:table-cell>
          <table:table-cell office:value-type="float" office:value="83.1395747661591" calcext:value-type="float">
            <text:p>83,139574766159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37590" calcext:value-type="float">
            <text:p>337590</text:p>
          </table:table-cell>
          <table:table-cell office:value-type="float" office:value="82.3105535507202" calcext:value-type="float">
            <text:p>82,310553550720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37590" calcext:value-type="float">
            <text:p>337590</text:p>
          </table:table-cell>
          <table:table-cell office:value-type="float" office:value="83.7477290630341" calcext:value-type="float">
            <text:p>83,7477290630341</text:p>
          </table:table-cell>
          <table:table-cell/>
          <table:table-cell office:value-type="string" calcext:value-type="string">
            <text:p>Janela21</text:p>
          </table:table-cell>
          <table:table-cell table:formula="of:=[.B23]" office:value-type="float" office:value="337590" calcext:value-type="float">
            <text:p>337590</text:p>
          </table:table-cell>
          <table:table-cell table:formula="of:=SUM([.C23];[.G23];[.K23];[.O23];[.S23];[.W23]) / [.AC$2]" office:value-type="float" office:value="82.9256076018016" calcext:value-type="float">
            <text:p>82,9256076018016</text:p>
          </table:table-cell>
          <table:table-cell table:number-columns-repeated="3"/>
          <table:table-cell table:formula="of:=MAX([.C23];[.G23];[.K23];[.O23];[.S23];[.W23])" office:value-type="float" office:value="84.3235173225403" calcext:value-type="float">
            <text:p>84,3235173225403</text:p>
          </table:table-cell>
          <table:table-cell table:formula="of:=MIN([.C23];[.G23];[.K23];[.O23];[.S23];[.W23])" office:value-type="float" office:value="81.8850934505463" calcext:value-type="float">
            <text:p>81,88509345054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20682" calcext:value-type="float">
            <text:p>20682</text:p>
          </table:table-cell>
          <table:table-cell office:value-type="float" office:value="58.8507943153381" calcext:value-type="float">
            <text:p>58,850794315338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0682" calcext:value-type="float">
            <text:p>20682</text:p>
          </table:table-cell>
          <table:table-cell office:value-type="float" office:value="57.00723528862" calcext:value-type="float">
            <text:p>57,0072352886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0682" calcext:value-type="float">
            <text:p>20682</text:p>
          </table:table-cell>
          <table:table-cell office:value-type="float" office:value="57.7744417190552" calcext:value-type="float">
            <text:p>57,774441719055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0682" calcext:value-type="float">
            <text:p>20682</text:p>
          </table:table-cell>
          <table:table-cell office:value-type="float" office:value="57.0357098579407" calcext:value-type="float">
            <text:p>57,035709857940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0682" calcext:value-type="float">
            <text:p>20682</text:p>
          </table:table-cell>
          <table:table-cell office:value-type="float" office:value="58.0824947357178" calcext:value-type="float">
            <text:p>58,082494735717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0682" calcext:value-type="float">
            <text:p>20682</text:p>
          </table:table-cell>
          <table:table-cell office:value-type="float" office:value="57.9659361839294" calcext:value-type="float">
            <text:p>57,9659361839294</text:p>
          </table:table-cell>
          <table:table-cell/>
          <table:table-cell office:value-type="string" calcext:value-type="string">
            <text:p>Janela22</text:p>
          </table:table-cell>
          <table:table-cell table:formula="of:=[.B24]" office:value-type="float" office:value="20682" calcext:value-type="float">
            <text:p>20682</text:p>
          </table:table-cell>
          <table:table-cell table:formula="of:=SUM([.C24];[.G24];[.K24];[.O24];[.S24];[.W24]) / [.AC$2]" office:value-type="float" office:value="57.7861020167669" calcext:value-type="float">
            <text:p>57,7861020167669</text:p>
          </table:table-cell>
          <table:table-cell table:number-columns-repeated="3"/>
          <table:table-cell table:formula="of:=MAX([.C24];[.G24];[.K24];[.O24];[.S24];[.W24])" office:value-type="float" office:value="58.8507943153381" calcext:value-type="float">
            <text:p>58,8507943153381</text:p>
          </table:table-cell>
          <table:table-cell table:formula="of:=MIN([.C24];[.G24];[.K24];[.O24];[.S24];[.W24])" office:value-type="float" office:value="57.00723528862" calcext:value-type="float">
            <text:p>57,007235288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8862" calcext:value-type="float">
            <text:p>8862</text:p>
          </table:table-cell>
          <table:table-cell office:value-type="float" office:value="62.3702487945557" calcext:value-type="float">
            <text:p>62,370248794555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862" calcext:value-type="float">
            <text:p>8862</text:p>
          </table:table-cell>
          <table:table-cell office:value-type="float" office:value="61.3087849617004" calcext:value-type="float">
            <text:p>61,308784961700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862" calcext:value-type="float">
            <text:p>8862</text:p>
          </table:table-cell>
          <table:table-cell office:value-type="float" office:value="63.1811168193817" calcext:value-type="float">
            <text:p>63,181116819381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862" calcext:value-type="float">
            <text:p>8862</text:p>
          </table:table-cell>
          <table:table-cell office:value-type="float" office:value="59.2381906509399" calcext:value-type="float">
            <text:p>59,2381906509399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862" calcext:value-type="float">
            <text:p>8862</text:p>
          </table:table-cell>
          <table:table-cell office:value-type="float" office:value="60.9863345623016" calcext:value-type="float">
            <text:p>60,986334562301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862" calcext:value-type="float">
            <text:p>8862</text:p>
          </table:table-cell>
          <table:table-cell office:value-type="float" office:value="60.5445156097412" calcext:value-type="float">
            <text:p>60,5445156097412</text:p>
          </table:table-cell>
          <table:table-cell/>
          <table:table-cell office:value-type="string" calcext:value-type="string">
            <text:p>Janela23</text:p>
          </table:table-cell>
          <table:table-cell table:formula="of:=[.B25]" office:value-type="float" office:value="8862" calcext:value-type="float">
            <text:p>8862</text:p>
          </table:table-cell>
          <table:table-cell table:formula="of:=SUM([.C25];[.G25];[.K25];[.O25];[.S25];[.W25]) / [.AC$2]" office:value-type="float" office:value="61.2715318997701" calcext:value-type="float">
            <text:p>61,2715318997701</text:p>
          </table:table-cell>
          <table:table-cell table:number-columns-repeated="3"/>
          <table:table-cell table:formula="of:=MAX([.C25];[.G25];[.K25];[.O25];[.S25];[.W25])" office:value-type="float" office:value="63.1811168193817" calcext:value-type="float">
            <text:p>63,1811168193817</text:p>
          </table:table-cell>
          <table:table-cell table:formula="of:=MIN([.C25];[.G25];[.K25];[.O25];[.S25];[.W25])" office:value-type="float" office:value="59.2381906509399" calcext:value-type="float">
            <text:p>59,23819065093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2260" calcext:value-type="float">
            <text:p>2260</text:p>
          </table:table-cell>
          <table:table-cell office:value-type="float" office:value="59.5077061653137" calcext:value-type="float">
            <text:p>59,507706165313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2260" calcext:value-type="float">
            <text:p>2260</text:p>
          </table:table-cell>
          <table:table-cell office:value-type="float" office:value="57.0162532329559" calcext:value-type="float">
            <text:p>57,016253232955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2260" calcext:value-type="float">
            <text:p>2260</text:p>
          </table:table-cell>
          <table:table-cell office:value-type="float" office:value="58.2147555351257" calcext:value-type="float">
            <text:p>58,214755535125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2260" calcext:value-type="float">
            <text:p>2260</text:p>
          </table:table-cell>
          <table:table-cell office:value-type="float" office:value="59.2850475311279" calcext:value-type="float">
            <text:p>59,285047531127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2260" calcext:value-type="float">
            <text:p>2260</text:p>
          </table:table-cell>
          <table:table-cell office:value-type="float" office:value="58.477844953537" calcext:value-type="float">
            <text:p>58,47784495353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2260" calcext:value-type="float">
            <text:p>2260</text:p>
          </table:table-cell>
          <table:table-cell office:value-type="float" office:value="57.6807818412781" calcext:value-type="float">
            <text:p>57,6807818412781</text:p>
          </table:table-cell>
          <table:table-cell/>
          <table:table-cell office:value-type="string" calcext:value-type="string">
            <text:p>Janela24</text:p>
          </table:table-cell>
          <table:table-cell table:formula="of:=[.B26]" office:value-type="float" office:value="2260" calcext:value-type="float">
            <text:p>2260</text:p>
          </table:table-cell>
          <table:table-cell table:formula="of:=SUM([.C26];[.G26];[.K26];[.O26];[.S26];[.W26]) / [.AC$2]" office:value-type="float" office:value="58.363731543223" calcext:value-type="float">
            <text:p>58,363731543223</text:p>
          </table:table-cell>
          <table:table-cell table:number-columns-repeated="3"/>
          <table:table-cell table:formula="of:=MAX([.C26];[.G26];[.K26];[.O26];[.S26];[.W26])" office:value-type="float" office:value="59.5077061653137" calcext:value-type="float">
            <text:p>59,5077061653137</text:p>
          </table:table-cell>
          <table:table-cell table:formula="of:=MIN([.C26];[.G26];[.K26];[.O26];[.S26];[.W26])" office:value-type="float" office:value="57.0162532329559" calcext:value-type="float">
            <text:p>57,01625323295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282111" calcext:value-type="float">
            <text:p>282111</text:p>
          </table:table-cell>
          <table:table-cell office:value-type="float" office:value="62.1263546943665" calcext:value-type="float">
            <text:p>62,126354694366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82111" calcext:value-type="float">
            <text:p>282111</text:p>
          </table:table-cell>
          <table:table-cell office:value-type="float" office:value="59.9832808971405" calcext:value-type="float">
            <text:p>59,983280897140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82111" calcext:value-type="float">
            <text:p>282111</text:p>
          </table:table-cell>
          <table:table-cell office:value-type="float" office:value="59.0781621932983" calcext:value-type="float">
            <text:p>59,078162193298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82111" calcext:value-type="float">
            <text:p>282111</text:p>
          </table:table-cell>
          <table:table-cell office:value-type="float" office:value="57.2387630939484" calcext:value-type="float">
            <text:p>57,238763093948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82111" calcext:value-type="float">
            <text:p>282111</text:p>
          </table:table-cell>
          <table:table-cell office:value-type="float" office:value="58.993424654007" calcext:value-type="float">
            <text:p>58,99342465400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82111" calcext:value-type="float">
            <text:p>282111</text:p>
          </table:table-cell>
          <table:table-cell office:value-type="float" office:value="59.1699044704437" calcext:value-type="float">
            <text:p>59,1699044704437</text:p>
          </table:table-cell>
          <table:table-cell/>
          <table:table-cell office:value-type="string" calcext:value-type="string">
            <text:p>Janela25</text:p>
          </table:table-cell>
          <table:table-cell table:formula="of:=[.B27]" office:value-type="float" office:value="282111" calcext:value-type="float">
            <text:p>282111</text:p>
          </table:table-cell>
          <table:table-cell table:formula="of:=SUM([.C27];[.G27];[.K27];[.O27];[.S27];[.W27]) / [.AC$2]" office:value-type="float" office:value="59.4316483338674" calcext:value-type="float">
            <text:p>59,4316483338674</text:p>
          </table:table-cell>
          <table:table-cell table:number-columns-repeated="3"/>
          <table:table-cell table:formula="of:=MAX([.C27];[.G27];[.K27];[.O27];[.S27];[.W27])" office:value-type="float" office:value="62.1263546943665" calcext:value-type="float">
            <text:p>62,1263546943665</text:p>
          </table:table-cell>
          <table:table-cell table:formula="of:=MIN([.C27];[.G27];[.K27];[.O27];[.S27];[.W27])" office:value-type="float" office:value="57.2387630939484" calcext:value-type="float">
            <text:p>57,23876309394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3233" calcext:value-type="float">
            <text:p>3233</text:p>
          </table:table-cell>
          <table:table-cell office:value-type="float" office:value="51.6950895786285" calcext:value-type="float">
            <text:p>51,695089578628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233" calcext:value-type="float">
            <text:p>3233</text:p>
          </table:table-cell>
          <table:table-cell office:value-type="float" office:value="52.7483158111572" calcext:value-type="float">
            <text:p>52,748315811157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233" calcext:value-type="float">
            <text:p>3233</text:p>
          </table:table-cell>
          <table:table-cell office:value-type="float" office:value="52.5469222068787" calcext:value-type="float">
            <text:p>52,546922206878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233" calcext:value-type="float">
            <text:p>3233</text:p>
          </table:table-cell>
          <table:table-cell office:value-type="float" office:value="49.6481499671936" calcext:value-type="float">
            <text:p>49,648149967193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233" calcext:value-type="float">
            <text:p>3233</text:p>
          </table:table-cell>
          <table:table-cell office:value-type="float" office:value="51.3839817047119" calcext:value-type="float">
            <text:p>51,383981704711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233" calcext:value-type="float">
            <text:p>3233</text:p>
          </table:table-cell>
          <table:table-cell office:value-type="float" office:value="52.5954141616821" calcext:value-type="float">
            <text:p>52,5954141616821</text:p>
          </table:table-cell>
          <table:table-cell/>
          <table:table-cell office:value-type="string" calcext:value-type="string">
            <text:p>Janela26</text:p>
          </table:table-cell>
          <table:table-cell table:formula="of:=[.B28]" office:value-type="float" office:value="3233" calcext:value-type="float">
            <text:p>3233</text:p>
          </table:table-cell>
          <table:table-cell table:formula="of:=SUM([.C28];[.G28];[.K28];[.O28];[.S28];[.W28]) / [.AC$2]" office:value-type="float" office:value="51.7696455717087" calcext:value-type="float">
            <text:p>51,7696455717087</text:p>
          </table:table-cell>
          <table:table-cell table:number-columns-repeated="3"/>
          <table:table-cell table:formula="of:=MAX([.C28];[.G28];[.K28];[.O28];[.S28];[.W28])" office:value-type="float" office:value="52.7483158111572" calcext:value-type="float">
            <text:p>52,7483158111572</text:p>
          </table:table-cell>
          <table:table-cell table:formula="of:=MIN([.C28];[.G28];[.K28];[.O28];[.S28];[.W28])" office:value-type="float" office:value="49.6481499671936" calcext:value-type="float">
            <text:p>49,64814996719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657683" calcext:value-type="float">
            <text:p>657683</text:p>
          </table:table-cell>
          <table:table-cell office:value-type="float" office:value="74.1705379486084" calcext:value-type="float">
            <text:p>74,170537948608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657683" calcext:value-type="float">
            <text:p>657683</text:p>
          </table:table-cell>
          <table:table-cell office:value-type="float" office:value="73.8989636898041" calcext:value-type="float">
            <text:p>73,898963689804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657683" calcext:value-type="float">
            <text:p>657683</text:p>
          </table:table-cell>
          <table:table-cell office:value-type="float" office:value="74.6345326900482" calcext:value-type="float">
            <text:p>74,6345326900482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657683" calcext:value-type="float">
            <text:p>657683</text:p>
          </table:table-cell>
          <table:table-cell office:value-type="float" office:value="73.5009269714355" calcext:value-type="float">
            <text:p>73,500926971435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657683" calcext:value-type="float">
            <text:p>657683</text:p>
          </table:table-cell>
          <table:table-cell office:value-type="float" office:value="74.1176509857178" calcext:value-type="float">
            <text:p>74,117650985717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657683" calcext:value-type="float">
            <text:p>657683</text:p>
          </table:table-cell>
          <table:table-cell office:value-type="float" office:value="74.3450124263763" calcext:value-type="float">
            <text:p>74,3450124263763</text:p>
          </table:table-cell>
          <table:table-cell/>
          <table:table-cell office:value-type="string" calcext:value-type="string">
            <text:p>Janela27</text:p>
          </table:table-cell>
          <table:table-cell table:formula="of:=[.B29]" office:value-type="float" office:value="657683" calcext:value-type="float">
            <text:p>657683</text:p>
          </table:table-cell>
          <table:table-cell table:formula="of:=SUM([.C29];[.G29];[.K29];[.O29];[.S29];[.W29]) / [.AC$2]" office:value-type="float" office:value="74.1112707853317" calcext:value-type="float">
            <text:p>74,1112707853317</text:p>
          </table:table-cell>
          <table:table-cell table:number-columns-repeated="3"/>
          <table:table-cell table:formula="of:=MAX([.C29];[.G29];[.K29];[.O29];[.S29];[.W29])" office:value-type="float" office:value="74.6345326900482" calcext:value-type="float">
            <text:p>74,6345326900482</text:p>
          </table:table-cell>
          <table:table-cell table:formula="of:=MIN([.C29];[.G29];[.K29];[.O29];[.S29];[.W29])" office:value-type="float" office:value="73.5009269714355" calcext:value-type="float">
            <text:p>73,50092697143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14348" calcext:value-type="float">
            <text:p>14348</text:p>
          </table:table-cell>
          <table:table-cell office:value-type="float" office:value="55.2080705165863" calcext:value-type="float">
            <text:p>55,208070516586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4348" calcext:value-type="float">
            <text:p>14348</text:p>
          </table:table-cell>
          <table:table-cell office:value-type="float" office:value="57.3111307621002" calcext:value-type="float">
            <text:p>57,311130762100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4348" calcext:value-type="float">
            <text:p>14348</text:p>
          </table:table-cell>
          <table:table-cell office:value-type="float" office:value="57.490140914917" calcext:value-type="float">
            <text:p>57,49014091491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4348" calcext:value-type="float">
            <text:p>14348</text:p>
          </table:table-cell>
          <table:table-cell office:value-type="float" office:value="56.0983593463898" calcext:value-type="float">
            <text:p>56,098359346389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4348" calcext:value-type="float">
            <text:p>14348</text:p>
          </table:table-cell>
          <table:table-cell office:value-type="float" office:value="57.1573541164398" calcext:value-type="float">
            <text:p>57,157354116439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4348" calcext:value-type="float">
            <text:p>14348</text:p>
          </table:table-cell>
          <table:table-cell office:value-type="float" office:value="57.0599222183228" calcext:value-type="float">
            <text:p>57,0599222183228</text:p>
          </table:table-cell>
          <table:table-cell/>
          <table:table-cell office:value-type="string" calcext:value-type="string">
            <text:p>Janela28</text:p>
          </table:table-cell>
          <table:table-cell table:formula="of:=[.B30]" office:value-type="float" office:value="14348" calcext:value-type="float">
            <text:p>14348</text:p>
          </table:table-cell>
          <table:table-cell table:formula="of:=SUM([.C30];[.G30];[.K30];[.O30];[.S30];[.W30]) / [.AC$2]" office:value-type="float" office:value="56.7208296457926" calcext:value-type="float">
            <text:p>56,7208296457926</text:p>
          </table:table-cell>
          <table:table-cell table:number-columns-repeated="3"/>
          <table:table-cell table:formula="of:=MAX([.C30];[.G30];[.K30];[.O30];[.S30];[.W30])" office:value-type="float" office:value="57.490140914917" calcext:value-type="float">
            <text:p>57,490140914917</text:p>
          </table:table-cell>
          <table:table-cell table:formula="of:=MIN([.C30];[.G30];[.K30];[.O30];[.S30];[.W30])" office:value-type="float" office:value="55.2080705165863" calcext:value-type="float">
            <text:p>55,20807051658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5062" calcext:value-type="float">
            <text:p>5062</text:p>
          </table:table-cell>
          <table:table-cell office:value-type="float" office:value="52.8346900939941" calcext:value-type="float">
            <text:p>52,834690093994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5062" calcext:value-type="float">
            <text:p>5062</text:p>
          </table:table-cell>
          <table:table-cell office:value-type="float" office:value="53.9857230186462" calcext:value-type="float">
            <text:p>53,985723018646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5062" calcext:value-type="float">
            <text:p>5062</text:p>
          </table:table-cell>
          <table:table-cell office:value-type="float" office:value="53.1739120483398" calcext:value-type="float">
            <text:p>53,1739120483398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5062" calcext:value-type="float">
            <text:p>5062</text:p>
          </table:table-cell>
          <table:table-cell office:value-type="float" office:value="52.9595944881439" calcext:value-type="float">
            <text:p>52,959594488143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5062" calcext:value-type="float">
            <text:p>5062</text:p>
          </table:table-cell>
          <table:table-cell office:value-type="float" office:value="53.8810555934906" calcext:value-type="float">
            <text:p>53,881055593490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5062" calcext:value-type="float">
            <text:p>5062</text:p>
          </table:table-cell>
          <table:table-cell office:value-type="float" office:value="53.5265891551971" calcext:value-type="float">
            <text:p>53,5265891551971</text:p>
          </table:table-cell>
          <table:table-cell/>
          <table:table-cell office:value-type="string" calcext:value-type="string">
            <text:p>Janela29</text:p>
          </table:table-cell>
          <table:table-cell table:formula="of:=[.B31]" office:value-type="float" office:value="5062" calcext:value-type="float">
            <text:p>5062</text:p>
          </table:table-cell>
          <table:table-cell table:formula="of:=SUM([.C31];[.G31];[.K31];[.O31];[.S31];[.W31]) / [.AC$2]" office:value-type="float" office:value="53.3935940663019" calcext:value-type="float">
            <text:p>53,3935940663019</text:p>
          </table:table-cell>
          <table:table-cell table:number-columns-repeated="3"/>
          <table:table-cell table:formula="of:=MAX([.C31];[.G31];[.K31];[.O31];[.S31];[.W31])" office:value-type="float" office:value="53.9857230186462" calcext:value-type="float">
            <text:p>53,9857230186462</text:p>
          </table:table-cell>
          <table:table-cell table:formula="of:=MIN([.C31];[.G31];[.K31];[.O31];[.S31];[.W31])" office:value-type="float" office:value="52.8346900939941" calcext:value-type="float">
            <text:p>52,83469009399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171514" calcext:value-type="float">
            <text:p>171514</text:p>
          </table:table-cell>
          <table:table-cell office:value-type="float" office:value="79.7781405448914" calcext:value-type="float">
            <text:p>79,778140544891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71514" calcext:value-type="float">
            <text:p>171514</text:p>
          </table:table-cell>
          <table:table-cell office:value-type="float" office:value="81.6607358455658" calcext:value-type="float">
            <text:p>81,660735845565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71514" calcext:value-type="float">
            <text:p>171514</text:p>
          </table:table-cell>
          <table:table-cell office:value-type="float" office:value="80.0404465198517" calcext:value-type="float">
            <text:p>80,040446519851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71514" calcext:value-type="float">
            <text:p>171514</text:p>
          </table:table-cell>
          <table:table-cell office:value-type="float" office:value="78.2186436653137" calcext:value-type="float">
            <text:p>78,218643665313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71514" calcext:value-type="float">
            <text:p>171514</text:p>
          </table:table-cell>
          <table:table-cell office:value-type="float" office:value="82.0191457271576" calcext:value-type="float">
            <text:p>82,019145727157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71514" calcext:value-type="float">
            <text:p>171514</text:p>
          </table:table-cell>
          <table:table-cell office:value-type="float" office:value="81.5943808555603" calcext:value-type="float">
            <text:p>81,5943808555603</text:p>
          </table:table-cell>
          <table:table-cell/>
          <table:table-cell office:value-type="string" calcext:value-type="string">
            <text:p>Janela30</text:p>
          </table:table-cell>
          <table:table-cell table:formula="of:=[.B32]" office:value-type="float" office:value="171514" calcext:value-type="float">
            <text:p>171514</text:p>
          </table:table-cell>
          <table:table-cell table:formula="of:=SUM([.C32];[.G32];[.K32];[.O32];[.S32];[.W32]) / [.AC$2]" office:value-type="float" office:value="80.5519155263901" calcext:value-type="float">
            <text:p>80,5519155263901</text:p>
          </table:table-cell>
          <table:table-cell table:number-columns-repeated="3"/>
          <table:table-cell table:formula="of:=MAX([.C32];[.G32];[.K32];[.O32];[.S32];[.W32])" office:value-type="float" office:value="82.0191457271576" calcext:value-type="float">
            <text:p>82,0191457271576</text:p>
          </table:table-cell>
          <table:table-cell table:formula="of:=MIN([.C32];[.G32];[.K32];[.O32];[.S32];[.W32])" office:value-type="float" office:value="78.2186436653137" calcext:value-type="float">
            <text:p>78,2186436653137</text:p>
          </table:table-cell>
          <table:table-cell table:number-columns-repeated="2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32])" office:value-type="float" office:value="1366.92302751541" calcext:value-type="float">
            <text:p>1366,9230275154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32])" office:value-type="float" office:value="1356.71234059334" calcext:value-type="float">
            <text:p>1356,7123405933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32])" office:value-type="float" office:value="1356.14805173874" calcext:value-type="float">
            <text:p>1356,1480517387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32])" office:value-type="float" office:value="1355.34945011139" calcext:value-type="float">
            <text:p>1355,3494501113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32])" office:value-type="float" office:value="1359.28176808357" calcext:value-type="float">
            <text:p>1359,2817680835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32])" office:value-type="float" office:value="1356.6619079113" calcext:value-type="float">
            <text:p>1356,661907911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32])" office:value-type="float" office:value="1358.51275765896" calcext:value-type="float">
            <text:p>1358,51275765896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20"/>
        </table:table-row>
        <table:table-row table:style-name="ro1">
          <table:table-cell table:number-columns-repeated="30"/>
          <table:table-cell table:formula="of:=SUM([.AE3:.AE32])" office:value-type="float" office:value="1397.45452904701" calcext:value-type="float">
            <text:p>1397,45452904701</text:p>
          </table:table-cell>
          <table:table-cell table:formula="of:=SUM([.AF3:.AF32])" office:value-type="float" office:value="1326.00195169449" calcext:value-type="float">
            <text:p>1326,00195169449</text:p>
          </table:table-cell>
          <table:table-cell table:number-columns-repeated="18"/>
          <table:table-cell table:formula="of:=SUM([.AE3:.AE32])" office:value-type="float" office:value="1397.45452904701" calcext:value-type="float">
            <text:p>1397,45452904701</text:p>
          </table:table-cell>
          <table:table-cell table:formula="of:=SUM([.AF3:.AF32])" office:value-type="float" office:value="1326.00195169449" calcext:value-type="float">
            <text:p>1326,00195169449</text:p>
          </table:table-cell>
        </table:table-row>
      </table:table>
      <table:table table:name="50_Janelas sup_0.0005&amp;conf_0.9" table:style-name="ta1"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 table:number-columns-repeated="2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  <table:table-cell table:number-columns-repeated="11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2" calcext:value-type="float">
            <text:p>2</text:p>
          </table:table-cell>
          <table:table-cell office:value-type="float" office:value="1280.6586523056" calcext:value-type="float">
            <text:p>1280,6586523056</text:p>
          </table:table-cell>
          <table:table-cell table:number-columns-repeated="2"/>
          <table:table-cell office:value-type="string" calcext:value-type="string">
            <text:p>Janela0</text:p>
          </table:table-cell>
          <table:table-cell table:formula="of:=[.B2]" office:value-type="float" office:value="2" calcext:value-type="float">
            <text:p>2</text:p>
          </table:table-cell>
          <table:table-cell table:formula="of:=SUM([.C2];[.G2];[.K2];[.O2];[.S2];[.W2]) / [.AD2]" office:value-type="float" office:value="1280.6586523056" calcext:value-type="float">
            <text:p>1280,6586523056</text:p>
          </table:table-cell>
          <table:table-cell/>
          <table:table-cell table:formula="of:=COUNTA([.C2];[.G2];[.K2];[.O2];[.S2];[.W2])" office:value-type="float" office:value="6" calcext:value-type="float">
            <text:p>6</text:p>
          </table:table-cell>
          <table:table-cell/>
          <table:table-cell table:formula="of:=MAX([.C2];[.G2];[.K2];[.O2];[.S2];[.W2])" office:value-type="float" office:value="1280.6586523056" calcext:value-type="float">
            <text:p>1280,6586523056</text:p>
          </table:table-cell>
          <table:table-cell table:formula="of:=MIN([.C2];[.G2];[.K2];[.O2];[.S2];[.W2])" office:value-type="float" office:value="1280.6586523056" calcext:value-type="float">
            <text:p>1280,65865230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3503" calcext:value-type="float">
            <text:p>3503</text:p>
          </table:table-cell>
          <table:table-cell office:value-type="float" office:value="6.89221906661987" calcext:value-type="float">
            <text:p>6,8922190666198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503" calcext:value-type="float">
            <text:p>3503</text:p>
          </table:table-cell>
          <table:table-cell office:value-type="float" office:value="7.87341809272766" calcext:value-type="float">
            <text:p>7,8734180927276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503" calcext:value-type="float">
            <text:p>3503</text:p>
          </table:table-cell>
          <table:table-cell office:value-type="float" office:value="7.83373498916626" calcext:value-type="float">
            <text:p>7,8337349891662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503" calcext:value-type="float">
            <text:p>3503</text:p>
          </table:table-cell>
          <table:table-cell office:value-type="float" office:value="7.90490031242371" calcext:value-type="float">
            <text:p>7,9049003124237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503" calcext:value-type="float">
            <text:p>3503</text:p>
          </table:table-cell>
          <table:table-cell office:value-type="float" office:value="7.5102858543396" calcext:value-type="float">
            <text:p>7,510285854339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503" calcext:value-type="float">
            <text:p>3503</text:p>
          </table:table-cell>
          <table:table-cell office:value-type="float" office:value="7.85747647285461" calcext:value-type="float">
            <text:p>7,85747647285461</text:p>
          </table:table-cell>
          <table:table-cell table:number-columns-repeated="2"/>
          <table:table-cell office:value-type="string" calcext:value-type="string">
            <text:p>Janela1</text:p>
          </table:table-cell>
          <table:table-cell table:formula="of:=[.B3]" office:value-type="float" office:value="3503" calcext:value-type="float">
            <text:p>3503</text:p>
          </table:table-cell>
          <table:table-cell table:formula="of:=SUM([.C3];[.G3];[.K3];[.O3];[.S3];[.W3]) / [.AD2]" office:value-type="float" office:value="7.64533913135529" calcext:value-type="float">
            <text:p>7,64533913135529</text:p>
          </table:table-cell>
          <table:table-cell table:number-columns-repeated="3"/>
          <table:table-cell table:formula="of:=MAX([.C3];[.G3];[.K3];[.O3];[.S3];[.W3])" office:value-type="float" office:value="7.90490031242371" calcext:value-type="float">
            <text:p>7,90490031242371</text:p>
          </table:table-cell>
          <table:table-cell table:formula="of:=MIN([.C3];[.G3];[.K3];[.O3];[.S3];[.W3])" office:value-type="float" office:value="6.89221906661987" calcext:value-type="float">
            <text:p>6,8922190666198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2261" calcext:value-type="float">
            <text:p>2261</text:p>
          </table:table-cell>
          <table:table-cell office:value-type="float" office:value="8.85454440116882" calcext:value-type="float">
            <text:p>8,8545444011688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261" calcext:value-type="float">
            <text:p>2261</text:p>
          </table:table-cell>
          <table:table-cell office:value-type="float" office:value="8.82661008834839" calcext:value-type="float">
            <text:p>8,8266100883483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261" calcext:value-type="float">
            <text:p>2261</text:p>
          </table:table-cell>
          <table:table-cell office:value-type="float" office:value="9.0551483631134" calcext:value-type="float">
            <text:p>9,055148363113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261" calcext:value-type="float">
            <text:p>2261</text:p>
          </table:table-cell>
          <table:table-cell office:value-type="float" office:value="9.12924528121948" calcext:value-type="float">
            <text:p>9,1292452812194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261" calcext:value-type="float">
            <text:p>2261</text:p>
          </table:table-cell>
          <table:table-cell office:value-type="float" office:value="9.21272039413452" calcext:value-type="float">
            <text:p>9,2127203941345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261" calcext:value-type="float">
            <text:p>2261</text:p>
          </table:table-cell>
          <table:table-cell office:value-type="float" office:value="9.55522966384888" calcext:value-type="float">
            <text:p>9,55522966384888</text:p>
          </table:table-cell>
          <table:table-cell table:number-columns-repeated="2"/>
          <table:table-cell office:value-type="string" calcext:value-type="string">
            <text:p>Janela2</text:p>
          </table:table-cell>
          <table:table-cell table:formula="of:=[.B4]" office:value-type="float" office:value="2261" calcext:value-type="float">
            <text:p>2261</text:p>
          </table:table-cell>
          <table:table-cell table:formula="of:=SUM([.C4];[.G4];[.K4];[.O4];[.S4];[.W4]) / [.AD2]" office:value-type="float" office:value="9.10558303197225" calcext:value-type="float">
            <text:p>9,10558303197225</text:p>
          </table:table-cell>
          <table:table-cell table:number-columns-repeated="3"/>
          <table:table-cell table:formula="of:=MAX([.C4];[.G4];[.K4];[.O4];[.S4];[.W4])" office:value-type="float" office:value="9.55522966384888" calcext:value-type="float">
            <text:p>9,55522966384888</text:p>
          </table:table-cell>
          <table:table-cell table:formula="of:=MIN([.C4];[.G4];[.K4];[.O4];[.S4];[.W4])" office:value-type="float" office:value="8.82661008834839" calcext:value-type="float">
            <text:p>8,826610088348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43689" calcext:value-type="float">
            <text:p>43689</text:p>
          </table:table-cell>
          <table:table-cell office:value-type="float" office:value="9.56644916534424" calcext:value-type="float">
            <text:p>9,5664491653442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3689" calcext:value-type="float">
            <text:p>43689</text:p>
          </table:table-cell>
          <table:table-cell office:value-type="float" office:value="8.8071756362915" calcext:value-type="float">
            <text:p>8,807175636291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3689" calcext:value-type="float">
            <text:p>43689</text:p>
          </table:table-cell>
          <table:table-cell office:value-type="float" office:value="8.66363978385925" calcext:value-type="float">
            <text:p>8,6636397838592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3689" calcext:value-type="float">
            <text:p>43689</text:p>
          </table:table-cell>
          <table:table-cell office:value-type="float" office:value="8.61277461051941" calcext:value-type="float">
            <text:p>8,6127746105194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3689" calcext:value-type="float">
            <text:p>43689</text:p>
          </table:table-cell>
          <table:table-cell office:value-type="float" office:value="9.12543392181397" calcext:value-type="float">
            <text:p>9,1254339218139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3689" calcext:value-type="float">
            <text:p>43689</text:p>
          </table:table-cell>
          <table:table-cell office:value-type="float" office:value="9.72579550743103" calcext:value-type="float">
            <text:p>9,72579550743103</text:p>
          </table:table-cell>
          <table:table-cell table:number-columns-repeated="2"/>
          <table:table-cell office:value-type="string" calcext:value-type="string">
            <text:p>Janela3</text:p>
          </table:table-cell>
          <table:table-cell table:formula="of:=[.B5]" office:value-type="float" office:value="43689" calcext:value-type="float">
            <text:p>43689</text:p>
          </table:table-cell>
          <table:table-cell table:formula="of:=SUM([.C5];[.G5];[.K5];[.O5];[.S5];[.W5]) / [.AD2]" office:value-type="float" office:value="9.08354477087657" calcext:value-type="float">
            <text:p>9,08354477087657</text:p>
          </table:table-cell>
          <table:table-cell table:number-columns-repeated="3"/>
          <table:table-cell table:formula="of:=MAX([.C5];[.G5];[.K5];[.O5];[.S5];[.W5])" office:value-type="float" office:value="9.72579550743103" calcext:value-type="float">
            <text:p>9,72579550743103</text:p>
          </table:table-cell>
          <table:table-cell table:formula="of:=MIN([.C5];[.G5];[.K5];[.O5];[.S5];[.W5])" office:value-type="float" office:value="8.61277461051941" calcext:value-type="float">
            <text:p>8,612774610519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34249" calcext:value-type="float">
            <text:p>34249</text:p>
          </table:table-cell>
          <table:table-cell office:value-type="float" office:value="10.1242816448212" calcext:value-type="float">
            <text:p>10,124281644821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34249" calcext:value-type="float">
            <text:p>34249</text:p>
          </table:table-cell>
          <table:table-cell office:value-type="float" office:value="9.87741184234619" calcext:value-type="float">
            <text:p>9,8774118423461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34249" calcext:value-type="float">
            <text:p>34249</text:p>
          </table:table-cell>
          <table:table-cell office:value-type="float" office:value="10.0226802825928" calcext:value-type="float">
            <text:p>10,022680282592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34249" calcext:value-type="float">
            <text:p>34249</text:p>
          </table:table-cell>
          <table:table-cell office:value-type="float" office:value="10.9453313350678" calcext:value-type="float">
            <text:p>10,945331335067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34249" calcext:value-type="float">
            <text:p>34249</text:p>
          </table:table-cell>
          <table:table-cell office:value-type="float" office:value="10.0417358875275" calcext:value-type="float">
            <text:p>10,041735887527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34249" calcext:value-type="float">
            <text:p>34249</text:p>
          </table:table-cell>
          <table:table-cell office:value-type="float" office:value="10.5822594165802" calcext:value-type="float">
            <text:p>10,5822594165802</text:p>
          </table:table-cell>
          <table:table-cell table:number-columns-repeated="2"/>
          <table:table-cell office:value-type="string" calcext:value-type="string">
            <text:p>Janela4</text:p>
          </table:table-cell>
          <table:table-cell table:formula="of:=[.B6]" office:value-type="float" office:value="34249" calcext:value-type="float">
            <text:p>34249</text:p>
          </table:table-cell>
          <table:table-cell table:formula="of:=SUM([.C6];[.G6];[.K6];[.O6];[.S6];[.W6]) / [.AD2]" office:value-type="float" office:value="10.2656167348226" calcext:value-type="float">
            <text:p>10,2656167348226</text:p>
          </table:table-cell>
          <table:table-cell table:number-columns-repeated="3"/>
          <table:table-cell table:formula="of:=MAX([.C6];[.G6];[.K6];[.O6];[.S6];[.W6])" office:value-type="float" office:value="10.9453313350678" calcext:value-type="float">
            <text:p>10,9453313350678</text:p>
          </table:table-cell>
          <table:table-cell table:formula="of:=MIN([.C6];[.G6];[.K6];[.O6];[.S6];[.W6])" office:value-type="float" office:value="9.87741184234619" calcext:value-type="float">
            <text:p>9,8774118423461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0625" calcext:value-type="float">
            <text:p>10625</text:p>
          </table:table-cell>
          <table:table-cell office:value-type="float" office:value="10.7474229335785" calcext:value-type="float">
            <text:p>10,747422933578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625" calcext:value-type="float">
            <text:p>10625</text:p>
          </table:table-cell>
          <table:table-cell office:value-type="float" office:value="11.1148571968079" calcext:value-type="float">
            <text:p>11,114857196807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625" calcext:value-type="float">
            <text:p>10625</text:p>
          </table:table-cell>
          <table:table-cell office:value-type="float" office:value="10.4759166240692" calcext:value-type="float">
            <text:p>10,475916624069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625" calcext:value-type="float">
            <text:p>10625</text:p>
          </table:table-cell>
          <table:table-cell office:value-type="float" office:value="10.5764238834381" calcext:value-type="float">
            <text:p>10,576423883438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625" calcext:value-type="float">
            <text:p>10625</text:p>
          </table:table-cell>
          <table:table-cell office:value-type="float" office:value="10.9181478023529" calcext:value-type="float">
            <text:p>10,918147802352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625" calcext:value-type="float">
            <text:p>10625</text:p>
          </table:table-cell>
          <table:table-cell office:value-type="float" office:value="11.3949837684631" calcext:value-type="float">
            <text:p>11,3949837684631</text:p>
          </table:table-cell>
          <table:table-cell table:number-columns-repeated="2"/>
          <table:table-cell office:value-type="string" calcext:value-type="string">
            <text:p>Janela5</text:p>
          </table:table-cell>
          <table:table-cell table:formula="of:=[.B7]" office:value-type="float" office:value="10625" calcext:value-type="float">
            <text:p>10625</text:p>
          </table:table-cell>
          <table:table-cell table:formula="of:=SUM([.C7];[.G7];[.K7];[.O7];[.S7];[.W7]) / [.AD2]" office:value-type="float" office:value="10.871292034785" calcext:value-type="float">
            <text:p>10,871292034785</text:p>
          </table:table-cell>
          <table:table-cell table:number-columns-repeated="3"/>
          <table:table-cell table:formula="of:=MAX([.C7];[.G7];[.K7];[.O7];[.S7];[.W7])" office:value-type="float" office:value="11.3949837684631" calcext:value-type="float">
            <text:p>11,3949837684631</text:p>
          </table:table-cell>
          <table:table-cell table:formula="of:=MIN([.C7];[.G7];[.K7];[.O7];[.S7];[.W7])" office:value-type="float" office:value="10.4759166240692" calcext:value-type="float">
            <text:p>10,47591662406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346" calcext:value-type="float">
            <text:p>1346</text:p>
          </table:table-cell>
          <table:table-cell office:value-type="float" office:value="11.8479142189026" calcext:value-type="float">
            <text:p>11,847914218902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46" calcext:value-type="float">
            <text:p>1346</text:p>
          </table:table-cell>
          <table:table-cell office:value-type="float" office:value="11.9606742858887" calcext:value-type="float">
            <text:p>11,960674285888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46" calcext:value-type="float">
            <text:p>1346</text:p>
          </table:table-cell>
          <table:table-cell office:value-type="float" office:value="11.2411489486694" calcext:value-type="float">
            <text:p>11,241148948669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46" calcext:value-type="float">
            <text:p>1346</text:p>
          </table:table-cell>
          <table:table-cell office:value-type="float" office:value="11.507711648941" calcext:value-type="float">
            <text:p>11,50771164894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46" calcext:value-type="float">
            <text:p>1346</text:p>
          </table:table-cell>
          <table:table-cell office:value-type="float" office:value="12.134702205658" calcext:value-type="float">
            <text:p>12,13470220565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46" calcext:value-type="float">
            <text:p>1346</text:p>
          </table:table-cell>
          <table:table-cell office:value-type="float" office:value="12.1188213825226" calcext:value-type="float">
            <text:p>12,1188213825226</text:p>
          </table:table-cell>
          <table:table-cell table:number-columns-repeated="2"/>
          <table:table-cell office:value-type="string" calcext:value-type="string">
            <text:p>Janela6</text:p>
          </table:table-cell>
          <table:table-cell table:formula="of:=[.B8]" office:value-type="float" office:value="1346" calcext:value-type="float">
            <text:p>1346</text:p>
          </table:table-cell>
          <table:table-cell table:formula="of:=SUM([.C8];[.G8];[.K8];[.O8];[.S8];[.W8]) / [.AD2]" office:value-type="float" office:value="11.8018287817637" calcext:value-type="float">
            <text:p>11,8018287817637</text:p>
          </table:table-cell>
          <table:table-cell table:number-columns-repeated="3"/>
          <table:table-cell table:formula="of:=MAX([.C8];[.G8];[.K8];[.O8];[.S8];[.W8])" office:value-type="float" office:value="12.134702205658" calcext:value-type="float">
            <text:p>12,134702205658</text:p>
          </table:table-cell>
          <table:table-cell table:formula="of:=MIN([.C8];[.G8];[.K8];[.O8];[.S8];[.W8])" office:value-type="float" office:value="11.2411489486694" calcext:value-type="float">
            <text:p>11,241148948669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1344" calcext:value-type="float">
            <text:p>1344</text:p>
          </table:table-cell>
          <table:table-cell office:value-type="float" office:value="12.2910985946655" calcext:value-type="float">
            <text:p>12,291098594665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44" calcext:value-type="float">
            <text:p>1344</text:p>
          </table:table-cell>
          <table:table-cell office:value-type="float" office:value="11.6791896820068" calcext:value-type="float">
            <text:p>11,679189682006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44" calcext:value-type="float">
            <text:p>1344</text:p>
          </table:table-cell>
          <table:table-cell office:value-type="float" office:value="13.0188043117523" calcext:value-type="float">
            <text:p>13,018804311752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44" calcext:value-type="float">
            <text:p>1344</text:p>
          </table:table-cell>
          <table:table-cell office:value-type="float" office:value="12.2040328979492" calcext:value-type="float">
            <text:p>12,204032897949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44" calcext:value-type="float">
            <text:p>1344</text:p>
          </table:table-cell>
          <table:table-cell office:value-type="float" office:value="11.9409844875336" calcext:value-type="float">
            <text:p>11,940984487533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44" calcext:value-type="float">
            <text:p>1344</text:p>
          </table:table-cell>
          <table:table-cell office:value-type="float" office:value="12.1577796936035" calcext:value-type="float">
            <text:p>12,1577796936035</text:p>
          </table:table-cell>
          <table:table-cell table:number-columns-repeated="2"/>
          <table:table-cell office:value-type="string" calcext:value-type="string">
            <text:p>Janela7</text:p>
          </table:table-cell>
          <table:table-cell table:formula="of:=[.B9]" office:value-type="float" office:value="1344" calcext:value-type="float">
            <text:p>1344</text:p>
          </table:table-cell>
          <table:table-cell table:formula="of:=SUM([.C9];[.G9];[.K9];[.O9];[.S9];[.W9]) / [.AD2]" office:value-type="float" office:value="12.2153149445852" calcext:value-type="float">
            <text:p>12,2153149445852</text:p>
          </table:table-cell>
          <table:table-cell table:number-columns-repeated="3"/>
          <table:table-cell table:formula="of:=MAX([.C9];[.G9];[.K9];[.O9];[.S9];[.W9])" office:value-type="float" office:value="13.0188043117523" calcext:value-type="float">
            <text:p>13,0188043117523</text:p>
          </table:table-cell>
          <table:table-cell table:formula="of:=MIN([.C9];[.G9];[.K9];[.O9];[.S9];[.W9])" office:value-type="float" office:value="11.6791896820068" calcext:value-type="float">
            <text:p>11,679189682006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1764" calcext:value-type="float">
            <text:p>1764</text:p>
          </table:table-cell>
          <table:table-cell office:value-type="float" office:value="13.0750713348389" calcext:value-type="float">
            <text:p>13,075071334838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764" calcext:value-type="float">
            <text:p>1764</text:p>
          </table:table-cell>
          <table:table-cell office:value-type="float" office:value="13.2453036308289" calcext:value-type="float">
            <text:p>13,245303630828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764" calcext:value-type="float">
            <text:p>1764</text:p>
          </table:table-cell>
          <table:table-cell office:value-type="float" office:value="12.9959332942963" calcext:value-type="float">
            <text:p>12,995933294296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764" calcext:value-type="float">
            <text:p>1764</text:p>
          </table:table-cell>
          <table:table-cell office:value-type="float" office:value="13.0914180278778" calcext:value-type="float">
            <text:p>13,091418027877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764" calcext:value-type="float">
            <text:p>1764</text:p>
          </table:table-cell>
          <table:table-cell office:value-type="float" office:value="13.4733438491821" calcext:value-type="float">
            <text:p>13,473343849182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764" calcext:value-type="float">
            <text:p>1764</text:p>
          </table:table-cell>
          <table:table-cell office:value-type="float" office:value="13.8836326599121" calcext:value-type="float">
            <text:p>13,8836326599121</text:p>
          </table:table-cell>
          <table:table-cell table:number-columns-repeated="2"/>
          <table:table-cell office:value-type="string" calcext:value-type="string">
            <text:p>Janela8</text:p>
          </table:table-cell>
          <table:table-cell table:formula="of:=[.B10]" office:value-type="float" office:value="1764" calcext:value-type="float">
            <text:p>1764</text:p>
          </table:table-cell>
          <table:table-cell table:formula="of:=SUM([.C10];[.G10];[.K10];[.O10];[.S10];[.W10]) / [.AD2]" office:value-type="float" office:value="13.2941171328227" calcext:value-type="float">
            <text:p>13,2941171328227</text:p>
          </table:table-cell>
          <table:table-cell table:number-columns-repeated="3"/>
          <table:table-cell table:formula="of:=MAX([.C10];[.G10];[.K10];[.O10];[.S10];[.W10])" office:value-type="float" office:value="13.8836326599121" calcext:value-type="float">
            <text:p>13,8836326599121</text:p>
          </table:table-cell>
          <table:table-cell table:formula="of:=MIN([.C10];[.G10];[.K10];[.O10];[.S10];[.W10])" office:value-type="float" office:value="12.9959332942963" calcext:value-type="float">
            <text:p>12,995933294296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2079" calcext:value-type="float">
            <text:p>2079</text:p>
          </table:table-cell>
          <table:table-cell office:value-type="float" office:value="13.4729785919189" calcext:value-type="float">
            <text:p>13,472978591918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079" calcext:value-type="float">
            <text:p>2079</text:p>
          </table:table-cell>
          <table:table-cell office:value-type="float" office:value="13.2220220565796" calcext:value-type="float">
            <text:p>13,222022056579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079" calcext:value-type="float">
            <text:p>2079</text:p>
          </table:table-cell>
          <table:table-cell office:value-type="float" office:value="13.5193736553192" calcext:value-type="float">
            <text:p>13,519373655319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079" calcext:value-type="float">
            <text:p>2079</text:p>
          </table:table-cell>
          <table:table-cell office:value-type="float" office:value="13.3041589260101" calcext:value-type="float">
            <text:p>13,304158926010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079" calcext:value-type="float">
            <text:p>2079</text:p>
          </table:table-cell>
          <table:table-cell office:value-type="float" office:value="13.5295948982239" calcext:value-type="float">
            <text:p>13,529594898223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079" calcext:value-type="float">
            <text:p>2079</text:p>
          </table:table-cell>
          <table:table-cell office:value-type="float" office:value="13.9213025569916" calcext:value-type="float">
            <text:p>13,9213025569916</text:p>
          </table:table-cell>
          <table:table-cell table:number-columns-repeated="2"/>
          <table:table-cell office:value-type="string" calcext:value-type="string">
            <text:p>Janela9</text:p>
          </table:table-cell>
          <table:table-cell table:formula="of:=[.B11]" office:value-type="float" office:value="2079" calcext:value-type="float">
            <text:p>2079</text:p>
          </table:table-cell>
          <table:table-cell table:formula="of:=SUM([.C11];[.G11];[.K11];[.O11];[.S11];[.W11]) / [.AD2]" office:value-type="float" office:value="13.4949051141739" calcext:value-type="float">
            <text:p>13,4949051141739</text:p>
          </table:table-cell>
          <table:table-cell table:number-columns-repeated="3"/>
          <table:table-cell table:formula="of:=MAX([.C11];[.G11];[.K11];[.O11];[.S11];[.W11])" office:value-type="float" office:value="13.9213025569916" calcext:value-type="float">
            <text:p>13,9213025569916</text:p>
          </table:table-cell>
          <table:table-cell table:formula="of:=MIN([.C11];[.G11];[.K11];[.O11];[.S11];[.W11])" office:value-type="float" office:value="13.2220220565796" calcext:value-type="float">
            <text:p>13,22202205657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5243" calcext:value-type="float">
            <text:p>5243</text:p>
          </table:table-cell>
          <table:table-cell office:value-type="float" office:value="12.8773486614227" calcext:value-type="float">
            <text:p>12,877348661422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5243" calcext:value-type="float">
            <text:p>5243</text:p>
          </table:table-cell>
          <table:table-cell office:value-type="float" office:value="13.4483828544617" calcext:value-type="float">
            <text:p>13,448382854461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5243" calcext:value-type="float">
            <text:p>5243</text:p>
          </table:table-cell>
          <table:table-cell office:value-type="float" office:value="12.9525916576386" calcext:value-type="float">
            <text:p>12,952591657638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5243" calcext:value-type="float">
            <text:p>5243</text:p>
          </table:table-cell>
          <table:table-cell office:value-type="float" office:value="12.7718670368195" calcext:value-type="float">
            <text:p>12,771867036819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5243" calcext:value-type="float">
            <text:p>5243</text:p>
          </table:table-cell>
          <table:table-cell office:value-type="float" office:value="13.3120198249817" calcext:value-type="float">
            <text:p>13,312019824981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5243" calcext:value-type="float">
            <text:p>5243</text:p>
          </table:table-cell>
          <table:table-cell office:value-type="float" office:value="13.5715224742889" calcext:value-type="float">
            <text:p>13,5715224742889</text:p>
          </table:table-cell>
          <table:table-cell table:number-columns-repeated="2"/>
          <table:table-cell office:value-type="string" calcext:value-type="string">
            <text:p>Janela10</text:p>
          </table:table-cell>
          <table:table-cell table:formula="of:=[.B12]" office:value-type="float" office:value="5243" calcext:value-type="float">
            <text:p>5243</text:p>
          </table:table-cell>
          <table:table-cell table:formula="of:=SUM([.C12];[.G12];[.K12];[.O12];[.S12];[.W12]) / [.AD2]" office:value-type="float" office:value="13.1556220849355" calcext:value-type="float">
            <text:p>13,1556220849355</text:p>
          </table:table-cell>
          <table:table-cell table:number-columns-repeated="3"/>
          <table:table-cell table:formula="of:=MAX([.C12];[.G12];[.K12];[.O12];[.S12];[.W12])" office:value-type="float" office:value="13.5715224742889" calcext:value-type="float">
            <text:p>13,5715224742889</text:p>
          </table:table-cell>
          <table:table-cell table:formula="of:=MIN([.C12];[.G12];[.K12];[.O12];[.S12];[.W12])" office:value-type="float" office:value="12.7718670368195" calcext:value-type="float">
            <text:p>12,771867036819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33459" calcext:value-type="float">
            <text:p>33459</text:p>
          </table:table-cell>
          <table:table-cell office:value-type="float" office:value="13.1349101066589" calcext:value-type="float">
            <text:p>13,134910106658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3459" calcext:value-type="float">
            <text:p>33459</text:p>
          </table:table-cell>
          <table:table-cell office:value-type="float" office:value="13.0851383209229" calcext:value-type="float">
            <text:p>13,085138320922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3459" calcext:value-type="float">
            <text:p>33459</text:p>
          </table:table-cell>
          <table:table-cell office:value-type="float" office:value="13.7762343883514" calcext:value-type="float">
            <text:p>13,776234388351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3459" calcext:value-type="float">
            <text:p>33459</text:p>
          </table:table-cell>
          <table:table-cell office:value-type="float" office:value="12.8031797409058" calcext:value-type="float">
            <text:p>12,8031797409058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3459" calcext:value-type="float">
            <text:p>33459</text:p>
          </table:table-cell>
          <table:table-cell office:value-type="float" office:value="13.764167547226" calcext:value-type="float">
            <text:p>13,76416754722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3459" calcext:value-type="float">
            <text:p>33459</text:p>
          </table:table-cell>
          <table:table-cell office:value-type="float" office:value="13.3227570056915" calcext:value-type="float">
            <text:p>13,3227570056915</text:p>
          </table:table-cell>
          <table:table-cell table:number-columns-repeated="2"/>
          <table:table-cell office:value-type="string" calcext:value-type="string">
            <text:p>Janela11</text:p>
          </table:table-cell>
          <table:table-cell table:formula="of:=[.B13]" office:value-type="float" office:value="33459" calcext:value-type="float">
            <text:p>33459</text:p>
          </table:table-cell>
          <table:table-cell table:formula="of:=SUM([.C13];[.G13];[.K13];[.O13];[.S13];[.W13]) / [.AD2]" office:value-type="float" office:value="13.3143978516261" calcext:value-type="float">
            <text:p>13,3143978516261</text:p>
          </table:table-cell>
          <table:table-cell table:number-columns-repeated="3"/>
          <table:table-cell table:formula="of:=MAX([.C13];[.G13];[.K13];[.O13];[.S13];[.W13])" office:value-type="float" office:value="13.7762343883514" calcext:value-type="float">
            <text:p>13,7762343883514</text:p>
          </table:table-cell>
          <table:table-cell table:formula="of:=MIN([.C13];[.G13];[.K13];[.O13];[.S13];[.W13])" office:value-type="float" office:value="12.8031797409058" calcext:value-type="float">
            <text:p>12,80317974090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1488" calcext:value-type="float">
            <text:p>1488</text:p>
          </table:table-cell>
          <table:table-cell office:value-type="float" office:value="12.5855565071106" calcext:value-type="float">
            <text:p>12,585556507110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488" calcext:value-type="float">
            <text:p>1488</text:p>
          </table:table-cell>
          <table:table-cell office:value-type="float" office:value="12.8085296154022" calcext:value-type="float">
            <text:p>12,808529615402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488" calcext:value-type="float">
            <text:p>1488</text:p>
          </table:table-cell>
          <table:table-cell office:value-type="float" office:value="13.1935129165649" calcext:value-type="float">
            <text:p>13,193512916564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488" calcext:value-type="float">
            <text:p>1488</text:p>
          </table:table-cell>
          <table:table-cell office:value-type="float" office:value="14.1377937793732" calcext:value-type="float">
            <text:p>14,137793779373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488" calcext:value-type="float">
            <text:p>1488</text:p>
          </table:table-cell>
          <table:table-cell office:value-type="float" office:value="13.5194883346558" calcext:value-type="float">
            <text:p>13,519488334655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488" calcext:value-type="float">
            <text:p>1488</text:p>
          </table:table-cell>
          <table:table-cell office:value-type="float" office:value="13.4854714870453" calcext:value-type="float">
            <text:p>13,4854714870453</text:p>
          </table:table-cell>
          <table:table-cell table:number-columns-repeated="2"/>
          <table:table-cell office:value-type="string" calcext:value-type="string">
            <text:p>Janela12</text:p>
          </table:table-cell>
          <table:table-cell table:formula="of:=[.B14]" office:value-type="float" office:value="1488" calcext:value-type="float">
            <text:p>1488</text:p>
          </table:table-cell>
          <table:table-cell table:formula="of:=SUM([.C14];[.G14];[.K14];[.O14];[.S14];[.W14]) / [.AD2]" office:value-type="float" office:value="13.288392106692" calcext:value-type="float">
            <text:p>13,288392106692</text:p>
          </table:table-cell>
          <table:table-cell table:number-columns-repeated="3"/>
          <table:table-cell table:formula="of:=MAX([.C14];[.G14];[.K14];[.O14];[.S14];[.W14])" office:value-type="float" office:value="14.1377937793732" calcext:value-type="float">
            <text:p>14,1377937793732</text:p>
          </table:table-cell>
          <table:table-cell table:formula="of:=MIN([.C14];[.G14];[.K14];[.O14];[.S14];[.W14])" office:value-type="float" office:value="12.5855565071106" calcext:value-type="float">
            <text:p>12,585556507110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1339" calcext:value-type="float">
            <text:p>1339</text:p>
          </table:table-cell>
          <table:table-cell office:value-type="float" office:value="12.3962712287903" calcext:value-type="float">
            <text:p>12,396271228790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339" calcext:value-type="float">
            <text:p>1339</text:p>
          </table:table-cell>
          <table:table-cell office:value-type="float" office:value="12.2767794132233" calcext:value-type="float">
            <text:p>12,276779413223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339" calcext:value-type="float">
            <text:p>1339</text:p>
          </table:table-cell>
          <table:table-cell office:value-type="float" office:value="12.4364876747131" calcext:value-type="float">
            <text:p>12,4364876747131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339" calcext:value-type="float">
            <text:p>1339</text:p>
          </table:table-cell>
          <table:table-cell office:value-type="float" office:value="12.4673900604248" calcext:value-type="float">
            <text:p>12,467390060424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339" calcext:value-type="float">
            <text:p>1339</text:p>
          </table:table-cell>
          <table:table-cell office:value-type="float" office:value="12.6526808738709" calcext:value-type="float">
            <text:p>12,652680873870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339" calcext:value-type="float">
            <text:p>1339</text:p>
          </table:table-cell>
          <table:table-cell office:value-type="float" office:value="13.2646839618683" calcext:value-type="float">
            <text:p>13,2646839618683</text:p>
          </table:table-cell>
          <table:table-cell table:number-columns-repeated="2"/>
          <table:table-cell office:value-type="string" calcext:value-type="string">
            <text:p>Janela13</text:p>
          </table:table-cell>
          <table:table-cell table:formula="of:=[.B15]" office:value-type="float" office:value="1339" calcext:value-type="float">
            <text:p>1339</text:p>
          </table:table-cell>
          <table:table-cell table:formula="of:=SUM([.C15];[.G15];[.K15];[.O15];[.S15];[.W15]) / [.AD2]" office:value-type="float" office:value="12.5823822021485" calcext:value-type="float">
            <text:p>12,5823822021485</text:p>
          </table:table-cell>
          <table:table-cell table:number-columns-repeated="3"/>
          <table:table-cell table:formula="of:=MAX([.C15];[.G15];[.K15];[.O15];[.S15];[.W15])" office:value-type="float" office:value="13.2646839618683" calcext:value-type="float">
            <text:p>13,2646839618683</text:p>
          </table:table-cell>
          <table:table-cell table:formula="of:=MIN([.C15];[.G15];[.K15];[.O15];[.S15];[.W15])" office:value-type="float" office:value="12.2767794132233" calcext:value-type="float">
            <text:p>12,27677941322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1877" calcext:value-type="float">
            <text:p>1877</text:p>
          </table:table-cell>
          <table:table-cell office:value-type="float" office:value="14.4956140518188" calcext:value-type="float">
            <text:p>14,495614051818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877" calcext:value-type="float">
            <text:p>1877</text:p>
          </table:table-cell>
          <table:table-cell office:value-type="float" office:value="14.158358335495" calcext:value-type="float">
            <text:p>14,15835833549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877" calcext:value-type="float">
            <text:p>1877</text:p>
          </table:table-cell>
          <table:table-cell office:value-type="float" office:value="14.1927008628845" calcext:value-type="float">
            <text:p>14,192700862884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877" calcext:value-type="float">
            <text:p>1877</text:p>
          </table:table-cell>
          <table:table-cell office:value-type="float" office:value="14.7061018943787" calcext:value-type="float">
            <text:p>14,706101894378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877" calcext:value-type="float">
            <text:p>1877</text:p>
          </table:table-cell>
          <table:table-cell office:value-type="float" office:value="14.6885132789612" calcext:value-type="float">
            <text:p>14,688513278961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877" calcext:value-type="float">
            <text:p>1877</text:p>
          </table:table-cell>
          <table:table-cell office:value-type="float" office:value="14.9780697822571" calcext:value-type="float">
            <text:p>14,9780697822571</text:p>
          </table:table-cell>
          <table:table-cell table:number-columns-repeated="2"/>
          <table:table-cell office:value-type="string" calcext:value-type="string">
            <text:p>Janela14</text:p>
          </table:table-cell>
          <table:table-cell table:formula="of:=[.B16]" office:value-type="float" office:value="1877" calcext:value-type="float">
            <text:p>1877</text:p>
          </table:table-cell>
          <table:table-cell table:formula="of:=SUM([.C16];[.G16];[.K16];[.O16];[.S16];[.W16]) / [.AD2]" office:value-type="float" office:value="14.5365597009659" calcext:value-type="float">
            <text:p>14,5365597009659</text:p>
          </table:table-cell>
          <table:table-cell table:number-columns-repeated="3"/>
          <table:table-cell table:formula="of:=MAX([.C16];[.G16];[.K16];[.O16];[.S16];[.W16])" office:value-type="float" office:value="14.9780697822571" calcext:value-type="float">
            <text:p>14,9780697822571</text:p>
          </table:table-cell>
          <table:table-cell table:formula="of:=MIN([.C16];[.G16];[.K16];[.O16];[.S16];[.W16])" office:value-type="float" office:value="14.158358335495" calcext:value-type="float">
            <text:p>14,15835833549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2181" calcext:value-type="float">
            <text:p>2181</text:p>
          </table:table-cell>
          <table:table-cell office:value-type="float" office:value="14.4125015735626" calcext:value-type="float">
            <text:p>14,412501573562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181" calcext:value-type="float">
            <text:p>2181</text:p>
          </table:table-cell>
          <table:table-cell office:value-type="float" office:value="14.3760552406311" calcext:value-type="float">
            <text:p>14,376055240631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181" calcext:value-type="float">
            <text:p>2181</text:p>
          </table:table-cell>
          <table:table-cell office:value-type="float" office:value="14.0824022293091" calcext:value-type="float">
            <text:p>14,082402229309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181" calcext:value-type="float">
            <text:p>2181</text:p>
          </table:table-cell>
          <table:table-cell office:value-type="float" office:value="14.1586153507233" calcext:value-type="float">
            <text:p>14,158615350723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181" calcext:value-type="float">
            <text:p>2181</text:p>
          </table:table-cell>
          <table:table-cell office:value-type="float" office:value="15.2097454071045" calcext:value-type="float">
            <text:p>15,209745407104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181" calcext:value-type="float">
            <text:p>2181</text:p>
          </table:table-cell>
          <table:table-cell office:value-type="float" office:value="14.5416483879089" calcext:value-type="float">
            <text:p>14,5416483879089</text:p>
          </table:table-cell>
          <table:table-cell table:number-columns-repeated="2"/>
          <table:table-cell office:value-type="string" calcext:value-type="string">
            <text:p>Janela15</text:p>
          </table:table-cell>
          <table:table-cell table:formula="of:=[.B17]" office:value-type="float" office:value="2181" calcext:value-type="float">
            <text:p>2181</text:p>
          </table:table-cell>
          <table:table-cell table:formula="of:=SUM([.C17];[.G17];[.K17];[.O17];[.S17];[.W17]) / [.AD2]" office:value-type="float" office:value="14.4634946982066" calcext:value-type="float">
            <text:p>14,4634946982066</text:p>
          </table:table-cell>
          <table:table-cell table:number-columns-repeated="3"/>
          <table:table-cell table:formula="of:=MAX([.C17];[.G17];[.K17];[.O17];[.S17];[.W17])" office:value-type="float" office:value="15.2097454071045" calcext:value-type="float">
            <text:p>15,2097454071045</text:p>
          </table:table-cell>
          <table:table-cell table:formula="of:=MIN([.C17];[.G17];[.K17];[.O17];[.S17];[.W17])" office:value-type="float" office:value="14.0824022293091" calcext:value-type="float">
            <text:p>14,082402229309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3864" calcext:value-type="float">
            <text:p>3864</text:p>
          </table:table-cell>
          <table:table-cell office:value-type="float" office:value="14.8612966537476" calcext:value-type="float">
            <text:p>14,861296653747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864" calcext:value-type="float">
            <text:p>3864</text:p>
          </table:table-cell>
          <table:table-cell office:value-type="float" office:value="14.2138602733612" calcext:value-type="float">
            <text:p>14,213860273361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864" calcext:value-type="float">
            <text:p>3864</text:p>
          </table:table-cell>
          <table:table-cell office:value-type="float" office:value="14.9030003547668" calcext:value-type="float">
            <text:p>14,903000354766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864" calcext:value-type="float">
            <text:p>3864</text:p>
          </table:table-cell>
          <table:table-cell office:value-type="float" office:value="14.9937372207642" calcext:value-type="float">
            <text:p>14,993737220764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864" calcext:value-type="float">
            <text:p>3864</text:p>
          </table:table-cell>
          <table:table-cell office:value-type="float" office:value="15.4348311424255" calcext:value-type="float">
            <text:p>15,434831142425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864" calcext:value-type="float">
            <text:p>3864</text:p>
          </table:table-cell>
          <table:table-cell office:value-type="float" office:value="14.9757525920868" calcext:value-type="float">
            <text:p>14,9757525920868</text:p>
          </table:table-cell>
          <table:table-cell table:number-columns-repeated="2"/>
          <table:table-cell office:value-type="string" calcext:value-type="string">
            <text:p>Janela16</text:p>
          </table:table-cell>
          <table:table-cell table:formula="of:=[.B18]" office:value-type="float" office:value="3864" calcext:value-type="float">
            <text:p>3864</text:p>
          </table:table-cell>
          <table:table-cell table:formula="of:=SUM([.C18];[.G18];[.K18];[.O18];[.S18];[.W18]) / [.AD2]" office:value-type="float" office:value="14.897079706192" calcext:value-type="float">
            <text:p>14,897079706192</text:p>
          </table:table-cell>
          <table:table-cell table:number-columns-repeated="3"/>
          <table:table-cell table:formula="of:=MAX([.C18];[.G18];[.K18];[.O18];[.S18];[.W18])" office:value-type="float" office:value="15.4348311424255" calcext:value-type="float">
            <text:p>15,4348311424255</text:p>
          </table:table-cell>
          <table:table-cell table:formula="of:=MIN([.C18];[.G18];[.K18];[.O18];[.S18];[.W18])" office:value-type="float" office:value="14.2138602733612" calcext:value-type="float">
            <text:p>14,21386027336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8755" calcext:value-type="float">
            <text:p>8755</text:p>
          </table:table-cell>
          <table:table-cell office:value-type="float" office:value="16.1049330234528" calcext:value-type="float">
            <text:p>16,104933023452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8755" calcext:value-type="float">
            <text:p>8755</text:p>
          </table:table-cell>
          <table:table-cell office:value-type="float" office:value="16.6115701198578" calcext:value-type="float">
            <text:p>16,611570119857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8755" calcext:value-type="float">
            <text:p>8755</text:p>
          </table:table-cell>
          <table:table-cell office:value-type="float" office:value="16.7049264907837" calcext:value-type="float">
            <text:p>16,704926490783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8755" calcext:value-type="float">
            <text:p>8755</text:p>
          </table:table-cell>
          <table:table-cell office:value-type="float" office:value="16.7407026290894" calcext:value-type="float">
            <text:p>16,740702629089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8755" calcext:value-type="float">
            <text:p>8755</text:p>
          </table:table-cell>
          <table:table-cell office:value-type="float" office:value="17.5424304008484" calcext:value-type="float">
            <text:p>17,542430400848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8755" calcext:value-type="float">
            <text:p>8755</text:p>
          </table:table-cell>
          <table:table-cell office:value-type="float" office:value="17.3508377075195" calcext:value-type="float">
            <text:p>17,3508377075195</text:p>
          </table:table-cell>
          <table:table-cell table:number-columns-repeated="2"/>
          <table:table-cell office:value-type="string" calcext:value-type="string">
            <text:p>Janela17</text:p>
          </table:table-cell>
          <table:table-cell table:formula="of:=[.B19]" office:value-type="float" office:value="8755" calcext:value-type="float">
            <text:p>8755</text:p>
          </table:table-cell>
          <table:table-cell table:formula="of:=SUM([.C19];[.G19];[.K19];[.O19];[.S19];[.W19]) / [.AD2]" office:value-type="float" office:value="16.8425667285919" calcext:value-type="float">
            <text:p>16,8425667285919</text:p>
          </table:table-cell>
          <table:table-cell table:number-columns-repeated="3"/>
          <table:table-cell table:formula="of:=MAX([.C19];[.G19];[.K19];[.O19];[.S19];[.W19])" office:value-type="float" office:value="17.5424304008484" calcext:value-type="float">
            <text:p>17,5424304008484</text:p>
          </table:table-cell>
          <table:table-cell table:formula="of:=MIN([.C19];[.G19];[.K19];[.O19];[.S19];[.W19])" office:value-type="float" office:value="16.1049330234528" calcext:value-type="float">
            <text:p>16,10493302345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3620" calcext:value-type="float">
            <text:p>3620</text:p>
          </table:table-cell>
          <table:table-cell office:value-type="float" office:value="15.8067412376404" calcext:value-type="float">
            <text:p>15,806741237640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620" calcext:value-type="float">
            <text:p>3620</text:p>
          </table:table-cell>
          <table:table-cell office:value-type="float" office:value="15.1753716468811" calcext:value-type="float">
            <text:p>15,175371646881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620" calcext:value-type="float">
            <text:p>3620</text:p>
          </table:table-cell>
          <table:table-cell office:value-type="float" office:value="15.4936826229095" calcext:value-type="float">
            <text:p>15,493682622909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620" calcext:value-type="float">
            <text:p>3620</text:p>
          </table:table-cell>
          <table:table-cell office:value-type="float" office:value="15.6079697608948" calcext:value-type="float">
            <text:p>15,607969760894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620" calcext:value-type="float">
            <text:p>3620</text:p>
          </table:table-cell>
          <table:table-cell office:value-type="float" office:value="15.5668933391571" calcext:value-type="float">
            <text:p>15,566893339157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620" calcext:value-type="float">
            <text:p>3620</text:p>
          </table:table-cell>
          <table:table-cell office:value-type="float" office:value="15.9726543426514" calcext:value-type="float">
            <text:p>15,9726543426514</text:p>
          </table:table-cell>
          <table:table-cell table:number-columns-repeated="2"/>
          <table:table-cell office:value-type="string" calcext:value-type="string">
            <text:p>Janela18</text:p>
          </table:table-cell>
          <table:table-cell table:formula="of:=[.B20]" office:value-type="float" office:value="3620" calcext:value-type="float">
            <text:p>3620</text:p>
          </table:table-cell>
          <table:table-cell table:formula="of:=SUM([.C20];[.G20];[.K20];[.O20];[.S20];[.W20]) / [.AD2]" office:value-type="float" office:value="15.6038854916891" calcext:value-type="float">
            <text:p>15,6038854916891</text:p>
          </table:table-cell>
          <table:table-cell table:number-columns-repeated="3"/>
          <table:table-cell table:formula="of:=MAX([.C20];[.G20];[.K20];[.O20];[.S20];[.W20])" office:value-type="float" office:value="15.9726543426514" calcext:value-type="float">
            <text:p>15,9726543426514</text:p>
          </table:table-cell>
          <table:table-cell table:formula="of:=MIN([.C20];[.G20];[.K20];[.O20];[.S20];[.W20])" office:value-type="float" office:value="15.1753716468811" calcext:value-type="float">
            <text:p>15,17537164688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2519" calcext:value-type="float">
            <text:p>2519</text:p>
          </table:table-cell>
          <table:table-cell office:value-type="float" office:value="19.1767580509186" calcext:value-type="float">
            <text:p>19,176758050918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519" calcext:value-type="float">
            <text:p>2519</text:p>
          </table:table-cell>
          <table:table-cell office:value-type="float" office:value="20.0562739372253" calcext:value-type="float">
            <text:p>20,056273937225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519" calcext:value-type="float">
            <text:p>2519</text:p>
          </table:table-cell>
          <table:table-cell office:value-type="float" office:value="19.73708152771" calcext:value-type="float">
            <text:p>19,7370815277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519" calcext:value-type="float">
            <text:p>2519</text:p>
          </table:table-cell>
          <table:table-cell office:value-type="float" office:value="19.6644158363342" calcext:value-type="float">
            <text:p>19,664415836334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519" calcext:value-type="float">
            <text:p>2519</text:p>
          </table:table-cell>
          <table:table-cell office:value-type="float" office:value="20.3298237323761" calcext:value-type="float">
            <text:p>20,329823732376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519" calcext:value-type="float">
            <text:p>2519</text:p>
          </table:table-cell>
          <table:table-cell office:value-type="float" office:value="19.9515161514282" calcext:value-type="float">
            <text:p>19,9515161514282</text:p>
          </table:table-cell>
          <table:table-cell table:number-columns-repeated="2"/>
          <table:table-cell office:value-type="string" calcext:value-type="string">
            <text:p>Janela19</text:p>
          </table:table-cell>
          <table:table-cell table:formula="of:=[.B21]" office:value-type="float" office:value="2519" calcext:value-type="float">
            <text:p>2519</text:p>
          </table:table-cell>
          <table:table-cell table:formula="of:=SUM([.C21];[.G21];[.K21];[.O21];[.S21];[.W21]) / [.AD2]" office:value-type="float" office:value="19.8193115393321" calcext:value-type="float">
            <text:p>19,8193115393321</text:p>
          </table:table-cell>
          <table:table-cell table:number-columns-repeated="3"/>
          <table:table-cell table:formula="of:=MAX([.C21];[.G21];[.K21];[.O21];[.S21];[.W21])" office:value-type="float" office:value="20.3298237323761" calcext:value-type="float">
            <text:p>20,3298237323761</text:p>
          </table:table-cell>
          <table:table-cell table:formula="of:=MIN([.C21];[.G21];[.K21];[.O21];[.S21];[.W21])" office:value-type="float" office:value="19.1767580509186" calcext:value-type="float">
            <text:p>19,17675805091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1913" calcext:value-type="float">
            <text:p>1913</text:p>
          </table:table-cell>
          <table:table-cell office:value-type="float" office:value="19.0689902305603" calcext:value-type="float">
            <text:p>19,068990230560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913" calcext:value-type="float">
            <text:p>1913</text:p>
          </table:table-cell>
          <table:table-cell office:value-type="float" office:value="19.346964597702" calcext:value-type="float">
            <text:p>19,34696459770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913" calcext:value-type="float">
            <text:p>1913</text:p>
          </table:table-cell>
          <table:table-cell office:value-type="float" office:value="19.0236613750458" calcext:value-type="float">
            <text:p>19,023661375045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913" calcext:value-type="float">
            <text:p>1913</text:p>
          </table:table-cell>
          <table:table-cell office:value-type="float" office:value="19.0638561248779" calcext:value-type="float">
            <text:p>19,063856124877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913" calcext:value-type="float">
            <text:p>1913</text:p>
          </table:table-cell>
          <table:table-cell office:value-type="float" office:value="19.3091244697571" calcext:value-type="float">
            <text:p>19,309124469757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913" calcext:value-type="float">
            <text:p>1913</text:p>
          </table:table-cell>
          <table:table-cell office:value-type="float" office:value="20.0101516246796" calcext:value-type="float">
            <text:p>20,0101516246796</text:p>
          </table:table-cell>
          <table:table-cell table:number-columns-repeated="2"/>
          <table:table-cell office:value-type="string" calcext:value-type="string">
            <text:p>Janela20</text:p>
          </table:table-cell>
          <table:table-cell table:formula="of:=[.B22]" office:value-type="float" office:value="1913" calcext:value-type="float">
            <text:p>1913</text:p>
          </table:table-cell>
          <table:table-cell table:formula="of:=SUM([.C22];[.G22];[.K22];[.O22];[.S22];[.W22]) / [.AD2]" office:value-type="float" office:value="19.3037914037705" calcext:value-type="float">
            <text:p>19,3037914037705</text:p>
          </table:table-cell>
          <table:table-cell table:number-columns-repeated="3"/>
          <table:table-cell table:formula="of:=MAX([.C22];[.G22];[.K22];[.O22];[.S22];[.W22])" office:value-type="float" office:value="20.0101516246796" calcext:value-type="float">
            <text:p>20,0101516246796</text:p>
          </table:table-cell>
          <table:table-cell table:formula="of:=MIN([.C22];[.G22];[.K22];[.O22];[.S22];[.W22])" office:value-type="float" office:value="19.0236613750458" calcext:value-type="float">
            <text:p>19,02366137504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17683" calcext:value-type="float">
            <text:p>17683</text:p>
          </table:table-cell>
          <table:table-cell office:value-type="float" office:value="18.4884481430054" calcext:value-type="float">
            <text:p>18,488448143005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7683" calcext:value-type="float">
            <text:p>17683</text:p>
          </table:table-cell>
          <table:table-cell office:value-type="float" office:value="18.1982986927032" calcext:value-type="float">
            <text:p>18,198298692703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7683" calcext:value-type="float">
            <text:p>17683</text:p>
          </table:table-cell>
          <table:table-cell office:value-type="float" office:value="18.5075070858002" calcext:value-type="float">
            <text:p>18,507507085800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7683" calcext:value-type="float">
            <text:p>17683</text:p>
          </table:table-cell>
          <table:table-cell office:value-type="float" office:value="18.6068522930145" calcext:value-type="float">
            <text:p>18,606852293014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7683" calcext:value-type="float">
            <text:p>17683</text:p>
          </table:table-cell>
          <table:table-cell office:value-type="float" office:value="19.189649105072" calcext:value-type="float">
            <text:p>19,18964910507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7683" calcext:value-type="float">
            <text:p>17683</text:p>
          </table:table-cell>
          <table:table-cell office:value-type="float" office:value="19.0417799949646" calcext:value-type="float">
            <text:p>19,0417799949646</text:p>
          </table:table-cell>
          <table:table-cell table:number-columns-repeated="2"/>
          <table:table-cell office:value-type="string" calcext:value-type="string">
            <text:p>Janela21</text:p>
          </table:table-cell>
          <table:table-cell table:formula="of:=[.B23]" office:value-type="float" office:value="17683" calcext:value-type="float">
            <text:p>17683</text:p>
          </table:table-cell>
          <table:table-cell table:formula="of:=SUM([.C23];[.G23];[.K23];[.O23];[.S23];[.W23]) / [.AD2]" office:value-type="float" office:value="18.6720892190933" calcext:value-type="float">
            <text:p>18,6720892190933</text:p>
          </table:table-cell>
          <table:table-cell table:number-columns-repeated="3"/>
          <table:table-cell table:formula="of:=MAX([.C23];[.G23];[.K23];[.O23];[.S23];[.W23])" office:value-type="float" office:value="19.189649105072" calcext:value-type="float">
            <text:p>19,189649105072</text:p>
          </table:table-cell>
          <table:table-cell table:formula="of:=MIN([.C23];[.G23];[.K23];[.O23];[.S23];[.W23])" office:value-type="float" office:value="18.1982986927032" calcext:value-type="float">
            <text:p>18,19829869270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165382" calcext:value-type="float">
            <text:p>165382</text:p>
          </table:table-cell>
          <table:table-cell office:value-type="float" office:value="16.9517068862915" calcext:value-type="float">
            <text:p>16,951706886291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65382" calcext:value-type="float">
            <text:p>165382</text:p>
          </table:table-cell>
          <table:table-cell office:value-type="float" office:value="17.0991673469543" calcext:value-type="float">
            <text:p>17,099167346954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65382" calcext:value-type="float">
            <text:p>165382</text:p>
          </table:table-cell>
          <table:table-cell office:value-type="float" office:value="17.0351769924164" calcext:value-type="float">
            <text:p>17,035176992416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65382" calcext:value-type="float">
            <text:p>165382</text:p>
          </table:table-cell>
          <table:table-cell office:value-type="float" office:value="17.023993730545" calcext:value-type="float">
            <text:p>17,02399373054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65382" calcext:value-type="float">
            <text:p>165382</text:p>
          </table:table-cell>
          <table:table-cell office:value-type="float" office:value="18.2457301616669" calcext:value-type="float">
            <text:p>18,245730161666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65382" calcext:value-type="float">
            <text:p>165382</text:p>
          </table:table-cell>
          <table:table-cell office:value-type="float" office:value="17.6121945381165" calcext:value-type="float">
            <text:p>17,6121945381165</text:p>
          </table:table-cell>
          <table:table-cell table:number-columns-repeated="2"/>
          <table:table-cell office:value-type="string" calcext:value-type="string">
            <text:p>Janela22</text:p>
          </table:table-cell>
          <table:table-cell table:formula="of:=[.B24]" office:value-type="float" office:value="165382" calcext:value-type="float">
            <text:p>165382</text:p>
          </table:table-cell>
          <table:table-cell table:formula="of:=SUM([.C24];[.G24];[.K24];[.O24];[.S24];[.W24]) / [.AD2]" office:value-type="float" office:value="17.3279949426651" calcext:value-type="float">
            <text:p>17,3279949426651</text:p>
          </table:table-cell>
          <table:table-cell table:number-columns-repeated="3"/>
          <table:table-cell table:formula="of:=MAX([.C24];[.G24];[.K24];[.O24];[.S24];[.W24])" office:value-type="float" office:value="18.2457301616669" calcext:value-type="float">
            <text:p>18,2457301616669</text:p>
          </table:table-cell>
          <table:table-cell table:formula="of:=MIN([.C24];[.G24];[.K24];[.O24];[.S24];[.W24])" office:value-type="float" office:value="16.9517068862915" calcext:value-type="float">
            <text:p>16,95170688629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2314" calcext:value-type="float">
            <text:p>2314</text:p>
          </table:table-cell>
          <table:table-cell office:value-type="float" office:value="16.1897149085999" calcext:value-type="float">
            <text:p>16,1897149085999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314" calcext:value-type="float">
            <text:p>2314</text:p>
          </table:table-cell>
          <table:table-cell office:value-type="float" office:value="17.0887145996094" calcext:value-type="float">
            <text:p>17,088714599609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314" calcext:value-type="float">
            <text:p>2314</text:p>
          </table:table-cell>
          <table:table-cell office:value-type="float" office:value="17.0189995765686" calcext:value-type="float">
            <text:p>17,018999576568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314" calcext:value-type="float">
            <text:p>2314</text:p>
          </table:table-cell>
          <table:table-cell office:value-type="float" office:value="17.2980768680573" calcext:value-type="float">
            <text:p>17,298076868057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314" calcext:value-type="float">
            <text:p>2314</text:p>
          </table:table-cell>
          <table:table-cell office:value-type="float" office:value="17.1204452514648" calcext:value-type="float">
            <text:p>17,120445251464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314" calcext:value-type="float">
            <text:p>2314</text:p>
          </table:table-cell>
          <table:table-cell office:value-type="float" office:value="17.1677086353302" calcext:value-type="float">
            <text:p>17,1677086353302</text:p>
          </table:table-cell>
          <table:table-cell table:number-columns-repeated="2"/>
          <table:table-cell office:value-type="string" calcext:value-type="string">
            <text:p>Janela23</text:p>
          </table:table-cell>
          <table:table-cell table:formula="of:=[.B25]" office:value-type="float" office:value="2314" calcext:value-type="float">
            <text:p>2314</text:p>
          </table:table-cell>
          <table:table-cell table:formula="of:=SUM([.C25];[.G25];[.K25];[.O25];[.S25];[.W25]) / [.AD2]" office:value-type="float" office:value="16.9806099732717" calcext:value-type="float">
            <text:p>16,9806099732717</text:p>
          </table:table-cell>
          <table:table-cell table:number-columns-repeated="3"/>
          <table:table-cell table:formula="of:=MAX([.C25];[.G25];[.K25];[.O25];[.S25];[.W25])" office:value-type="float" office:value="17.2980768680573" calcext:value-type="float">
            <text:p>17,2980768680573</text:p>
          </table:table-cell>
          <table:table-cell table:formula="of:=MIN([.C25];[.G25];[.K25];[.O25];[.S25];[.W25])" office:value-type="float" office:value="16.1897149085999" calcext:value-type="float">
            <text:p>16,189714908599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34276" calcext:value-type="float">
            <text:p>34276</text:p>
          </table:table-cell>
          <table:table-cell office:value-type="float" office:value="24.6643550395966" calcext:value-type="float">
            <text:p>24,664355039596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4276" calcext:value-type="float">
            <text:p>34276</text:p>
          </table:table-cell>
          <table:table-cell office:value-type="float" office:value="24.1821944713593" calcext:value-type="float">
            <text:p>24,182194471359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4276" calcext:value-type="float">
            <text:p>34276</text:p>
          </table:table-cell>
          <table:table-cell office:value-type="float" office:value="23.4986763000488" calcext:value-type="float">
            <text:p>23,498676300048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4276" calcext:value-type="float">
            <text:p>34276</text:p>
          </table:table-cell>
          <table:table-cell office:value-type="float" office:value="23.7635307312012" calcext:value-type="float">
            <text:p>23,763530731201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4276" calcext:value-type="float">
            <text:p>34276</text:p>
          </table:table-cell>
          <table:table-cell office:value-type="float" office:value="24.2063777446747" calcext:value-type="float">
            <text:p>24,206377744674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4276" calcext:value-type="float">
            <text:p>34276</text:p>
          </table:table-cell>
          <table:table-cell office:value-type="float" office:value="24.6737389564514" calcext:value-type="float">
            <text:p>24,6737389564514</text:p>
          </table:table-cell>
          <table:table-cell table:number-columns-repeated="2"/>
          <table:table-cell office:value-type="string" calcext:value-type="string">
            <text:p>Janela24</text:p>
          </table:table-cell>
          <table:table-cell table:formula="of:=[.B26]" office:value-type="float" office:value="34276" calcext:value-type="float">
            <text:p>34276</text:p>
          </table:table-cell>
          <table:table-cell table:formula="of:=SUM([.C26];[.G26];[.K26];[.O26];[.S26];[.W26]) / [.AD2]" office:value-type="float" office:value="24.164812207222" calcext:value-type="float">
            <text:p>24,164812207222</text:p>
          </table:table-cell>
          <table:table-cell table:number-columns-repeated="3"/>
          <table:table-cell table:formula="of:=MAX([.C26];[.G26];[.K26];[.O26];[.S26];[.W26])" office:value-type="float" office:value="24.6737389564514" calcext:value-type="float">
            <text:p>24,6737389564514</text:p>
          </table:table-cell>
          <table:table-cell table:formula="of:=MIN([.C26];[.G26];[.K26];[.O26];[.S26];[.W26])" office:value-type="float" office:value="23.4986763000488" calcext:value-type="float">
            <text:p>23,498676300048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209495" calcext:value-type="float">
            <text:p>209495</text:p>
          </table:table-cell>
          <table:table-cell office:value-type="float" office:value="24.7831234931946" calcext:value-type="float">
            <text:p>24,783123493194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09495" calcext:value-type="float">
            <text:p>209495</text:p>
          </table:table-cell>
          <table:table-cell office:value-type="float" office:value="24.5591793060303" calcext:value-type="float">
            <text:p>24,559179306030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09495" calcext:value-type="float">
            <text:p>209495</text:p>
          </table:table-cell>
          <table:table-cell office:value-type="float" office:value="25.155978679657" calcext:value-type="float">
            <text:p>25,15597867965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09495" calcext:value-type="float">
            <text:p>209495</text:p>
          </table:table-cell>
          <table:table-cell office:value-type="float" office:value="24.3964760303497" calcext:value-type="float">
            <text:p>24,396476030349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09495" calcext:value-type="float">
            <text:p>209495</text:p>
          </table:table-cell>
          <table:table-cell office:value-type="float" office:value="25.7952201366425" calcext:value-type="float">
            <text:p>25,795220136642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09495" calcext:value-type="float">
            <text:p>209495</text:p>
          </table:table-cell>
          <table:table-cell office:value-type="float" office:value="25.2900376319885" calcext:value-type="float">
            <text:p>25,2900376319885</text:p>
          </table:table-cell>
          <table:table-cell table:number-columns-repeated="2"/>
          <table:table-cell office:value-type="string" calcext:value-type="string">
            <text:p>Janela25</text:p>
          </table:table-cell>
          <table:table-cell table:formula="of:=[.B27]" office:value-type="float" office:value="209495" calcext:value-type="float">
            <text:p>209495</text:p>
          </table:table-cell>
          <table:table-cell table:formula="of:=SUM([.C27];[.G27];[.K27];[.O27];[.S27];[.W27]) / [.AD2]" office:value-type="float" office:value="24.9966692129771" calcext:value-type="float">
            <text:p>24,9966692129771</text:p>
          </table:table-cell>
          <table:table-cell table:number-columns-repeated="3"/>
          <table:table-cell table:formula="of:=MAX([.C27];[.G27];[.K27];[.O27];[.S27];[.W27])" office:value-type="float" office:value="25.7952201366425" calcext:value-type="float">
            <text:p>25,7952201366425</text:p>
          </table:table-cell>
          <table:table-cell table:formula="of:=MIN([.C27];[.G27];[.K27];[.O27];[.S27];[.W27])" office:value-type="float" office:value="24.3964760303497" calcext:value-type="float">
            <text:p>24,39647603034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122405" calcext:value-type="float">
            <text:p>122405</text:p>
          </table:table-cell>
          <table:table-cell office:value-type="float" office:value="30.507378578186" calcext:value-type="float">
            <text:p>30,50737857818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2405" calcext:value-type="float">
            <text:p>122405</text:p>
          </table:table-cell>
          <table:table-cell office:value-type="float" office:value="30.1330211162567" calcext:value-type="float">
            <text:p>30,133021116256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2405" calcext:value-type="float">
            <text:p>122405</text:p>
          </table:table-cell>
          <table:table-cell office:value-type="float" office:value="30.2394387722015" calcext:value-type="float">
            <text:p>30,239438772201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2405" calcext:value-type="float">
            <text:p>122405</text:p>
          </table:table-cell>
          <table:table-cell office:value-type="float" office:value="31.017790555954" calcext:value-type="float">
            <text:p>31,017790555954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2405" calcext:value-type="float">
            <text:p>122405</text:p>
          </table:table-cell>
          <table:table-cell office:value-type="float" office:value="31.1803185939789" calcext:value-type="float">
            <text:p>31,180318593978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2405" calcext:value-type="float">
            <text:p>122405</text:p>
          </table:table-cell>
          <table:table-cell office:value-type="float" office:value="31.7491345405579" calcext:value-type="float">
            <text:p>31,7491345405579</text:p>
          </table:table-cell>
          <table:table-cell table:number-columns-repeated="2"/>
          <table:table-cell office:value-type="string" calcext:value-type="string">
            <text:p>Janela26</text:p>
          </table:table-cell>
          <table:table-cell table:formula="of:=[.B28]" office:value-type="float" office:value="122405" calcext:value-type="float">
            <text:p>122405</text:p>
          </table:table-cell>
          <table:table-cell table:formula="of:=SUM([.C28];[.G28];[.K28];[.O28];[.S28];[.W28]) / [.AD2]" office:value-type="float" office:value="30.8045136928558" calcext:value-type="float">
            <text:p>30,8045136928558</text:p>
          </table:table-cell>
          <table:table-cell table:number-columns-repeated="3"/>
          <table:table-cell table:formula="of:=MAX([.C28];[.G28];[.K28];[.O28];[.S28];[.W28])" office:value-type="float" office:value="31.7491345405579" calcext:value-type="float">
            <text:p>31,7491345405579</text:p>
          </table:table-cell>
          <table:table-cell table:formula="of:=MIN([.C28];[.G28];[.K28];[.O28];[.S28];[.W28])" office:value-type="float" office:value="30.1330211162567" calcext:value-type="float">
            <text:p>30,133021116256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214553" calcext:value-type="float">
            <text:p>214553</text:p>
          </table:table-cell>
          <table:table-cell office:value-type="float" office:value="29.7844865322113" calcext:value-type="float">
            <text:p>29,784486532211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214553" calcext:value-type="float">
            <text:p>214553</text:p>
          </table:table-cell>
          <table:table-cell office:value-type="float" office:value="30.7900409698486" calcext:value-type="float">
            <text:p>30,790040969848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214553" calcext:value-type="float">
            <text:p>214553</text:p>
          </table:table-cell>
          <table:table-cell office:value-type="float" office:value="30.2080883979797" calcext:value-type="float">
            <text:p>30,208088397979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214553" calcext:value-type="float">
            <text:p>214553</text:p>
          </table:table-cell>
          <table:table-cell office:value-type="float" office:value="30.3555338382721" calcext:value-type="float">
            <text:p>30,355533838272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214553" calcext:value-type="float">
            <text:p>214553</text:p>
          </table:table-cell>
          <table:table-cell office:value-type="float" office:value="31.6098430156708" calcext:value-type="float">
            <text:p>31,609843015670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214553" calcext:value-type="float">
            <text:p>214553</text:p>
          </table:table-cell>
          <table:table-cell office:value-type="float" office:value="31.4185042381287" calcext:value-type="float">
            <text:p>31,4185042381287</text:p>
          </table:table-cell>
          <table:table-cell table:number-columns-repeated="2"/>
          <table:table-cell office:value-type="string" calcext:value-type="string">
            <text:p>Janela27</text:p>
          </table:table-cell>
          <table:table-cell table:formula="of:=[.B29]" office:value-type="float" office:value="214553" calcext:value-type="float">
            <text:p>214553</text:p>
          </table:table-cell>
          <table:table-cell table:formula="of:=SUM([.C29];[.G29];[.K29];[.O29];[.S29];[.W29]) / [.AD2]" office:value-type="float" office:value="30.6944161653519" calcext:value-type="float">
            <text:p>30,6944161653519</text:p>
          </table:table-cell>
          <table:table-cell table:number-columns-repeated="3"/>
          <table:table-cell table:formula="of:=MAX([.C29];[.G29];[.K29];[.O29];[.S29];[.W29])" office:value-type="float" office:value="31.6098430156708" calcext:value-type="float">
            <text:p>31,6098430156708</text:p>
          </table:table-cell>
          <table:table-cell table:formula="of:=MIN([.C29];[.G29];[.K29];[.O29];[.S29];[.W29])" office:value-type="float" office:value="29.7844865322113" calcext:value-type="float">
            <text:p>29,78448653221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909713" calcext:value-type="float">
            <text:p>909713</text:p>
          </table:table-cell>
          <table:table-cell office:value-type="float" office:value="33.3796968460083" calcext:value-type="float">
            <text:p>33,379696846008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909713" calcext:value-type="float">
            <text:p>909713</text:p>
          </table:table-cell>
          <table:table-cell office:value-type="float" office:value="32.8637299537659" calcext:value-type="float">
            <text:p>32,863729953765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909713" calcext:value-type="float">
            <text:p>909713</text:p>
          </table:table-cell>
          <table:table-cell office:value-type="float" office:value="32.8967700004578" calcext:value-type="float">
            <text:p>32,896770000457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909713" calcext:value-type="float">
            <text:p>909713</text:p>
          </table:table-cell>
          <table:table-cell office:value-type="float" office:value="33.1926226615906" calcext:value-type="float">
            <text:p>33,192622661590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909713" calcext:value-type="float">
            <text:p>909713</text:p>
          </table:table-cell>
          <table:table-cell office:value-type="float" office:value="33.7903406620026" calcext:value-type="float">
            <text:p>33,790340662002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909713" calcext:value-type="float">
            <text:p>909713</text:p>
          </table:table-cell>
          <table:table-cell office:value-type="float" office:value="34.3997752666473" calcext:value-type="float">
            <text:p>34,3997752666473</text:p>
          </table:table-cell>
          <table:table-cell table:number-columns-repeated="2"/>
          <table:table-cell office:value-type="string" calcext:value-type="string">
            <text:p>Janela28</text:p>
          </table:table-cell>
          <table:table-cell table:formula="of:=[.B30]" office:value-type="float" office:value="909713" calcext:value-type="float">
            <text:p>909713</text:p>
          </table:table-cell>
          <table:table-cell table:formula="of:=SUM([.C30];[.G30];[.K30];[.O30];[.S30];[.W30]) / [.AD2]" office:value-type="float" office:value="33.4204892317454" calcext:value-type="float">
            <text:p>33,4204892317454</text:p>
          </table:table-cell>
          <table:table-cell table:number-columns-repeated="3"/>
          <table:table-cell table:formula="of:=MAX([.C30];[.G30];[.K30];[.O30];[.S30];[.W30])" office:value-type="float" office:value="34.3997752666473" calcext:value-type="float">
            <text:p>34,3997752666473</text:p>
          </table:table-cell>
          <table:table-cell table:formula="of:=MIN([.C30];[.G30];[.K30];[.O30];[.S30];[.W30])" office:value-type="float" office:value="32.8637299537659" calcext:value-type="float">
            <text:p>32,863729953765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887811" calcext:value-type="float">
            <text:p>887811</text:p>
          </table:table-cell>
          <table:table-cell office:value-type="float" office:value="30.1603608131409" calcext:value-type="float">
            <text:p>30,160360813140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887811" calcext:value-type="float">
            <text:p>887811</text:p>
          </table:table-cell>
          <table:table-cell office:value-type="float" office:value="29.2817413806915" calcext:value-type="float">
            <text:p>29,281741380691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887811" calcext:value-type="float">
            <text:p>887811</text:p>
          </table:table-cell>
          <table:table-cell office:value-type="float" office:value="29.5456910133362" calcext:value-type="float">
            <text:p>29,545691013336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887811" calcext:value-type="float">
            <text:p>887811</text:p>
          </table:table-cell>
          <table:table-cell office:value-type="float" office:value="29.0829639434814" calcext:value-type="float">
            <text:p>29,082963943481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887811" calcext:value-type="float">
            <text:p>887811</text:p>
          </table:table-cell>
          <table:table-cell office:value-type="float" office:value="30.532378911972" calcext:value-type="float">
            <text:p>30,53237891197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887811" calcext:value-type="float">
            <text:p>887811</text:p>
          </table:table-cell>
          <table:table-cell office:value-type="float" office:value="30.9249649047852" calcext:value-type="float">
            <text:p>30,9249649047852</text:p>
          </table:table-cell>
          <table:table-cell table:number-columns-repeated="2"/>
          <table:table-cell office:value-type="string" calcext:value-type="string">
            <text:p>Janela29</text:p>
          </table:table-cell>
          <table:table-cell table:formula="of:=[.B31]" office:value-type="float" office:value="887811" calcext:value-type="float">
            <text:p>887811</text:p>
          </table:table-cell>
          <table:table-cell table:formula="of:=SUM([.C31];[.G31];[.K31];[.O31];[.S31];[.W31]) / [.AD2]" office:value-type="float" office:value="29.9213501612345" calcext:value-type="float">
            <text:p>29,9213501612345</text:p>
          </table:table-cell>
          <table:table-cell table:number-columns-repeated="3"/>
          <table:table-cell table:formula="of:=MAX([.C31];[.G31];[.K31];[.O31];[.S31];[.W31])" office:value-type="float" office:value="30.9249649047852" calcext:value-type="float">
            <text:p>30,9249649047852</text:p>
          </table:table-cell>
          <table:table-cell table:formula="of:=MIN([.C31];[.G31];[.K31];[.O31];[.S31];[.W31])" office:value-type="float" office:value="29.0829639434814" calcext:value-type="float">
            <text:p>29,08296394348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13390" calcext:value-type="float">
            <text:p>13390</text:p>
          </table:table-cell>
          <table:table-cell office:value-type="float" office:value="21.558361530304" calcext:value-type="float">
            <text:p>21,55836153030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3390" calcext:value-type="float">
            <text:p>13390</text:p>
          </table:table-cell>
          <table:table-cell office:value-type="float" office:value="21.3847348690033" calcext:value-type="float">
            <text:p>21,384734869003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3390" calcext:value-type="float">
            <text:p>13390</text:p>
          </table:table-cell>
          <table:table-cell office:value-type="float" office:value="22.2289392948151" calcext:value-type="float">
            <text:p>22,228939294815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3390" calcext:value-type="float">
            <text:p>13390</text:p>
          </table:table-cell>
          <table:table-cell office:value-type="float" office:value="22.290280342102" calcext:value-type="float">
            <text:p>22,29028034210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3390" calcext:value-type="float">
            <text:p>13390</text:p>
          </table:table-cell>
          <table:table-cell office:value-type="float" office:value="23.072434425354" calcext:value-type="float">
            <text:p>23,07243442535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3390" calcext:value-type="float">
            <text:p>13390</text:p>
          </table:table-cell>
          <table:table-cell office:value-type="float" office:value="22.627124786377" calcext:value-type="float">
            <text:p>22,627124786377</text:p>
          </table:table-cell>
          <table:table-cell table:number-columns-repeated="2"/>
          <table:table-cell office:value-type="string" calcext:value-type="string">
            <text:p>Janela30</text:p>
          </table:table-cell>
          <table:table-cell table:formula="of:=[.B32]" office:value-type="float" office:value="13390" calcext:value-type="float">
            <text:p>13390</text:p>
          </table:table-cell>
          <table:table-cell table:formula="of:=SUM([.C32];[.G32];[.K32];[.O32];[.S32];[.W32]) / [.AD2]" office:value-type="float" office:value="22.1936458746592" calcext:value-type="float">
            <text:p>22,1936458746592</text:p>
          </table:table-cell>
          <table:table-cell table:number-columns-repeated="3"/>
          <table:table-cell table:formula="of:=MAX([.C32];[.G32];[.K32];[.O32];[.S32];[.W32])" office:value-type="float" office:value="23.072434425354" calcext:value-type="float">
            <text:p>23,072434425354</text:p>
          </table:table-cell>
          <table:table-cell table:formula="of:=MIN([.C32];[.G32];[.K32];[.O32];[.S32];[.W32])" office:value-type="float" office:value="21.3847348690033" calcext:value-type="float">
            <text:p>21,38473486900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31</text:p>
          </table:table-cell>
          <table:table-cell office:value-type="float" office:value="5228" calcext:value-type="float">
            <text:p>5228</text:p>
          </table:table-cell>
          <table:table-cell office:value-type="float" office:value="22.6135668754578" calcext:value-type="float">
            <text:p>22,6135668754578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5228" calcext:value-type="float">
            <text:p>5228</text:p>
          </table:table-cell>
          <table:table-cell office:value-type="float" office:value="22.9042749404907" calcext:value-type="float">
            <text:p>22,9042749404907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5228" calcext:value-type="float">
            <text:p>5228</text:p>
          </table:table-cell>
          <table:table-cell office:value-type="float" office:value="23.1679632663727" calcext:value-type="float">
            <text:p>23,1679632663727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5228" calcext:value-type="float">
            <text:p>5228</text:p>
          </table:table-cell>
          <table:table-cell office:value-type="float" office:value="22.4711620807648" calcext:value-type="float">
            <text:p>22,4711620807648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5228" calcext:value-type="float">
            <text:p>5228</text:p>
          </table:table-cell>
          <table:table-cell office:value-type="float" office:value="23.8745033740997" calcext:value-type="float">
            <text:p>23,8745033740997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5228" calcext:value-type="float">
            <text:p>5228</text:p>
          </table:table-cell>
          <table:table-cell office:value-type="float" office:value="23.2022995948792" calcext:value-type="float">
            <text:p>23,2022995948792</text:p>
          </table:table-cell>
          <table:table-cell table:number-columns-repeated="2"/>
          <table:table-cell office:value-type="string" calcext:value-type="string">
            <text:p>Janela31</text:p>
          </table:table-cell>
          <table:table-cell table:formula="of:=[.B33]" office:value-type="float" office:value="5228" calcext:value-type="float">
            <text:p>5228</text:p>
          </table:table-cell>
          <table:table-cell table:formula="of:=SUM([.C33];[.G33];[.K33];[.O33];[.S33];[.W33]) / [.AD2]" office:value-type="float" office:value="23.0389616886775" calcext:value-type="float">
            <text:p>23,0389616886775</text:p>
          </table:table-cell>
          <table:table-cell table:number-columns-repeated="3"/>
          <table:table-cell table:formula="of:=MAX([.C33];[.G33];[.K33];[.O33];[.S33];[.W33])" office:value-type="float" office:value="23.8745033740997" calcext:value-type="float">
            <text:p>23,8745033740997</text:p>
          </table:table-cell>
          <table:table-cell table:formula="of:=MIN([.C33];[.G33];[.K33];[.O33];[.S33];[.W33])" office:value-type="float" office:value="22.4711620807648" calcext:value-type="float">
            <text:p>22,471162080764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32</text:p>
          </table:table-cell>
          <table:table-cell office:value-type="float" office:value="216156" calcext:value-type="float">
            <text:p>216156</text:p>
          </table:table-cell>
          <table:table-cell office:value-type="float" office:value="26.2521162033081" calcext:value-type="float">
            <text:p>26,2521162033081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216156" calcext:value-type="float">
            <text:p>216156</text:p>
          </table:table-cell>
          <table:table-cell office:value-type="float" office:value="25.6927917003632" calcext:value-type="float">
            <text:p>25,6927917003632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216156" calcext:value-type="float">
            <text:p>216156</text:p>
          </table:table-cell>
          <table:table-cell office:value-type="float" office:value="26.3564236164093" calcext:value-type="float">
            <text:p>26,3564236164093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216156" calcext:value-type="float">
            <text:p>216156</text:p>
          </table:table-cell>
          <table:table-cell office:value-type="float" office:value="26.4850389957428" calcext:value-type="float">
            <text:p>26,485038995742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216156" calcext:value-type="float">
            <text:p>216156</text:p>
          </table:table-cell>
          <table:table-cell office:value-type="float" office:value="26.9145150184631" calcext:value-type="float">
            <text:p>26,9145150184631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216156" calcext:value-type="float">
            <text:p>216156</text:p>
          </table:table-cell>
          <table:table-cell office:value-type="float" office:value="26.8485252857208" calcext:value-type="float">
            <text:p>26,8485252857208</text:p>
          </table:table-cell>
          <table:table-cell table:number-columns-repeated="2"/>
          <table:table-cell office:value-type="string" calcext:value-type="string">
            <text:p>Janela32</text:p>
          </table:table-cell>
          <table:table-cell table:formula="of:=[.B34]" office:value-type="float" office:value="216156" calcext:value-type="float">
            <text:p>216156</text:p>
          </table:table-cell>
          <table:table-cell table:formula="of:=SUM([.C34];[.G34];[.K34];[.O34];[.S34];[.W34]) / [.AD2]" office:value-type="float" office:value="26.4249018033345" calcext:value-type="float">
            <text:p>26,4249018033345</text:p>
          </table:table-cell>
          <table:table-cell table:number-columns-repeated="3"/>
          <table:table-cell table:formula="of:=MAX([.C34];[.G34];[.K34];[.O34];[.S34];[.W34])" office:value-type="float" office:value="26.9145150184631" calcext:value-type="float">
            <text:p>26,9145150184631</text:p>
          </table:table-cell>
          <table:table-cell table:formula="of:=MIN([.C34];[.G34];[.K34];[.O34];[.S34];[.W34])" office:value-type="float" office:value="25.6927917003632" calcext:value-type="float">
            <text:p>25,69279170036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33</text:p>
          </table:table-cell>
          <table:table-cell office:value-type="float" office:value="239625" calcext:value-type="float">
            <text:p>239625</text:p>
          </table:table-cell>
          <table:table-cell office:value-type="float" office:value="26.652092218399" calcext:value-type="float">
            <text:p>26,652092218399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239625" calcext:value-type="float">
            <text:p>239625</text:p>
          </table:table-cell>
          <table:table-cell office:value-type="float" office:value="27.2599515914917" calcext:value-type="float">
            <text:p>27,2599515914917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239625" calcext:value-type="float">
            <text:p>239625</text:p>
          </table:table-cell>
          <table:table-cell office:value-type="float" office:value="28.2805190086365" calcext:value-type="float">
            <text:p>28,280519008636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239625" calcext:value-type="float">
            <text:p>239625</text:p>
          </table:table-cell>
          <table:table-cell office:value-type="float" office:value="27.5103347301483" calcext:value-type="float">
            <text:p>27,5103347301483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239625" calcext:value-type="float">
            <text:p>239625</text:p>
          </table:table-cell>
          <table:table-cell office:value-type="float" office:value="29.0577936172485" calcext:value-type="float">
            <text:p>29,057793617248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239625" calcext:value-type="float">
            <text:p>239625</text:p>
          </table:table-cell>
          <table:table-cell office:value-type="float" office:value="28.7136342525482" calcext:value-type="float">
            <text:p>28,7136342525482</text:p>
          </table:table-cell>
          <table:table-cell table:number-columns-repeated="2"/>
          <table:table-cell office:value-type="string" calcext:value-type="string">
            <text:p>Janela33</text:p>
          </table:table-cell>
          <table:table-cell table:formula="of:=[.B35]" office:value-type="float" office:value="239625" calcext:value-type="float">
            <text:p>239625</text:p>
          </table:table-cell>
          <table:table-cell table:formula="of:=SUM([.C35];[.G35];[.K35];[.O35];[.S35];[.W35]) / [.AD2]" office:value-type="float" office:value="27.9123875697454" calcext:value-type="float">
            <text:p>27,9123875697454</text:p>
          </table:table-cell>
          <table:table-cell table:number-columns-repeated="3"/>
          <table:table-cell table:formula="of:=MAX([.C35];[.G35];[.K35];[.O35];[.S35];[.W35])" office:value-type="float" office:value="29.0577936172485" calcext:value-type="float">
            <text:p>29,0577936172485</text:p>
          </table:table-cell>
          <table:table-cell table:formula="of:=MIN([.C35];[.G35];[.K35];[.O35];[.S35];[.W35])" office:value-type="float" office:value="26.652092218399" calcext:value-type="float">
            <text:p>26,65209221839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34</text:p>
          </table:table-cell>
          <table:table-cell office:value-type="float" office:value="30440" calcext:value-type="float">
            <text:p>30440</text:p>
          </table:table-cell>
          <table:table-cell office:value-type="float" office:value="35.4232923984528" calcext:value-type="float">
            <text:p>35,4232923984528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30440" calcext:value-type="float">
            <text:p>30440</text:p>
          </table:table-cell>
          <table:table-cell office:value-type="float" office:value="35.8427329063416" calcext:value-type="float">
            <text:p>35,8427329063416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30440" calcext:value-type="float">
            <text:p>30440</text:p>
          </table:table-cell>
          <table:table-cell office:value-type="float" office:value="34.8825342655182" calcext:value-type="float">
            <text:p>34,8825342655182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30440" calcext:value-type="float">
            <text:p>30440</text:p>
          </table:table-cell>
          <table:table-cell office:value-type="float" office:value="34.557630777359" calcext:value-type="float">
            <text:p>34,557630777359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30440" calcext:value-type="float">
            <text:p>30440</text:p>
          </table:table-cell>
          <table:table-cell office:value-type="float" office:value="35.5828142166138" calcext:value-type="float">
            <text:p>35,5828142166138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30440" calcext:value-type="float">
            <text:p>30440</text:p>
          </table:table-cell>
          <table:table-cell office:value-type="float" office:value="36.3388767242432" calcext:value-type="float">
            <text:p>36,3388767242432</text:p>
          </table:table-cell>
          <table:table-cell table:number-columns-repeated="2"/>
          <table:table-cell office:value-type="string" calcext:value-type="string">
            <text:p>Janela34</text:p>
          </table:table-cell>
          <table:table-cell table:formula="of:=[.B36]" office:value-type="float" office:value="30440" calcext:value-type="float">
            <text:p>30440</text:p>
          </table:table-cell>
          <table:table-cell table:formula="of:=SUM([.C36];[.G36];[.K36];[.O36];[.S36];[.W36]) / [.AD2]" office:value-type="float" office:value="35.4379802147548" calcext:value-type="float">
            <text:p>35,4379802147548</text:p>
          </table:table-cell>
          <table:table-cell table:number-columns-repeated="3"/>
          <table:table-cell table:formula="of:=MAX([.C36];[.G36];[.K36];[.O36];[.S36];[.W36])" office:value-type="float" office:value="36.3388767242432" calcext:value-type="float">
            <text:p>36,3388767242432</text:p>
          </table:table-cell>
          <table:table-cell table:formula="of:=MIN([.C36];[.G36];[.K36];[.O36];[.S36];[.W36])" office:value-type="float" office:value="34.557630777359" calcext:value-type="float">
            <text:p>34,55763077735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35</text:p>
          </table:table-cell>
          <table:table-cell office:value-type="float" office:value="1059285" calcext:value-type="float">
            <text:p>1059285</text:p>
          </table:table-cell>
          <table:table-cell office:value-type="float" office:value="45.5061228275299" calcext:value-type="float">
            <text:p>45,5061228275299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059285" calcext:value-type="float">
            <text:p>1059285</text:p>
          </table:table-cell>
          <table:table-cell office:value-type="float" office:value="44.7095580101013" calcext:value-type="float">
            <text:p>44,7095580101013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059285" calcext:value-type="float">
            <text:p>1059285</text:p>
          </table:table-cell>
          <table:table-cell office:value-type="float" office:value="45.5642414093018" calcext:value-type="float">
            <text:p>45,5642414093018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059285" calcext:value-type="float">
            <text:p>1059285</text:p>
          </table:table-cell>
          <table:table-cell office:value-type="float" office:value="45.3050043582916" calcext:value-type="float">
            <text:p>45,3050043582916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059285" calcext:value-type="float">
            <text:p>1059285</text:p>
          </table:table-cell>
          <table:table-cell office:value-type="float" office:value="46.9810211658478" calcext:value-type="float">
            <text:p>46,9810211658478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059285" calcext:value-type="float">
            <text:p>1059285</text:p>
          </table:table-cell>
          <table:table-cell office:value-type="float" office:value="46.6662125587463" calcext:value-type="float">
            <text:p>46,6662125587463</text:p>
          </table:table-cell>
          <table:table-cell table:number-columns-repeated="2"/>
          <table:table-cell office:value-type="string" calcext:value-type="string">
            <text:p>Janela35</text:p>
          </table:table-cell>
          <table:table-cell table:formula="of:=[.B37]" office:value-type="float" office:value="1059285" calcext:value-type="float">
            <text:p>1059285</text:p>
          </table:table-cell>
          <table:table-cell table:formula="of:=SUM([.C37];[.G37];[.K37];[.O37];[.S37];[.W37]) / [.AD2]" office:value-type="float" office:value="45.7886933883031" calcext:value-type="float">
            <text:p>45,7886933883031</text:p>
          </table:table-cell>
          <table:table-cell table:number-columns-repeated="3"/>
          <table:table-cell table:formula="of:=MAX([.C37];[.G37];[.K37];[.O37];[.S37];[.W37])" office:value-type="float" office:value="46.9810211658478" calcext:value-type="float">
            <text:p>46,9810211658478</text:p>
          </table:table-cell>
          <table:table-cell table:formula="of:=MIN([.C37];[.G37];[.K37];[.O37];[.S37];[.W37])" office:value-type="float" office:value="44.7095580101013" calcext:value-type="float">
            <text:p>44,70955801010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36</text:p>
          </table:table-cell>
          <table:table-cell office:value-type="float" office:value="69497" calcext:value-type="float">
            <text:p>69497</text:p>
          </table:table-cell>
          <table:table-cell office:value-type="float" office:value="29.839323759079" calcext:value-type="float">
            <text:p>29,839323759079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69497" calcext:value-type="float">
            <text:p>69497</text:p>
          </table:table-cell>
          <table:table-cell office:value-type="float" office:value="30.337055683136" calcext:value-type="float">
            <text:p>30,337055683136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69497" calcext:value-type="float">
            <text:p>69497</text:p>
          </table:table-cell>
          <table:table-cell office:value-type="float" office:value="30.4819030761719" calcext:value-type="float">
            <text:p>30,4819030761719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69497" calcext:value-type="float">
            <text:p>69497</text:p>
          </table:table-cell>
          <table:table-cell office:value-type="float" office:value="30.2354505062103" calcext:value-type="float">
            <text:p>30,2354505062103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69497" calcext:value-type="float">
            <text:p>69497</text:p>
          </table:table-cell>
          <table:table-cell office:value-type="float" office:value="30.9452254772186" calcext:value-type="float">
            <text:p>30,9452254772186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69497" calcext:value-type="float">
            <text:p>69497</text:p>
          </table:table-cell>
          <table:table-cell office:value-type="float" office:value="31.3895173072815" calcext:value-type="float">
            <text:p>31,3895173072815</text:p>
          </table:table-cell>
          <table:table-cell table:number-columns-repeated="2"/>
          <table:table-cell office:value-type="string" calcext:value-type="string">
            <text:p>Janela36</text:p>
          </table:table-cell>
          <table:table-cell table:formula="of:=[.B38]" office:value-type="float" office:value="69497" calcext:value-type="float">
            <text:p>69497</text:p>
          </table:table-cell>
          <table:table-cell table:formula="of:=SUM([.C38];[.G38];[.K38];[.O38];[.S38];[.W38]) / [.AD2]" office:value-type="float" office:value="30.5380793015162" calcext:value-type="float">
            <text:p>30,5380793015162</text:p>
          </table:table-cell>
          <table:table-cell table:number-columns-repeated="3"/>
          <table:table-cell table:formula="of:=MAX([.C38];[.G38];[.K38];[.O38];[.S38];[.W38])" office:value-type="float" office:value="31.3895173072815" calcext:value-type="float">
            <text:p>31,3895173072815</text:p>
          </table:table-cell>
          <table:table-cell table:formula="of:=MIN([.C38];[.G38];[.K38];[.O38];[.S38];[.W38])" office:value-type="float" office:value="29.839323759079" calcext:value-type="float">
            <text:p>29,83932375907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37</text:p>
          </table:table-cell>
          <table:table-cell office:value-type="float" office:value="182929" calcext:value-type="float">
            <text:p>182929</text:p>
          </table:table-cell>
          <table:table-cell office:value-type="float" office:value="29.8863434791565" calcext:value-type="float">
            <text:p>29,8863434791565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82929" calcext:value-type="float">
            <text:p>182929</text:p>
          </table:table-cell>
          <table:table-cell office:value-type="float" office:value="30.8336086273193" calcext:value-type="float">
            <text:p>30,8336086273193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82929" calcext:value-type="float">
            <text:p>182929</text:p>
          </table:table-cell>
          <table:table-cell office:value-type="float" office:value="30.1014351844788" calcext:value-type="float">
            <text:p>30,101435184478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82929" calcext:value-type="float">
            <text:p>182929</text:p>
          </table:table-cell>
          <table:table-cell office:value-type="float" office:value="31.8319458961487" calcext:value-type="float">
            <text:p>31,8319458961487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82929" calcext:value-type="float">
            <text:p>182929</text:p>
          </table:table-cell>
          <table:table-cell office:value-type="float" office:value="31.913843870163" calcext:value-type="float">
            <text:p>31,913843870163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82929" calcext:value-type="float">
            <text:p>182929</text:p>
          </table:table-cell>
          <table:table-cell office:value-type="float" office:value="31.2871522903442" calcext:value-type="float">
            <text:p>31,2871522903442</text:p>
          </table:table-cell>
          <table:table-cell table:number-columns-repeated="2"/>
          <table:table-cell office:value-type="string" calcext:value-type="string">
            <text:p>Janela37</text:p>
          </table:table-cell>
          <table:table-cell table:formula="of:=[.B39]" office:value-type="float" office:value="182929" calcext:value-type="float">
            <text:p>182929</text:p>
          </table:table-cell>
          <table:table-cell table:formula="of:=SUM([.C39];[.G39];[.K39];[.O39];[.S39];[.W39]) / [.AD2]" office:value-type="float" office:value="30.9757215579351" calcext:value-type="float">
            <text:p>30,9757215579351</text:p>
          </table:table-cell>
          <table:table-cell table:number-columns-repeated="3"/>
          <table:table-cell table:formula="of:=MAX([.C39];[.G39];[.K39];[.O39];[.S39];[.W39])" office:value-type="float" office:value="31.913843870163" calcext:value-type="float">
            <text:p>31,913843870163</text:p>
          </table:table-cell>
          <table:table-cell table:formula="of:=MIN([.C39];[.G39];[.K39];[.O39];[.S39];[.W39])" office:value-type="float" office:value="29.8863434791565" calcext:value-type="float">
            <text:p>29,886343479156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38</text:p>
          </table:table-cell>
          <table:table-cell office:value-type="float" office:value="29183" calcext:value-type="float">
            <text:p>29183</text:p>
          </table:table-cell>
          <table:table-cell office:value-type="float" office:value="28.3447208404541" calcext:value-type="float">
            <text:p>28,3447208404541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29183" calcext:value-type="float">
            <text:p>29183</text:p>
          </table:table-cell>
          <table:table-cell office:value-type="float" office:value="28.6250467300415" calcext:value-type="float">
            <text:p>28,6250467300415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29183" calcext:value-type="float">
            <text:p>29183</text:p>
          </table:table-cell>
          <table:table-cell office:value-type="float" office:value="28.556159734726" calcext:value-type="float">
            <text:p>28,556159734726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29183" calcext:value-type="float">
            <text:p>29183</text:p>
          </table:table-cell>
          <table:table-cell office:value-type="float" office:value="33.7328746318817" calcext:value-type="float">
            <text:p>33,7328746318817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29183" calcext:value-type="float">
            <text:p>29183</text:p>
          </table:table-cell>
          <table:table-cell office:value-type="float" office:value="29.9592127799988" calcext:value-type="float">
            <text:p>29,9592127799988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29183" calcext:value-type="float">
            <text:p>29183</text:p>
          </table:table-cell>
          <table:table-cell office:value-type="float" office:value="29.6898622512817" calcext:value-type="float">
            <text:p>29,6898622512817</text:p>
          </table:table-cell>
          <table:table-cell table:number-columns-repeated="2"/>
          <table:table-cell office:value-type="string" calcext:value-type="string">
            <text:p>Janela38</text:p>
          </table:table-cell>
          <table:table-cell table:formula="of:=[.B40]" office:value-type="float" office:value="29183" calcext:value-type="float">
            <text:p>29183</text:p>
          </table:table-cell>
          <table:table-cell table:formula="of:=SUM([.C40];[.G40];[.K40];[.O40];[.S40];[.W40]) / [.AD2]" office:value-type="float" office:value="29.8179794947306" calcext:value-type="float">
            <text:p>29,8179794947306</text:p>
          </table:table-cell>
          <table:table-cell table:number-columns-repeated="3"/>
          <table:table-cell table:formula="of:=MAX([.C40];[.G40];[.K40];[.O40];[.S40];[.W40])" office:value-type="float" office:value="33.7328746318817" calcext:value-type="float">
            <text:p>33,7328746318817</text:p>
          </table:table-cell>
          <table:table-cell table:formula="of:=MIN([.C40];[.G40];[.K40];[.O40];[.S40];[.W40])" office:value-type="float" office:value="28.3447208404541" calcext:value-type="float">
            <text:p>28,34472084045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39</text:p>
          </table:table-cell>
          <table:table-cell office:value-type="float" office:value="11572" calcext:value-type="float">
            <text:p>11572</text:p>
          </table:table-cell>
          <table:table-cell office:value-type="float" office:value="29.86589884758" calcext:value-type="float">
            <text:p>29,86589884758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1572" calcext:value-type="float">
            <text:p>11572</text:p>
          </table:table-cell>
          <table:table-cell office:value-type="float" office:value="31.5086095333099" calcext:value-type="float">
            <text:p>31,5086095333099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1572" calcext:value-type="float">
            <text:p>11572</text:p>
          </table:table-cell>
          <table:table-cell office:value-type="float" office:value="31.0783531665802" calcext:value-type="float">
            <text:p>31,0783531665802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1572" calcext:value-type="float">
            <text:p>11572</text:p>
          </table:table-cell>
          <table:table-cell office:value-type="float" office:value="35.3105530738831" calcext:value-type="float">
            <text:p>35,3105530738831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1572" calcext:value-type="float">
            <text:p>11572</text:p>
          </table:table-cell>
          <table:table-cell office:value-type="float" office:value="31.1692841053009" calcext:value-type="float">
            <text:p>31,1692841053009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1572" calcext:value-type="float">
            <text:p>11572</text:p>
          </table:table-cell>
          <table:table-cell office:value-type="float" office:value="31.5722277164459" calcext:value-type="float">
            <text:p>31,5722277164459</text:p>
          </table:table-cell>
          <table:table-cell table:number-columns-repeated="2"/>
          <table:table-cell office:value-type="string" calcext:value-type="string">
            <text:p>Janela39</text:p>
          </table:table-cell>
          <table:table-cell table:formula="of:=[.B41]" office:value-type="float" office:value="11572" calcext:value-type="float">
            <text:p>11572</text:p>
          </table:table-cell>
          <table:table-cell table:formula="of:=SUM([.C41];[.G41];[.K41];[.O41];[.S41];[.W41]) / [.AD2]" office:value-type="float" office:value="31.75082107385" calcext:value-type="float">
            <text:p>31,75082107385</text:p>
          </table:table-cell>
          <table:table-cell table:number-columns-repeated="3"/>
          <table:table-cell table:formula="of:=MAX([.C41];[.G41];[.K41];[.O41];[.S41];[.W41])" office:value-type="float" office:value="35.3105530738831" calcext:value-type="float">
            <text:p>35,3105530738831</text:p>
          </table:table-cell>
          <table:table-cell table:formula="of:=MIN([.C41];[.G41];[.K41];[.O41];[.S41];[.W41])" office:value-type="float" office:value="29.86589884758" calcext:value-type="float">
            <text:p>29,865898847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40</text:p>
          </table:table-cell>
          <table:table-cell office:value-type="float" office:value="10348" calcext:value-type="float">
            <text:p>10348</text:p>
          </table:table-cell>
          <table:table-cell office:value-type="float" office:value="26.2810518741608" calcext:value-type="float">
            <text:p>26,2810518741608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0348" calcext:value-type="float">
            <text:p>10348</text:p>
          </table:table-cell>
          <table:table-cell office:value-type="float" office:value="26.2003962993622" calcext:value-type="float">
            <text:p>26,2003962993622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0348" calcext:value-type="float">
            <text:p>10348</text:p>
          </table:table-cell>
          <table:table-cell office:value-type="float" office:value="26.1869702339172" calcext:value-type="float">
            <text:p>26,1869702339172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0348" calcext:value-type="float">
            <text:p>10348</text:p>
          </table:table-cell>
          <table:table-cell office:value-type="float" office:value="27.763120174408" calcext:value-type="float">
            <text:p>27,763120174408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0348" calcext:value-type="float">
            <text:p>10348</text:p>
          </table:table-cell>
          <table:table-cell office:value-type="float" office:value="26.834291934967" calcext:value-type="float">
            <text:p>26,834291934967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0348" calcext:value-type="float">
            <text:p>10348</text:p>
          </table:table-cell>
          <table:table-cell office:value-type="float" office:value="27.3571262359619" calcext:value-type="float">
            <text:p>27,3571262359619</text:p>
          </table:table-cell>
          <table:table-cell table:number-columns-repeated="2"/>
          <table:table-cell office:value-type="string" calcext:value-type="string">
            <text:p>Janela40</text:p>
          </table:table-cell>
          <table:table-cell table:formula="of:=[.B42]" office:value-type="float" office:value="10348" calcext:value-type="float">
            <text:p>10348</text:p>
          </table:table-cell>
          <table:table-cell table:formula="of:=SUM([.C42];[.G42];[.K42];[.O42];[.S42];[.W42]) / [.AD2]" office:value-type="float" office:value="26.7704927921295" calcext:value-type="float">
            <text:p>26,7704927921295</text:p>
          </table:table-cell>
          <table:table-cell table:number-columns-repeated="3"/>
          <table:table-cell table:formula="of:=MAX([.C42];[.G42];[.K42];[.O42];[.S42];[.W42])" office:value-type="float" office:value="27.763120174408" calcext:value-type="float">
            <text:p>27,763120174408</text:p>
          </table:table-cell>
          <table:table-cell table:formula="of:=MIN([.C42];[.G42];[.K42];[.O42];[.S42];[.W42])" office:value-type="float" office:value="26.1869702339172" calcext:value-type="float">
            <text:p>26,186970233917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41</text:p>
          </table:table-cell>
          <table:table-cell office:value-type="float" office:value="546412" calcext:value-type="float">
            <text:p>546412</text:p>
          </table:table-cell>
          <table:table-cell office:value-type="float" office:value="29.6778643131256" calcext:value-type="float">
            <text:p>29,6778643131256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546412" calcext:value-type="float">
            <text:p>546412</text:p>
          </table:table-cell>
          <table:table-cell office:value-type="float" office:value="29.5350661277771" calcext:value-type="float">
            <text:p>29,5350661277771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546412" calcext:value-type="float">
            <text:p>546412</text:p>
          </table:table-cell>
          <table:table-cell office:value-type="float" office:value="29.9444162845612" calcext:value-type="float">
            <text:p>29,9444162845612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546412" calcext:value-type="float">
            <text:p>546412</text:p>
          </table:table-cell>
          <table:table-cell office:value-type="float" office:value="31.1787104606628" calcext:value-type="float">
            <text:p>31,1787104606628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546412" calcext:value-type="float">
            <text:p>546412</text:p>
          </table:table-cell>
          <table:table-cell office:value-type="float" office:value="30.2395386695862" calcext:value-type="float">
            <text:p>30,2395386695862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546412" calcext:value-type="float">
            <text:p>546412</text:p>
          </table:table-cell>
          <table:table-cell office:value-type="float" office:value="30.4388287067413" calcext:value-type="float">
            <text:p>30,4388287067413</text:p>
          </table:table-cell>
          <table:table-cell table:number-columns-repeated="2"/>
          <table:table-cell office:value-type="string" calcext:value-type="string">
            <text:p>Janela41</text:p>
          </table:table-cell>
          <table:table-cell table:formula="of:=[.B43]" office:value-type="float" office:value="546412" calcext:value-type="float">
            <text:p>546412</text:p>
          </table:table-cell>
          <table:table-cell table:formula="of:=SUM([.C43];[.G43];[.K43];[.O43];[.S43];[.W43]) / [.AD2]" office:value-type="float" office:value="30.169070760409" calcext:value-type="float">
            <text:p>30,169070760409</text:p>
          </table:table-cell>
          <table:table-cell table:number-columns-repeated="3"/>
          <table:table-cell table:formula="of:=MAX([.C43];[.G43];[.K43];[.O43];[.S43];[.W43])" office:value-type="float" office:value="31.1787104606628" calcext:value-type="float">
            <text:p>31,1787104606628</text:p>
          </table:table-cell>
          <table:table-cell table:formula="of:=MIN([.C43];[.G43];[.K43];[.O43];[.S43];[.W43])" office:value-type="float" office:value="29.5350661277771" calcext:value-type="float">
            <text:p>29,535066127777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42</text:p>
          </table:table-cell>
          <table:table-cell office:value-type="float" office:value="20787" calcext:value-type="float">
            <text:p>20787</text:p>
          </table:table-cell>
          <table:table-cell office:value-type="float" office:value="28.2087979316711" calcext:value-type="float">
            <text:p>28,2087979316711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0787" calcext:value-type="float">
            <text:p>20787</text:p>
          </table:table-cell>
          <table:table-cell office:value-type="float" office:value="28.0580158233643" calcext:value-type="float">
            <text:p>28,0580158233643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0787" calcext:value-type="float">
            <text:p>20787</text:p>
          </table:table-cell>
          <table:table-cell office:value-type="float" office:value="27.7154793739319" calcext:value-type="float">
            <text:p>27,7154793739319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0787" calcext:value-type="float">
            <text:p>20787</text:p>
          </table:table-cell>
          <table:table-cell office:value-type="float" office:value="28.3659868240356" calcext:value-type="float">
            <text:p>28,3659868240356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0787" calcext:value-type="float">
            <text:p>20787</text:p>
          </table:table-cell>
          <table:table-cell office:value-type="float" office:value="28.7599275112152" calcext:value-type="float">
            <text:p>28,7599275112152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0787" calcext:value-type="float">
            <text:p>20787</text:p>
          </table:table-cell>
          <table:table-cell office:value-type="float" office:value="28.6191198825836" calcext:value-type="float">
            <text:p>28,6191198825836</text:p>
          </table:table-cell>
          <table:table-cell table:number-columns-repeated="2"/>
          <table:table-cell office:value-type="string" calcext:value-type="string">
            <text:p>Janela42</text:p>
          </table:table-cell>
          <table:table-cell table:formula="of:=[.B44]" office:value-type="float" office:value="20787" calcext:value-type="float">
            <text:p>20787</text:p>
          </table:table-cell>
          <table:table-cell table:formula="of:=SUM([.C44];[.G44];[.K44];[.O44];[.S44];[.W44]) / [.AD2]" office:value-type="float" office:value="28.2878878911336" calcext:value-type="float">
            <text:p>28,2878878911336</text:p>
          </table:table-cell>
          <table:table-cell table:number-columns-repeated="3"/>
          <table:table-cell table:formula="of:=MAX([.C44];[.G44];[.K44];[.O44];[.S44];[.W44])" office:value-type="float" office:value="28.7599275112152" calcext:value-type="float">
            <text:p>28,7599275112152</text:p>
          </table:table-cell>
          <table:table-cell table:formula="of:=MIN([.C44];[.G44];[.K44];[.O44];[.S44];[.W44])" office:value-type="float" office:value="27.7154793739319" calcext:value-type="float">
            <text:p>27,715479373931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43</text:p>
          </table:table-cell>
          <table:table-cell office:value-type="float" office:value="6293" calcext:value-type="float">
            <text:p>6293</text:p>
          </table:table-cell>
          <table:table-cell office:value-type="float" office:value="27.6919553279877" calcext:value-type="float">
            <text:p>27,6919553279877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6293" calcext:value-type="float">
            <text:p>6293</text:p>
          </table:table-cell>
          <table:table-cell office:value-type="float" office:value="27.4893178939819" calcext:value-type="float">
            <text:p>27,4893178939819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6293" calcext:value-type="float">
            <text:p>6293</text:p>
          </table:table-cell>
          <table:table-cell office:value-type="float" office:value="27.0413792133331" calcext:value-type="float">
            <text:p>27,0413792133331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6293" calcext:value-type="float">
            <text:p>6293</text:p>
          </table:table-cell>
          <table:table-cell office:value-type="float" office:value="28.5363080501556" calcext:value-type="float">
            <text:p>28,5363080501556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6293" calcext:value-type="float">
            <text:p>6293</text:p>
          </table:table-cell>
          <table:table-cell office:value-type="float" office:value="28.5569753646851" calcext:value-type="float">
            <text:p>28,5569753646851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6293" calcext:value-type="float">
            <text:p>6293</text:p>
          </table:table-cell>
          <table:table-cell office:value-type="float" office:value="28.279646396637" calcext:value-type="float">
            <text:p>28,279646396637</text:p>
          </table:table-cell>
          <table:table-cell table:number-columns-repeated="2"/>
          <table:table-cell office:value-type="string" calcext:value-type="string">
            <text:p>Janela43</text:p>
          </table:table-cell>
          <table:table-cell table:formula="of:=[.B45]" office:value-type="float" office:value="6293" calcext:value-type="float">
            <text:p>6293</text:p>
          </table:table-cell>
          <table:table-cell table:formula="of:=SUM([.C45];[.G45];[.K45];[.O45];[.S45];[.W45]) / [.AD2]" office:value-type="float" office:value="27.9325970411301" calcext:value-type="float">
            <text:p>27,9325970411301</text:p>
          </table:table-cell>
          <table:table-cell table:number-columns-repeated="3"/>
          <table:table-cell table:formula="of:=MAX([.C45];[.G45];[.K45];[.O45];[.S45];[.W45])" office:value-type="float" office:value="28.5569753646851" calcext:value-type="float">
            <text:p>28,5569753646851</text:p>
          </table:table-cell>
          <table:table-cell table:formula="of:=MIN([.C45];[.G45];[.K45];[.O45];[.S45];[.W45])" office:value-type="float" office:value="27.0413792133331" calcext:value-type="float">
            <text:p>27,041379213333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44</text:p>
          </table:table-cell>
          <table:table-cell office:value-type="float" office:value="216477" calcext:value-type="float">
            <text:p>216477</text:p>
          </table:table-cell>
          <table:table-cell office:value-type="float" office:value="34.0148949623108" calcext:value-type="float">
            <text:p>34,0148949623108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216477" calcext:value-type="float">
            <text:p>216477</text:p>
          </table:table-cell>
          <table:table-cell office:value-type="float" office:value="32.8260416984558" calcext:value-type="float">
            <text:p>32,8260416984558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216477" calcext:value-type="float">
            <text:p>216477</text:p>
          </table:table-cell>
          <table:table-cell office:value-type="float" office:value="33.1805176734924" calcext:value-type="float">
            <text:p>33,1805176734924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216477" calcext:value-type="float">
            <text:p>216477</text:p>
          </table:table-cell>
          <table:table-cell office:value-type="float" office:value="33.2301564216614" calcext:value-type="float">
            <text:p>33,2301564216614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216477" calcext:value-type="float">
            <text:p>216477</text:p>
          </table:table-cell>
          <table:table-cell office:value-type="float" office:value="33.640873670578" calcext:value-type="float">
            <text:p>33,640873670578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216477" calcext:value-type="float">
            <text:p>216477</text:p>
          </table:table-cell>
          <table:table-cell office:value-type="float" office:value="33.8556749820709" calcext:value-type="float">
            <text:p>33,8556749820709</text:p>
          </table:table-cell>
          <table:table-cell table:number-columns-repeated="2"/>
          <table:table-cell office:value-type="string" calcext:value-type="string">
            <text:p>Janela44</text:p>
          </table:table-cell>
          <table:table-cell table:formula="of:=[.B46]" office:value-type="float" office:value="216477" calcext:value-type="float">
            <text:p>216477</text:p>
          </table:table-cell>
          <table:table-cell table:formula="of:=SUM([.C46];[.G46];[.K46];[.O46];[.S46];[.W46]) / [.AD2]" office:value-type="float" office:value="33.4580265680949" calcext:value-type="float">
            <text:p>33,4580265680949</text:p>
          </table:table-cell>
          <table:table-cell table:number-columns-repeated="3"/>
          <table:table-cell table:formula="of:=MAX([.C46];[.G46];[.K46];[.O46];[.S46];[.W46])" office:value-type="float" office:value="34.0148949623108" calcext:value-type="float">
            <text:p>34,0148949623108</text:p>
          </table:table-cell>
          <table:table-cell table:formula="of:=MIN([.C46];[.G46];[.K46];[.O46];[.S46];[.W46])" office:value-type="float" office:value="32.8260416984558" calcext:value-type="float">
            <text:p>32,82604169845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45</text:p>
          </table:table-cell>
          <table:table-cell office:value-type="float" office:value="210885" calcext:value-type="float">
            <text:p>210885</text:p>
          </table:table-cell>
          <table:table-cell office:value-type="float" office:value="32.6599290370941" calcext:value-type="float">
            <text:p>32,6599290370941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210885" calcext:value-type="float">
            <text:p>210885</text:p>
          </table:table-cell>
          <table:table-cell office:value-type="float" office:value="33.6720135211945" calcext:value-type="float">
            <text:p>33,6720135211945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210885" calcext:value-type="float">
            <text:p>210885</text:p>
          </table:table-cell>
          <table:table-cell office:value-type="float" office:value="33.2731118202209" calcext:value-type="float">
            <text:p>33,2731118202209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210885" calcext:value-type="float">
            <text:p>210885</text:p>
          </table:table-cell>
          <table:table-cell office:value-type="float" office:value="33.1291019916534" calcext:value-type="float">
            <text:p>33,1291019916534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210885" calcext:value-type="float">
            <text:p>210885</text:p>
          </table:table-cell>
          <table:table-cell office:value-type="float" office:value="33.6154553890228" calcext:value-type="float">
            <text:p>33,6154553890228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210885" calcext:value-type="float">
            <text:p>210885</text:p>
          </table:table-cell>
          <table:table-cell office:value-type="float" office:value="34.7253358364105" calcext:value-type="float">
            <text:p>34,7253358364105</text:p>
          </table:table-cell>
          <table:table-cell table:number-columns-repeated="2"/>
          <table:table-cell office:value-type="string" calcext:value-type="string">
            <text:p>Janela45</text:p>
          </table:table-cell>
          <table:table-cell table:formula="of:=[.B47]" office:value-type="float" office:value="210885" calcext:value-type="float">
            <text:p>210885</text:p>
          </table:table-cell>
          <table:table-cell table:formula="of:=SUM([.C47];[.G47];[.K47];[.O47];[.S47];[.W47]) / [.AD2]" office:value-type="float" office:value="33.5124912659327" calcext:value-type="float">
            <text:p>33,5124912659327</text:p>
          </table:table-cell>
          <table:table-cell table:number-columns-repeated="3"/>
          <table:table-cell table:formula="of:=MAX([.C47];[.G47];[.K47];[.O47];[.S47];[.W47])" office:value-type="float" office:value="34.7253358364105" calcext:value-type="float">
            <text:p>34,7253358364105</text:p>
          </table:table-cell>
          <table:table-cell table:formula="of:=MIN([.C47];[.G47];[.K47];[.O47];[.S47];[.W47])" office:value-type="float" office:value="32.6599290370941" calcext:value-type="float">
            <text:p>32,65992903709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46</text:p>
          </table:table-cell>
          <table:table-cell office:value-type="float" office:value="11461" calcext:value-type="float">
            <text:p>11461</text:p>
          </table:table-cell>
          <table:table-cell office:value-type="float" office:value="28.6725962162018" calcext:value-type="float">
            <text:p>28,6725962162018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1461" calcext:value-type="float">
            <text:p>11461</text:p>
          </table:table-cell>
          <table:table-cell office:value-type="float" office:value="28.4910869598389" calcext:value-type="float">
            <text:p>28,4910869598389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1461" calcext:value-type="float">
            <text:p>11461</text:p>
          </table:table-cell>
          <table:table-cell office:value-type="float" office:value="28.6414279937744" calcext:value-type="float">
            <text:p>28,6414279937744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1461" calcext:value-type="float">
            <text:p>11461</text:p>
          </table:table-cell>
          <table:table-cell office:value-type="float" office:value="28.9433836936951" calcext:value-type="float">
            <text:p>28,9433836936951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1461" calcext:value-type="float">
            <text:p>11461</text:p>
          </table:table-cell>
          <table:table-cell office:value-type="float" office:value="30.0750324726105" calcext:value-type="float">
            <text:p>30,0750324726105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1461" calcext:value-type="float">
            <text:p>11461</text:p>
          </table:table-cell>
          <table:table-cell office:value-type="float" office:value="29.7601709365845" calcext:value-type="float">
            <text:p>29,7601709365845</text:p>
          </table:table-cell>
          <table:table-cell table:number-columns-repeated="2"/>
          <table:table-cell office:value-type="string" calcext:value-type="string">
            <text:p>Janela46</text:p>
          </table:table-cell>
          <table:table-cell table:formula="of:=[.B48]" office:value-type="float" office:value="11461" calcext:value-type="float">
            <text:p>11461</text:p>
          </table:table-cell>
          <table:table-cell table:formula="of:=SUM([.C48];[.G48];[.K48];[.O48];[.S48];[.W48]) / [.AD2]" office:value-type="float" office:value="29.0972830454509" calcext:value-type="float">
            <text:p>29,0972830454509</text:p>
          </table:table-cell>
          <table:table-cell table:number-columns-repeated="3"/>
          <table:table-cell table:formula="of:=MAX([.C48];[.G48];[.K48];[.O48];[.S48];[.W48])" office:value-type="float" office:value="30.0750324726105" calcext:value-type="float">
            <text:p>30,0750324726105</text:p>
          </table:table-cell>
          <table:table-cell table:formula="of:=MIN([.C48];[.G48];[.K48];[.O48];[.S48];[.W48])" office:value-type="float" office:value="28.4910869598389" calcext:value-type="float">
            <text:p>28,491086959838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47</text:p>
          </table:table-cell>
          <table:table-cell office:value-type="float" office:value="455869" calcext:value-type="float">
            <text:p>455869</text:p>
          </table:table-cell>
          <table:table-cell office:value-type="float" office:value="34.8302266597748" calcext:value-type="float">
            <text:p>34,8302266597748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455869" calcext:value-type="float">
            <text:p>455869</text:p>
          </table:table-cell>
          <table:table-cell office:value-type="float" office:value="35.7230887413025" calcext:value-type="float">
            <text:p>35,7230887413025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455869" calcext:value-type="float">
            <text:p>455869</text:p>
          </table:table-cell>
          <table:table-cell office:value-type="float" office:value="35.5653953552246" calcext:value-type="float">
            <text:p>35,5653953552246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455869" calcext:value-type="float">
            <text:p>455869</text:p>
          </table:table-cell>
          <table:table-cell office:value-type="float" office:value="35.9110927581787" calcext:value-type="float">
            <text:p>35,9110927581787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455869" calcext:value-type="float">
            <text:p>455869</text:p>
          </table:table-cell>
          <table:table-cell office:value-type="float" office:value="36.4395461082458" calcext:value-type="float">
            <text:p>36,4395461082458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455869" calcext:value-type="float">
            <text:p>455869</text:p>
          </table:table-cell>
          <table:table-cell office:value-type="float" office:value="36.7886757850647" calcext:value-type="float">
            <text:p>36,7886757850647</text:p>
          </table:table-cell>
          <table:table-cell table:number-columns-repeated="2"/>
          <table:table-cell office:value-type="string" calcext:value-type="string">
            <text:p>Janela47</text:p>
          </table:table-cell>
          <table:table-cell table:formula="of:=[.B49]" office:value-type="float" office:value="455869" calcext:value-type="float">
            <text:p>455869</text:p>
          </table:table-cell>
          <table:table-cell table:formula="of:=SUM([.C49];[.G49];[.K49];[.O49];[.S49];[.W49]) / [.AD2]" office:value-type="float" office:value="35.8763375679652" calcext:value-type="float">
            <text:p>35,8763375679652</text:p>
          </table:table-cell>
          <table:table-cell table:number-columns-repeated="3"/>
          <table:table-cell table:formula="of:=MAX([.C49];[.G49];[.K49];[.O49];[.S49];[.W49])" office:value-type="float" office:value="36.7886757850647" calcext:value-type="float">
            <text:p>36,7886757850647</text:p>
          </table:table-cell>
          <table:table-cell table:formula="of:=MIN([.C49];[.G49];[.K49];[.O49];[.S49];[.W49])" office:value-type="float" office:value="34.8302266597748" calcext:value-type="float">
            <text:p>34,830226659774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48</text:p>
          </table:table-cell>
          <table:table-cell office:value-type="float" office:value="8761" calcext:value-type="float">
            <text:p>8761</text:p>
          </table:table-cell>
          <table:table-cell office:value-type="float" office:value="23.6658749580383" calcext:value-type="float">
            <text:p>23,665874958038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8761" calcext:value-type="float">
            <text:p>8761</text:p>
          </table:table-cell>
          <table:table-cell office:value-type="float" office:value="23.9403102397919" calcext:value-type="float">
            <text:p>23,9403102397919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8761" calcext:value-type="float">
            <text:p>8761</text:p>
          </table:table-cell>
          <table:table-cell office:value-type="float" office:value="24.3294823169708" calcext:value-type="float">
            <text:p>24,3294823169708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8761" calcext:value-type="float">
            <text:p>8761</text:p>
          </table:table-cell>
          <table:table-cell office:value-type="float" office:value="23.2157940864563" calcext:value-type="float">
            <text:p>23,215794086456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8761" calcext:value-type="float">
            <text:p>8761</text:p>
          </table:table-cell>
          <table:table-cell office:value-type="float" office:value="24.4695127010345" calcext:value-type="float">
            <text:p>24,4695127010345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8761" calcext:value-type="float">
            <text:p>8761</text:p>
          </table:table-cell>
          <table:table-cell office:value-type="float" office:value="23.8198754787445" calcext:value-type="float">
            <text:p>23,8198754787445</text:p>
          </table:table-cell>
          <table:table-cell table:number-columns-repeated="2"/>
          <table:table-cell office:value-type="string" calcext:value-type="string">
            <text:p>Janela48</text:p>
          </table:table-cell>
          <table:table-cell table:formula="of:=[.B50]" office:value-type="float" office:value="8761" calcext:value-type="float">
            <text:p>8761</text:p>
          </table:table-cell>
          <table:table-cell table:formula="of:=SUM([.C50];[.G50];[.K50];[.O50];[.S50];[.W50]) / [.AD2]" office:value-type="float" office:value="23.9068082968394" calcext:value-type="float">
            <text:p>23,9068082968394</text:p>
          </table:table-cell>
          <table:table-cell table:number-columns-repeated="3"/>
          <table:table-cell table:formula="of:=MAX([.C50];[.G50];[.K50];[.O50];[.S50];[.W50])" office:value-type="float" office:value="24.4695127010345" calcext:value-type="float">
            <text:p>24,4695127010345</text:p>
          </table:table-cell>
          <table:table-cell table:formula="of:=MIN([.C50];[.G50];[.K50];[.O50];[.S50];[.W50])" office:value-type="float" office:value="23.2157940864563" calcext:value-type="float">
            <text:p>23,215794086456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49</text:p>
          </table:table-cell>
          <table:table-cell office:value-type="float" office:value="50286" calcext:value-type="float">
            <text:p>50286</text:p>
          </table:table-cell>
          <table:table-cell office:value-type="float" office:value="36.3478112220764" calcext:value-type="float">
            <text:p>36,3478112220764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50286" calcext:value-type="float">
            <text:p>50286</text:p>
          </table:table-cell>
          <table:table-cell office:value-type="float" office:value="34.4005815982819" calcext:value-type="float">
            <text:p>34,4005815982819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50286" calcext:value-type="float">
            <text:p>50286</text:p>
          </table:table-cell>
          <table:table-cell office:value-type="float" office:value="34.8393323421478" calcext:value-type="float">
            <text:p>34,8393323421478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50286" calcext:value-type="float">
            <text:p>50286</text:p>
          </table:table-cell>
          <table:table-cell office:value-type="float" office:value="34.6766345500946" calcext:value-type="float">
            <text:p>34,6766345500946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50286" calcext:value-type="float">
            <text:p>50286</text:p>
          </table:table-cell>
          <table:table-cell office:value-type="float" office:value="35.3441159725189" calcext:value-type="float">
            <text:p>35,3441159725189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50286" calcext:value-type="float">
            <text:p>50286</text:p>
          </table:table-cell>
          <table:table-cell office:value-type="float" office:value="35.4277176856995" calcext:value-type="float">
            <text:p>35,4277176856995</text:p>
          </table:table-cell>
          <table:table-cell table:number-columns-repeated="2"/>
          <table:table-cell office:value-type="string" calcext:value-type="string">
            <text:p>Janela49</text:p>
          </table:table-cell>
          <table:table-cell table:formula="of:=[.B51]" office:value-type="float" office:value="50286" calcext:value-type="float">
            <text:p>50286</text:p>
          </table:table-cell>
          <table:table-cell table:formula="of:=SUM([.C51];[.G51];[.K51];[.O51];[.S51];[.W51]) / [.AD2]" office:value-type="float" office:value="35.1726988951365" calcext:value-type="float">
            <text:p>35,1726988951365</text:p>
          </table:table-cell>
          <table:table-cell table:number-columns-repeated="3"/>
          <table:table-cell table:formula="of:=MAX([.C51];[.G51];[.K51];[.O51];[.S51];[.W51])" office:value-type="float" office:value="36.3478112220764" calcext:value-type="float">
            <text:p>36,3478112220764</text:p>
          </table:table-cell>
          <table:table-cell table:formula="of:=MIN([.C51];[.G51];[.K51];[.O51];[.S51];[.W51])" office:value-type="float" office:value="34.4005815982819" calcext:value-type="float">
            <text:p>34,400581598281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nela50</text:p>
          </table:table-cell>
          <table:table-cell office:value-type="float" office:value="1228884" calcext:value-type="float">
            <text:p>1228884</text:p>
          </table:table-cell>
          <table:table-cell office:value-type="float" office:value="46.8939292430878" calcext:value-type="float">
            <text:p>46,8939292430878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228884" calcext:value-type="float">
            <text:p>1228884</text:p>
          </table:table-cell>
          <table:table-cell office:value-type="float" office:value="47.129029750824" calcext:value-type="float">
            <text:p>47,129029750824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228884" calcext:value-type="float">
            <text:p>1228884</text:p>
          </table:table-cell>
          <table:table-cell office:value-type="float" office:value="46.8421187400818" calcext:value-type="float">
            <text:p>46,8421187400818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228884" calcext:value-type="float">
            <text:p>1228884</text:p>
          </table:table-cell>
          <table:table-cell office:value-type="float" office:value="47.5371654033661" calcext:value-type="float">
            <text:p>47,5371654033661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228884" calcext:value-type="float">
            <text:p>1228884</text:p>
          </table:table-cell>
          <table:table-cell office:value-type="float" office:value="49.806218624115" calcext:value-type="float">
            <text:p>49,806218624115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228884" calcext:value-type="float">
            <text:p>1228884</text:p>
          </table:table-cell>
          <table:table-cell office:value-type="float" office:value="49.1489596366882" calcext:value-type="float">
            <text:p>49,1489596366882</text:p>
          </table:table-cell>
          <table:table-cell table:number-columns-repeated="2"/>
          <table:table-cell office:value-type="string" calcext:value-type="string">
            <text:p>Janela50</text:p>
          </table:table-cell>
          <table:table-cell table:formula="of:=[.B52]" office:value-type="float" office:value="1228884" calcext:value-type="float">
            <text:p>1228884</text:p>
          </table:table-cell>
          <table:table-cell table:formula="of:=SUM([.C52];[.G52];[.K52];[.O52];[.S52];[.W52]) / [.AD2]" office:value-type="float" office:value="47.8929035663605" calcext:value-type="float">
            <text:p>47,8929035663605</text:p>
          </table:table-cell>
          <table:table-cell table:number-columns-repeated="3"/>
          <table:table-cell table:formula="of:=MAX([.C52];[.G52];[.K52];[.O52];[.S52];[.W52])" office:value-type="float" office:value="49.806218624115" calcext:value-type="float">
            <text:p>49,806218624115</text:p>
          </table:table-cell>
          <table:table-cell table:formula="of:=MIN([.C52];[.G52];[.K52];[.O52];[.S52];[.W52])" office:value-type="float" office:value="46.8421187400818" calcext:value-type="float">
            <text:p>46,8421187400818</text:p>
          </table:table-cell>
          <table:table-cell table:number-columns-repeated="19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52])" office:value-type="float" office:value="1131.58894324303" calcext:value-type="float">
            <text:p>1131,5889432430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52])" office:value-type="float" office:value="1132.92334794998" calcext:value-type="float">
            <text:p>1132,9233479499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52])" office:value-type="float" office:value="1135.68709254265" calcext:value-type="float">
            <text:p>1135,6870925426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52])" office:value-type="float" office:value="1151.3471968174" calcext:value-type="float">
            <text:p>1151,347196817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52])" office:value-type="float" office:value="1168.13910770416" calcext:value-type="float">
            <text:p>1168,1391077041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52])" office:value-type="float" office:value="1171.45674967766" calcext:value-type="float">
            <text:p>1171,45674967766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AB3:.AB52])" office:value-type="float" office:value="1148.52373965581" calcext:value-type="float">
            <text:p>1148,52373965581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19"/>
        </table:table-row>
        <table:table-row table:style-name="ro1">
          <table:table-cell table:number-columns-repeated="31"/>
          <table:table-cell table:formula="of:=SUM([.AF3:.AF52])" office:value-type="float" office:value="1191.67090463638" calcext:value-type="float">
            <text:p>1191,67090463638</text:p>
          </table:table-cell>
          <table:table-cell table:formula="of:=SUM([.AG3:.AG52])" office:value-type="float" office:value="1114.44395852089" calcext:value-type="float">
            <text:p>1114,44395852089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7:18:37.7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10-31T18:08:14.505000000</dc:date>
    <meta:editing-duration>PT1H10M47S</meta:editing-duration>
    <meta:editing-cycles>24</meta:editing-cycles>
    <meta:document-statistic meta:table-count="4" meta:cell-count="2718" meta:object-count="0"/>
  </office:meta>
</office:document-meta>
</file>